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Hel" svg:font-family="He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fals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font-name="Helvetica" fo:font-style="italic" style:font-style-asian="italic" style:font-style-complex="italic"/>
    </style:style>
    <style:style style:name="ce14" style:family="table-cell" style:parent-style-name="Default">
      <style:text-properties fo:color="#23b8dc" style:font-name="Helvetica" fo:font-size="10pt" style:font-size-asian="10pt" style:font-size-complex="10pt"/>
    </style:style>
    <style:style style:name="ce15" style:family="table-cell" style:parent-style-name="Default">
      <style:text-properties style:font-name="Helvetica"/>
    </style:style>
    <style:style style:name="ce16" style:family="table-cell" style:parent-style-name="Default">
      <style:text-properties style:font-name="Helvetica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 style:data-style-name="N2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 style:data-style-name="N2">
      <style:text-properties style:font-name="Helvetica" fo:font-size="10pt" style:font-size-asian="10pt" style:font-size-complex="10pt"/>
    </style:style>
    <style:style style:name="ce25" style:family="table-cell" style:parent-style-name="Default" style:data-style-name="N2">
      <style:text-properties style:font-name="Helvetica"/>
    </style:style>
    <style:style style:name="ce26" style:family="table-cell" style:parent-style-name="Default" style:data-style-name="N2">
      <style:text-properties style:font-name="Helvetica" fo:font-style="italic" style:font-style-asian="italic" style:font-style-complex="italic"/>
    </style:style>
    <style:style style:name="ce27" style:family="table-cell" style:parent-style-name="Default" style:data-style-name="N60">
      <style:text-properties style:font-name="Helvetica" fo:font-style="italic" style:font-style-asian="italic" style:font-style-complex="italic"/>
    </style:style>
    <style:style style:name="ce28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30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32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36" style:family="table-cell" style:parent-style-name="Default" style:data-style-name="N0">
      <style:text-properties style:font-name="Helvetica" fo:font-size="10pt" style:font-size-asian="10pt" style:font-size-complex="10pt"/>
    </style:style>
    <style:style style:name="ce37" style:family="table-cell" style:parent-style-name="Default" style:data-style-name="N0">
      <style:text-properties style:font-name="Helvetica"/>
    </style:style>
    <style:style style:name="ce38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9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41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42" style:family="table-cell" style:parent-style-name="Default" style:data-style-name="N60">
      <style:text-properties style:font-name="Helvetica"/>
    </style:style>
    <style:style style:name="ce43" style:family="table-cell" style:parent-style-name="Default" style:data-style-name="N60"/>
    <style:style style:name="ce44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8:Sheet1.J38 Sheet1.A39:Sheet1.A39 Sheet1.B39:Sheet1.J39 Sheet1.B38:Sheet1.J38 Sheet1.A40:Sheet1.A40 Sheet1.B40:Sheet1.J40 Sheet1.B38:Sheet1.J38 Sheet1.A41:Sheet1.A41 Sheet1.B41:Sheet1.J41 Sheet1.B38:Sheet1.J38 Sheet1.A42:Sheet1.A42 Sheet1.B42:Sheet1.J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6:Sheet1.J46 Sheet1.A48:Sheet1.A48 Sheet1.B48:Sheet1.J48 Sheet1.B46:Sheet1.J46 Sheet1.A49:Sheet1.A49 Sheet1.B49:Sheet1.J49 Sheet1.B46:Sheet1.J46 Sheet1.A50:Sheet1.A50 Sheet1.B50:Sheet1.J50 Sheet1.B46:Sheet1.J46 Sheet1.A51:Sheet1.A51 Sheet1.B51:Sheet1.J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10.681cm" svg:y="33.981cm">
            <draw:object draw:notify-on-update-of-ranges="Sheet1.C60:Sheet1.C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3.081cm" svg:y="53.833cm">
            <draw:object draw:notify-on-update-of-ranges="Sheet1.B94:Sheet1.O94 Sheet1.A95:Sheet1.A95 Sheet1.B95:Sheet1.O95 Sheet1.B100:Sheet1.O100 Sheet1.B100:Sheet1.O100 Sheet1.B94:Sheet1.O94 Sheet1.A96:Sheet1.A96 Sheet1.B96:Sheet1.O96 Sheet1.B101:Sheet1.O101 Sheet1.B101:Sheet1.O101 Sheet1.B94:Sheet1.O94 Sheet1.A97:Sheet1.A97 Sheet1.B97:Sheet1.O97 Sheet1.B102:Sheet1.O102 Sheet1.B102:Sheet1.O102 Sheet1.B94:Sheet1.O94 Sheet1.A98:Sheet1.A98 Sheet1.B98:Sheet1.O98 Sheet1.B103:Sheet1.O103 Sheet1.B103:Sheet1.O1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92cm" svg:y="66.556cm">
            <draw:object draw:notify-on-update-of-ranges="Sheet1.C106:Sheet1.O106 Sheet1.B116:Sheet1.B116 Sheet1.C116:Sheet1.O116 Sheet1.C106:Sheet1.O106 Sheet1.B117:Sheet1.B117 Sheet1.C117:Sheet1.O117 Sheet1.C106:Sheet1.O106 Sheet1.B118:Sheet1.B118 Sheet1.C118:Sheet1.O118 Sheet1.C106:Sheet1.O106 Sheet1.B119:Sheet1.B119 Sheet1.C119:Sheet1.O11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number-columns-repeated="15" table:default-cell-style-name="ce2"/>
        <table:table-column table:style-name="co5" table:default-cell-style-name="ce2"/>
        <table:table-column table:style-name="co6" table:number-columns-repeated="994" table:default-cell-style-name="ce2"/>
        <table:table-row table:style-name="ro1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19" table:number-columns-repeated="26"/>
          <table:table-cell table:number-columns-repeated="997"/>
        </table:table-row>
        <table:table-row table:style-name="ro1">
          <table:table-cell table:style-name="ce3" office:value-type="string">
            <text:p>Number of somite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1" table:number-columns-repeated="2"/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"/>
          <table:table-cell table:style-name="ce20" office:value-type="float" office:value="32">
            <text:p>3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42">
            <text:p>42</text:p>
          </table:table-cell>
          <table:table-cell table:style-name="ce20" table:number-columns-repeated="3"/>
          <table:table-cell table:style-name="ce1" table:number-columns-repeated="994"/>
        </table:table-row>
        <table:table-row table:style-name="ro1">
          <table:table-cell table:style-name="ce4" office:value-type="string">
            <text:p>Time [h]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9.5">
            <text:p>39.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.5">
            <text:p>42.5</text:p>
          </table:table-cell>
          <table:table-cell table:style-name="ce21" office:value-type="float" office:value="44">
            <text:p>44</text:p>
          </table:table-cell>
          <table:table-cell table:style-name="ce32" table:formula="of:=[.H15]" office:value-type="float" office:value="47">
            <text:p>47</text:p>
          </table:table-cell>
          <table:table-cell table:style-name="ce32" table:formula="of:=[.I15]" office:value-type="float" office:value="48.5">
            <text:p>48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.5">
            <text:p>51.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4.5">
            <text:p>54.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.5">
            <text:p>57.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.5">
            <text:p>63.5</text:p>
          </table:table-cell>
          <table:table-cell table:style-name="ce21" office:value-type="float" office:value="65">
            <text:p>65</text:p>
          </table:table-cell>
          <table:table-cell table:style-name="ce32" table:formula="of:=[.U15]" office:value-type="float" office:value="66.5">
            <text:p>66.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0">
            <text:p>120</text:p>
          </table:table-cell>
          <table:table-cell table:style-name="ce32" table:formula="of:=[.AD15]" office:value-type="float" office:value="144">
            <text:p>144</text:p>
          </table:table-cell>
          <table:table-cell table:style-name="ce21" office:value-type="float" office:value="168">
            <text:p>168</text:p>
          </table:table-cell>
          <table:table-cell table:style-name="ce44" table:number-columns-repeated="993"/>
        </table:table-row>
        <table:table-row table:style-name="ro1">
          <table:table-cell table:style-name="ce5" office:value-type="string">
            <text:p>Nkx2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.08">
            <text:p>13.08</text:p>
          </table:table-cell>
          <table:table-cell table:style-name="ce22" office:value-type="float" office:value="14.43">
            <text:p>14.43</text:p>
          </table:table-cell>
          <table:table-cell table:style-name="ce33" table:formula="of:=([.H$5]-[.$G$5])/([.$J$5]-[.$G$5])*[.$J6]+([.$J$5]-[.H$5])/([.$J$5]-[.$G$5])*[.$G6]" office:value-type="float" office:value="15.505">
            <text:p>15.51</text:p>
          </table:table-cell>
          <table:table-cell table:style-name="ce33" table:formula="of:=([.I$5]-[.$G$5])/([.$J$5]-[.$G$5])*[.$J6]+([.$J$5]-[.I$5])/([.$J$5]-[.$G$5])*[.$G6]" office:value-type="float" office:value="16.0425">
            <text:p>16.04</text:p>
          </table:table-cell>
          <table:table-cell table:style-name="ce22" office:value-type="float" office:value="16.58">
            <text:p>16.58</text:p>
          </table:table-cell>
          <table:table-cell table:style-name="ce22" office:value-type="float" office:value="25.76">
            <text:p>25.76</text:p>
          </table:table-cell>
          <table:table-cell table:style-name="ce22" office:value-type="float" office:value="21.21">
            <text:p>21.21</text:p>
          </table:table-cell>
          <table:table-cell table:style-name="ce22" office:value-type="float" office:value="27.96">
            <text:p>27.96</text:p>
          </table:table-cell>
          <table:table-cell table:style-name="ce22" office:value-type="float" office:value="36.27">
            <text:p>36.27</text:p>
          </table:table-cell>
          <table:table-cell table:style-name="ce22" office:value-type="float" office:value="31.92">
            <text:p>31.92</text:p>
          </table:table-cell>
          <table:table-cell table:style-name="ce22" office:value-type="float" office:value="34.69">
            <text:p>34.69</text:p>
          </table:table-cell>
          <table:table-cell table:style-name="ce22" office:value-type="float" office:value="36.44">
            <text:p>36.44</text:p>
          </table:table-cell>
          <table:table-cell table:style-name="ce22" office:value-type="float" office:value="35.79">
            <text:p>35.79</text:p>
          </table:table-cell>
          <table:table-cell table:style-name="ce22" office:value-type="float" office:value="39.02">
            <text:p>39.02</text:p>
          </table:table-cell>
          <table:table-cell table:style-name="ce22" office:value-type="float" office:value="45.17">
            <text:p>45.17</text:p>
          </table:table-cell>
          <table:table-cell table:style-name="ce33" table:formula="of:=([.U$5]-[.$T$5])/([.$V$5]-[.$T$5])*[.V6]+([.$V$5]-[.U$5])/([.$V$5]-[.$T$5])*[.T6]" office:value-type="float" office:value="42.565">
            <text:p>42.57</text:p>
          </table:table-cell>
          <table:table-cell table:style-name="ce22" office:value-type="float" office:value="39.96">
            <text:p>39.96</text:p>
          </table:table-cell>
          <table:table-cell table:style-name="ce22" office:value-type="float" office:value="40.82">
            <text:p>40.82</text:p>
          </table:table-cell>
          <table:table-cell table:style-name="ce22" office:value-type="float" office:value="40.13">
            <text:p>40.13</text:p>
          </table:table-cell>
          <table:table-cell table:style-name="ce22" office:value-type="float" office:value="40.38">
            <text:p>40.38</text:p>
          </table:table-cell>
          <table:table-cell table:style-name="ce22" office:value-type="float" office:value="38.19">
            <text:p>38.19</text:p>
          </table:table-cell>
          <table:table-cell table:style-name="ce22" office:value-type="float" office:value="37.88">
            <text:p>37.88</text:p>
          </table:table-cell>
          <table:table-cell table:style-name="ce22" office:value-type="float" office:value="29.32">
            <text:p>29.32</text:p>
          </table:table-cell>
          <table:table-cell table:style-name="ce22" office:value-type="float" office:value="24.59">
            <text:p>24.59</text:p>
          </table:table-cell>
          <table:table-cell table:style-name="ce33" table:formula="of:=([.AD$5]-[.$AC$5])/([.$AE$5]-[.$AC$5])*[.AE6]+([.$AE$5]-[.AD$5])/([.$AE$5]-[.$AC$5])*[.AC6]" office:value-type="float" office:value="27.255">
            <text:p>27.26</text:p>
          </table:table-cell>
          <table:table-cell table:style-name="ce22" office:value-type="float" office:value="29.92">
            <text:p>29.92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Olig2</text:p>
          </table:table-cell>
          <table:table-cell table:style-name="ce22" office:value-type="float" office:value="17.23">
            <text:p>17.23</text:p>
          </table:table-cell>
          <table:table-cell table:style-name="ce22" office:value-type="float" office:value="16.86">
            <text:p>16.86</text:p>
          </table:table-cell>
          <table:table-cell table:style-name="ce22" office:value-type="float" office:value="17.93">
            <text:p>17.93</text:p>
          </table:table-cell>
          <table:table-cell table:style-name="ce22" office:value-type="float" office:value="20.83">
            <text:p>20.83</text:p>
          </table:table-cell>
          <table:table-cell table:style-name="ce22" office:value-type="float" office:value="20.51">
            <text:p>20.51</text:p>
          </table:table-cell>
          <table:table-cell table:style-name="ce22" office:value-type="float" office:value="17.35">
            <text:p>17.35</text:p>
          </table:table-cell>
          <table:table-cell table:style-name="ce33" table:formula="of:=([.H$5]-[.$G$5])/([.$J$5]-[.$G$5])*[.$J7]+([.$J$5]-[.H$5])/([.$J$5]-[.$G$5])*[.$G7]" office:value-type="float" office:value="20.79">
            <text:p>20.79</text:p>
          </table:table-cell>
          <table:table-cell table:style-name="ce33" table:formula="of:=([.I$5]-[.$G$5])/([.$J$5]-[.$G$5])*[.$J7]+([.$J$5]-[.I$5])/([.$J$5]-[.$G$5])*[.$G7]" office:value-type="float" office:value="22.51">
            <text:p>22.51</text:p>
          </table:table-cell>
          <table:table-cell table:style-name="ce22" office:value-type="float" office:value="24.23">
            <text:p>24.23</text:p>
          </table:table-cell>
          <table:table-cell table:style-name="ce22" office:value-type="float" office:value="31.44">
            <text:p>31.44</text:p>
          </table:table-cell>
          <table:table-cell table:style-name="ce22" office:value-type="float" office:value="24.85">
            <text:p>24.85</text:p>
          </table:table-cell>
          <table:table-cell table:style-name="ce22" office:value-type="float" office:value="36.44">
            <text:p>36.44</text:p>
          </table:table-cell>
          <table:table-cell table:style-name="ce22" office:value-type="float" office:value="43.32">
            <text:p>43.32</text:p>
          </table:table-cell>
          <table:table-cell table:style-name="ce22" office:value-type="float" office:value="39.02">
            <text:p>39.02</text:p>
          </table:table-cell>
          <table:table-cell table:style-name="ce22" office:value-type="float" office:value="40.48">
            <text:p>40.48</text:p>
          </table:table-cell>
          <table:table-cell table:style-name="ce22" office:value-type="float" office:value="44.57">
            <text:p>44.57</text:p>
          </table:table-cell>
          <table:table-cell table:style-name="ce22" office:value-type="float" office:value="45.99">
            <text:p>45.99</text:p>
          </table:table-cell>
          <table:table-cell table:style-name="ce22" office:value-type="float" office:value="50.61">
            <text:p>50.61</text:p>
          </table:table-cell>
          <table:table-cell table:style-name="ce22" office:value-type="float" office:value="49.62">
            <text:p>49.62</text:p>
          </table:table-cell>
          <table:table-cell table:style-name="ce33" table:formula="of:=([.U$5]-[.$T$5])/([.$V$5]-[.$T$5])*[.V7]+([.$V$5]-[.U$5])/([.$V$5]-[.$T$5])*[.T7]" office:value-type="float" office:value="49.78">
            <text:p>49.78</text:p>
          </table:table-cell>
          <table:table-cell table:style-name="ce22" office:value-type="float" office:value="49.94">
            <text:p>49.94</text:p>
          </table:table-cell>
          <table:table-cell table:style-name="ce22" office:value-type="float" office:value="47.59">
            <text:p>47.59</text:p>
          </table:table-cell>
          <table:table-cell table:style-name="ce22" office:value-type="float" office:value="49.52">
            <text:p>49.52</text:p>
          </table:table-cell>
          <table:table-cell table:style-name="ce22" office:value-type="float" office:value="43.34">
            <text:p>43.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7.8">
            <text:p>37.8</text:p>
          </table:table-cell>
          <table:table-cell table:style-name="ce22" office:value-type="float" office:value="34.05">
            <text:p>34.05</text:p>
          </table:table-cell>
          <table:table-cell table:style-name="ce22" office:value-type="float" office:value="23.26">
            <text:p>23.26</text:p>
          </table:table-cell>
          <table:table-cell table:style-name="ce33" table:formula="of:=([.AD$5]-[.$AC$5])/([.$AE$5]-[.$AC$5])*[.AE7]+([.$AE$5]-[.AD$5])/([.$AE$5]-[.$AC$5])*[.AC7]" office:value-type="float" office:value="25.55">
            <text:p>25.55</text:p>
          </table:table-cell>
          <table:table-cell table:style-name="ce22" office:value-type="float" office:value="27.84">
            <text:p>27.84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Intermediate</text:p>
          </table:table-cell>
          <table:table-cell table:style-name="ce22" office:value-type="float" office:value="23.48">
            <text:p>23.48</text:p>
          </table:table-cell>
          <table:table-cell table:style-name="ce22" office:value-type="float" office:value="21.28">
            <text:p>21.28</text:p>
          </table:table-cell>
          <table:table-cell table:style-name="ce22" office:value-type="float" office:value="22.66">
            <text:p>22.66</text:p>
          </table:table-cell>
          <table:table-cell table:style-name="ce22" office:value-type="float" office:value="32.2">
            <text:p>32.2</text:p>
          </table:table-cell>
          <table:table-cell table:style-name="ce22" office:value-type="float" office:value="26.53">
            <text:p>26.53</text:p>
          </table:table-cell>
          <table:table-cell table:style-name="ce22" office:value-type="float" office:value="24.2">
            <text:p>24.2</text:p>
          </table:table-cell>
          <table:table-cell table:style-name="ce33" table:formula="of:=([.H$5]-[.$G$5])/([.$J$5]-[.$G$5])*[.$J8]+([.$J$5]-[.H$5])/([.$J$5]-[.$G$5])*[.$G8]" office:value-type="float" office:value="26.785">
            <text:p>26.79</text:p>
          </table:table-cell>
          <table:table-cell table:style-name="ce33" table:formula="of:=([.I$5]-[.$G$5])/([.$J$5]-[.$G$5])*[.$J8]+([.$J$5]-[.I$5])/([.$J$5]-[.$G$5])*[.$G8]" office:value-type="float" office:value="28.0775">
            <text:p>28.08</text:p>
          </table:table-cell>
          <table:table-cell table:style-name="ce22" office:value-type="float" office:value="29.37">
            <text:p>29.37</text:p>
          </table:table-cell>
          <table:table-cell table:style-name="ce22" office:value-type="float" office:value="37.12">
            <text:p>37.12</text:p>
          </table:table-cell>
          <table:table-cell table:style-name="ce22" office:value-type="float" office:value="29.59">
            <text:p>29.59</text:p>
          </table:table-cell>
          <table:table-cell table:style-name="ce22" office:value-type="float" office:value="41.74">
            <text:p>41.74</text:p>
          </table:table-cell>
          <table:table-cell table:style-name="ce22" office:value-type="float" office:value="49.51">
            <text:p>49.51</text:p>
          </table:table-cell>
          <table:table-cell table:style-name="ce22" office:value-type="float" office:value="48.59">
            <text:p>48.59</text:p>
          </table:table-cell>
          <table:table-cell table:style-name="ce22" office:value-type="float" office:value="45.38">
            <text:p>45.38</text:p>
          </table:table-cell>
          <table:table-cell table:style-name="ce22" office:value-type="float" office:value="49.23">
            <text:p>49.23</text:p>
          </table:table-cell>
          <table:table-cell table:style-name="ce22" office:value-type="float" office:value="54.23">
            <text:p>54.23</text:p>
          </table:table-cell>
          <table:table-cell table:style-name="ce22" office:value-type="float" office:value="55.45">
            <text:p>55.45</text:p>
          </table:table-cell>
          <table:table-cell table:style-name="ce22" office:value-type="float" office:value="59.09">
            <text:p>59.09</text:p>
          </table:table-cell>
          <table:table-cell table:style-name="ce33" table:formula="of:=([.U$5]-[.$T$5])/([.$V$5]-[.$T$5])*[.V8]+([.$V$5]-[.U$5])/([.$V$5]-[.$T$5])*[.T8]" office:value-type="float" office:value="56.69">
            <text:p>56.69</text:p>
          </table:table-cell>
          <table:table-cell table:style-name="ce22" office:value-type="float" office:value="54.29">
            <text:p>54.29</text:p>
          </table:table-cell>
          <table:table-cell table:style-name="ce22" office:value-type="float" office:value="58.31">
            <text:p>58.31</text:p>
          </table:table-cell>
          <table:table-cell table:style-name="ce22" office:value-type="float" office:value="53.81">
            <text:p>53.81</text:p>
          </table:table-cell>
          <table:table-cell table:style-name="ce22" office:value-type="float" office:value="51.41">
            <text:p>51.41</text:p>
          </table:table-cell>
          <table:table-cell table:style-name="ce22" office:value-type="float" office:value="49.42">
            <text:p>49.42</text:p>
          </table:table-cell>
          <table:table-cell table:style-name="ce22" office:value-type="float" office:value="45.87">
            <text:p>45.87</text:p>
          </table:table-cell>
          <table:table-cell table:style-name="ce22" office:value-type="float" office:value="46.17">
            <text:p>46.17</text:p>
          </table:table-cell>
          <table:table-cell table:style-name="ce22" office:value-type="float" office:value="31.94">
            <text:p>31.94</text:p>
          </table:table-cell>
          <table:table-cell table:style-name="ce33" table:formula="of:=([.AD$5]-[.$AC$5])/([.$AE$5]-[.$AC$5])*[.AE8]+([.$AE$5]-[.AD$5])/([.$AE$5]-[.$AC$5])*[.AC8]" office:value-type="float" office:value="29.415">
            <text:p>29.42</text:p>
          </table:table-cell>
          <table:table-cell table:style-name="ce22" office:value-type="float" office:value="26.89">
            <text:p>26.89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Pax7</text:p>
          </table:table-cell>
          <table:table-cell table:style-name="ce22" office:value-type="float" office:value="28.41">
            <text:p>28.41</text:p>
          </table:table-cell>
          <table:table-cell table:style-name="ce22" office:value-type="float" office:value="24.37">
            <text:p>24.37</text:p>
          </table:table-cell>
          <table:table-cell table:style-name="ce22" office:value-type="float" office:value="24.68">
            <text:p>24.68</text:p>
          </table:table-cell>
          <table:table-cell table:style-name="ce22" office:value-type="float" office:value="28.03">
            <text:p>28.03</text:p>
          </table:table-cell>
          <table:table-cell table:style-name="ce22" office:value-type="float" office:value="28.94">
            <text:p>28.94</text:p>
          </table:table-cell>
          <table:table-cell table:style-name="ce22" office:value-type="float" office:value="26.31">
            <text:p>26.31</text:p>
          </table:table-cell>
          <table:table-cell table:style-name="ce33" table:formula="of:=([.H$5]-[.$G$5])/([.$J$5]-[.$G$5])*[.$J9]+([.$J$5]-[.H$5])/([.$J$5]-[.$G$5])*[.$G9]" office:value-type="float" office:value="27.975">
            <text:p>27.98</text:p>
          </table:table-cell>
          <table:table-cell table:style-name="ce33" table:formula="of:=([.I$5]-[.$G$5])/([.$J$5]-[.$G$5])*[.$J9]+([.$J$5]-[.I$5])/([.$J$5]-[.$G$5])*[.$G9]" office:value-type="float" office:value="28.8075">
            <text:p>28.81</text:p>
          </table:table-cell>
          <table:table-cell table:style-name="ce22" office:value-type="float" office:value="29.64">
            <text:p>29.64</text:p>
          </table:table-cell>
          <table:table-cell table:style-name="ce22" office:value-type="float" office:value="38.07">
            <text:p>38.07</text:p>
          </table:table-cell>
          <table:table-cell table:style-name="ce22" office:value-type="float" office:value="28.79">
            <text:p>28.79</text:p>
          </table:table-cell>
          <table:table-cell table:style-name="ce22" office:value-type="float" office:value="41.01">
            <text:p>41.01</text:p>
          </table:table-cell>
          <table:table-cell table:style-name="ce22" office:value-type="float" office:value="46.57">
            <text:p>46.57</text:p>
          </table:table-cell>
          <table:table-cell table:style-name="ce22" office:value-type="float" office:value="41.4">
            <text:p>41.4</text:p>
          </table:table-cell>
          <table:table-cell table:style-name="ce22" office:value-type="float" office:value="41.5">
            <text:p>41.5</text:p>
          </table:table-cell>
          <table:table-cell table:style-name="ce22" office:value-type="float" office:value="45.01">
            <text:p>45.01</text:p>
          </table:table-cell>
          <table:table-cell table:style-name="ce22" office:value-type="float" office:value="43.95">
            <text:p>43.95</text:p>
          </table:table-cell>
          <table:table-cell table:style-name="ce22" office:value-type="float" office:value="49.85">
            <text:p>49.85</text:p>
          </table:table-cell>
          <table:table-cell table:style-name="ce22" office:value-type="float" office:value="58.05">
            <text:p>58.05</text:p>
          </table:table-cell>
          <table:table-cell table:style-name="ce33" table:formula="of:=([.U$5]-[.$T$5])/([.$V$5]-[.$T$5])*[.V9]+([.$V$5]-[.U$5])/([.$V$5]-[.$T$5])*[.T9]" office:value-type="float" office:value="53.425">
            <text:p>53.43</text:p>
          </table:table-cell>
          <table:table-cell table:style-name="ce22" office:value-type="float" office:value="48.8">
            <text:p>48.8</text:p>
          </table:table-cell>
          <table:table-cell table:style-name="ce22" office:value-type="float" office:value="51.13">
            <text:p>51.13</text:p>
          </table:table-cell>
          <table:table-cell table:style-name="ce22" office:value-type="float" office:value="52.58">
            <text:p>52.58</text:p>
          </table:table-cell>
          <table:table-cell table:style-name="ce22" office:value-type="float" office:value="52.09">
            <text:p>52.09</text:p>
          </table:table-cell>
          <table:table-cell table:style-name="ce22" office:value-type="float" office:value="56.12">
            <text:p>56.12</text:p>
          </table:table-cell>
          <table:table-cell table:style-name="ce22" office:value-type="float" office:value="52.53">
            <text:p>52.53</text:p>
          </table:table-cell>
          <table:table-cell table:style-name="ce22" office:value-type="float" office:value="57.5">
            <text:p>57.5</text:p>
          </table:table-cell>
          <table:table-cell table:style-name="ce22" office:value-type="float" office:value="52.65">
            <text:p>52.65</text:p>
          </table:table-cell>
          <table:table-cell table:style-name="ce33" table:formula="of:=([.AD$5]-[.$AC$5])/([.$AE$5]-[.$AC$5])*[.AE9]+([.$AE$5]-[.AD$5])/([.$AE$5]-[.$AC$5])*[.AC9]" office:value-type="float" office:value="55.68">
            <text:p>55.68</text:p>
          </table:table-cell>
          <table:table-cell table:style-name="ce22" office:value-type="float" office:value="58.71">
            <text:p>58.71</text:p>
          </table:table-cell>
          <table:table-cell table:style-name="ce11" table:number-columns-repeated="99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19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Number of somite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42">
            <text:p>42</text:p>
          </table:table-cell>
          <table:table-cell table:style-name="ce20" table:number-columns-repeated="4"/>
          <table:table-cell table:style-name="ce1" table:number-columns-repeated="993"/>
        </table:table-row>
        <table:table-row table:style-name="ro1">
          <table:table-cell table:style-name="ce4" office:value-type="string">
            <text:p>Time [h]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9.5">
            <text:p>39.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.5">
            <text:p>42.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.5">
            <text:p>48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.5">
            <text:p>51.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4.5">
            <text:p>54.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.5">
            <text:p>57.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.5">
            <text:p>63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6.5">
            <text:p>66.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8">
            <text:p>168</text:p>
          </table:table-cell>
          <table:table-cell table:style-name="ce44" table:number-columns-repeated="993"/>
        </table:table-row>
        <table:table-row table:style-name="ro1">
          <table:table-cell table:style-name="ce5" office:value-type="string">
            <text:p>Nkx2.2 size [µm]</text:p>
          </table:table-cell>
          <table:table-cell table:style-name="ce22" office:value-type="float" office:value="0.76">
            <text:p>0.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.41">
            <text:p>2.41</text:p>
          </table:table-cell>
          <table:table-cell table:style-name="ce22" office:value-type="float" office:value="5.94">
            <text:p>5.94</text:p>
          </table:table-cell>
          <table:table-cell table:style-name="ce22" office:value-type="float" office:value="2.82">
            <text:p>2.82</text:p>
          </table:table-cell>
          <table:table-cell table:style-name="ce22" office:value-type="float" office:value="15.16">
            <text:p>15.16</text:p>
          </table:table-cell>
          <table:table-cell table:style-name="ce22" office:value-type="float" office:value="13.52">
            <text:p>13.52</text:p>
          </table:table-cell>
          <table:table-cell table:style-name="ce22" office:value-type="float" office:value="19.29">
            <text:p>19.29</text:p>
          </table:table-cell>
          <table:table-cell table:style-name="ce22" office:value-type="float" office:value="27.11">
            <text:p>27.11</text:p>
          </table:table-cell>
          <table:table-cell table:style-name="ce22" office:value-type="float" office:value="19.45">
            <text:p>19.45</text:p>
          </table:table-cell>
          <table:table-cell table:style-name="ce22" office:value-type="float" office:value="18.46">
            <text:p>18.46</text:p>
          </table:table-cell>
          <table:table-cell table:style-name="ce22" office:value-type="float" office:value="25.7">
            <text:p>25.7</text:p>
          </table:table-cell>
          <table:table-cell table:style-name="ce22" office:value-type="float" office:value="20.02">
            <text:p>20.02</text:p>
          </table:table-cell>
          <table:table-cell table:style-name="ce22" office:value-type="float" office:value="24.33">
            <text:p>24.33</text:p>
          </table:table-cell>
          <table:table-cell table:style-name="ce22" office:value-type="float" office:value="25.91">
            <text:p>25.91</text:p>
          </table:table-cell>
          <table:table-cell table:style-name="ce22" office:value-type="float" office:value="20.4">
            <text:p>20.4</text:p>
          </table:table-cell>
          <table:table-cell table:style-name="ce22" office:value-type="float" office:value="28.06">
            <text:p>28.06</text:p>
          </table:table-cell>
          <table:table-cell table:style-name="ce22" office:value-type="float" office:value="33.68">
            <text:p>33.68</text:p>
          </table:table-cell>
          <table:table-cell table:style-name="ce22" office:value-type="float" office:value="36.17">
            <text:p>36.17</text:p>
          </table:table-cell>
          <table:table-cell table:style-name="ce22" office:value-type="float" office:value="30.27">
            <text:p>30.27</text:p>
          </table:table-cell>
          <table:table-cell table:style-name="ce22" office:value-type="float" office:value="23.89">
            <text:p>23.89</text:p>
          </table:table-cell>
          <table:table-cell table:style-name="ce22" office:value-type="float" office:value="27.34">
            <text:p>27.34</text:p>
          </table:table-cell>
          <table:table-cell table:style-name="ce22" office:value-type="float" office:value="30.04">
            <text:p>30.04</text:p>
          </table:table-cell>
          <table:table-cell table:style-name="ce22" office:value-type="float" office:value="17.38">
            <text:p>17.38</text:p>
          </table:table-cell>
          <table:table-cell table:style-name="ce22" office:value-type="float" office:value="18.54">
            <text:p>18.54</text:p>
          </table:table-cell>
          <table:table-cell table:style-name="ce22" office:value-type="float" office:value="30.08">
            <text:p>30.08</text:p>
          </table:table-cell>
          <table:table-cell table:style-name="ce22" office:value-type="float" office:value="32.1">
            <text:p>32.1</text:p>
          </table:table-cell>
          <table:table-cell table:style-name="ce22" office:value-type="float" office:value="60.87">
            <text:p>60.87</text:p>
          </table:table-cell>
          <table:table-cell table:style-name="ce22" office:value-type="float" office:value="72.94">
            <text:p>72.94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Olig2 size [µm]</text:p>
          </table:table-cell>
          <table:table-cell table:style-name="ce22" office:value-type="float" office:value="15.42">
            <text:p>15.42</text:p>
          </table:table-cell>
          <table:table-cell table:style-name="ce22" office:value-type="float" office:value="18.58">
            <text:p>18.58</text:p>
          </table:table-cell>
          <table:table-cell table:style-name="ce22" office:value-type="float" office:value="22.34">
            <text:p>22.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.36">
            <text:p>24.36</text:p>
          </table:table-cell>
          <table:table-cell table:style-name="ce22" office:value-type="float" office:value="18.08">
            <text:p>18.08</text:p>
          </table:table-cell>
          <table:table-cell table:style-name="ce22" office:value-type="float" office:value="32.35">
            <text:p>32.35</text:p>
          </table:table-cell>
          <table:table-cell table:style-name="ce22" office:value-type="float" office:value="26.4">
            <text:p>26.4</text:p>
          </table:table-cell>
          <table:table-cell table:style-name="ce22" office:value-type="float" office:value="42.47">
            <text:p>42.47</text:p>
          </table:table-cell>
          <table:table-cell table:style-name="ce22" office:value-type="float" office:value="39.65">
            <text:p>39.65</text:p>
          </table:table-cell>
          <table:table-cell table:style-name="ce22" office:value-type="float" office:value="36.33">
            <text:p>36.33</text:p>
          </table:table-cell>
          <table:table-cell table:style-name="ce22" office:value-type="float" office:value="40.57">
            <text:p>40.57</text:p>
          </table:table-cell>
          <table:table-cell table:style-name="ce22" office:value-type="float" office:value="37.05">
            <text:p>37.05</text:p>
          </table:table-cell>
          <table:table-cell table:style-name="ce22" office:value-type="float" office:value="41.35">
            <text:p>41.35</text:p>
          </table:table-cell>
          <table:table-cell table:style-name="ce22" office:value-type="float" office:value="40.38">
            <text:p>40.38</text:p>
          </table:table-cell>
          <table:table-cell table:style-name="ce22" office:value-type="float" office:value="40.13">
            <text:p>40.13</text:p>
          </table:table-cell>
          <table:table-cell table:style-name="ce22" office:value-type="float" office:value="44.53">
            <text:p>44.53</text:p>
          </table:table-cell>
          <table:table-cell table:style-name="ce22" office:value-type="float" office:value="34.01">
            <text:p>34.01</text:p>
          </table:table-cell>
          <table:table-cell table:style-name="ce22" office:value-type="float" office:value="44.84">
            <text:p>44.84</text:p>
          </table:table-cell>
          <table:table-cell table:style-name="ce22" office:value-type="float" office:value="49.71">
            <text:p>49.71</text:p>
          </table:table-cell>
          <table:table-cell table:style-name="ce22" office:value-type="float" office:value="42.87">
            <text:p>42.87</text:p>
          </table:table-cell>
          <table:table-cell table:style-name="ce22" office:value-type="float" office:value="36.68">
            <text:p>36.68</text:p>
          </table:table-cell>
          <table:table-cell table:style-name="ce22" office:value-type="float" office:value="47.75">
            <text:p>47.75</text:p>
          </table:table-cell>
          <table:table-cell table:style-name="ce22" office:value-type="float" office:value="46.04">
            <text:p>46.04</text:p>
          </table:table-cell>
          <table:table-cell table:style-name="ce22" office:value-type="float" office:value="35.45">
            <text:p>35.45</text:p>
          </table:table-cell>
          <table:table-cell table:style-name="ce22" office:value-type="float" office:value="31.73">
            <text:p>31.73</text:p>
          </table:table-cell>
          <table:table-cell table:style-name="ce22" office:value-type="float" office:value="41.01">
            <text:p>41.01</text:p>
          </table:table-cell>
          <table:table-cell table:style-name="ce22" office:value-type="float" office:value="26.3">
            <text:p>26.3</text:p>
          </table:table-cell>
          <table:table-cell table:style-name="ce22" office:value-type="float" office:value="36.39">
            <text:p>36.39</text:p>
          </table:table-cell>
          <table:table-cell table:style-name="ce22" office:value-type="float" office:value="37.96">
            <text:p>37.96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Intermediate [µm]</text:p>
          </table:table-cell>
          <table:table-cell table:style-name="ce22" office:value-type="float" office:value="53.66">
            <text:p>53.66</text:p>
          </table:table-cell>
          <table:table-cell table:style-name="ce22" office:value-type="float" office:value="43.21">
            <text:p>43.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.01">
            <text:p>46.01</text:p>
          </table:table-cell>
          <table:table-cell table:style-name="ce22" office:value-type="float" office:value="31.84">
            <text:p>31.8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0.2">
            <text:p>40.2</text:p>
          </table:table-cell>
          <table:table-cell table:style-name="ce22" office:value-type="float" office:value="28.38">
            <text:p>28.38</text:p>
          </table:table-cell>
          <table:table-cell table:style-name="ce22" office:value-type="float" office:value="23.36">
            <text:p>23.36</text:p>
          </table:table-cell>
          <table:table-cell table:style-name="ce22" office:value-type="float" office:value="39.35">
            <text:p>39.35</text:p>
          </table:table-cell>
          <table:table-cell table:style-name="ce22" office:value-type="float" office:value="34.25">
            <text:p>34.25</text:p>
          </table:table-cell>
          <table:table-cell table:style-name="ce22" office:value-type="float" office:value="31.98">
            <text:p>31.98</text:p>
          </table:table-cell>
          <table:table-cell table:style-name="ce22" office:value-type="float" office:value="36.09">
            <text:p>36.09</text:p>
          </table:table-cell>
          <table:table-cell table:style-name="ce22" office:value-type="float" office:value="37.07">
            <text:p>37.07</text:p>
          </table:table-cell>
          <table:table-cell table:style-name="ce22" office:value-type="float" office:value="30.98">
            <text:p>30.98</text:p>
          </table:table-cell>
          <table:table-cell table:style-name="ce22" office:value-type="float" office:value="36.54">
            <text:p>36.54</text:p>
          </table:table-cell>
          <table:table-cell table:style-name="ce22" office:value-type="float" office:value="37.33">
            <text:p>37.33</text:p>
          </table:table-cell>
          <table:table-cell table:style-name="ce22" office:value-type="float" office:value="38.63">
            <text:p>38.63</text:p>
          </table:table-cell>
          <table:table-cell table:style-name="ce22" office:value-type="float" office:value="35.94">
            <text:p>35.94</text:p>
          </table:table-cell>
          <table:table-cell table:style-name="ce22" office:value-type="float" office:value="38.35">
            <text:p>38.35</text:p>
          </table:table-cell>
          <table:table-cell table:style-name="ce22" office:value-type="float" office:value="37.42">
            <text:p>37.42</text:p>
          </table:table-cell>
          <table:table-cell table:style-name="ce22" office:value-type="float" office:value="38.68">
            <text:p>38.68</text:p>
          </table:table-cell>
          <table:table-cell table:style-name="ce22" office:value-type="float" office:value="39.14">
            <text:p>39.14</text:p>
          </table:table-cell>
          <table:table-cell table:style-name="ce22" office:value-type="float" office:value="46.6">
            <text:p>46.6</text:p>
          </table:table-cell>
          <table:table-cell table:style-name="ce22" office:value-type="float" office:value="43.85">
            <text:p>43.85</text:p>
          </table:table-cell>
          <table:table-cell table:style-name="ce22" office:value-type="float" office:value="44.9">
            <text:p>44.9</text:p>
          </table:table-cell>
          <table:table-cell table:style-name="ce22" office:value-type="float" office:value="60.05">
            <text:p>60.05</text:p>
          </table:table-cell>
          <table:table-cell table:style-name="ce22" office:value-type="float" office:value="51.74">
            <text:p>51.74</text:p>
          </table:table-cell>
          <table:table-cell table:style-name="ce22" office:value-type="float" office:value="62.71">
            <text:p>62.71</text:p>
          </table:table-cell>
          <table:table-cell table:style-name="ce22" office:value-type="float" office:value="70.78">
            <text:p>70.78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>
            <text:p>Pax7 size [µm]</text:p>
          </table:table-cell>
          <table:table-cell table:style-name="ce22" office:value-type="float" office:value="32.24">
            <text:p>32.24</text:p>
          </table:table-cell>
          <table:table-cell table:style-name="ce22" office:value-type="float" office:value="31.78">
            <text:p>31.78</text:p>
          </table:table-cell>
          <table:table-cell table:style-name="ce22" office:value-type="float" office:value="33.37">
            <text:p>33.37</text:p>
          </table:table-cell>
          <table:table-cell table:style-name="ce22" office:value-type="float" office:value="37.71">
            <text:p>37.71</text:p>
          </table:table-cell>
          <table:table-cell table:style-name="ce22" office:value-type="float" office:value="44.4">
            <text:p>44.4</text:p>
          </table:table-cell>
          <table:table-cell table:style-name="ce22" office:value-type="float" office:value="43.88">
            <text:p>43.88</text:p>
          </table:table-cell>
          <table:table-cell table:style-name="ce22" office:value-type="float" office:value="38.69">
            <text:p>38.69</text:p>
          </table:table-cell>
          <table:table-cell table:style-name="ce22" office:value-type="float" office:value="56.75">
            <text:p>56.75</text:p>
          </table:table-cell>
          <table:table-cell table:style-name="ce22" office:value-type="float" office:value="62.71">
            <text:p>62.71</text:p>
          </table:table-cell>
          <table:table-cell table:style-name="ce22" office:value-type="float" office:value="53.2">
            <text:p>53.2</text:p>
          </table:table-cell>
          <table:table-cell table:style-name="ce22" office:value-type="float" office:value="61.68">
            <text:p>61.68</text:p>
          </table:table-cell>
          <table:table-cell table:style-name="ce22" office:value-type="float" office:value="60.28">
            <text:p>60.28</text:p>
          </table:table-cell>
          <table:table-cell table:style-name="ce22" office:value-type="float" office:value="67.86">
            <text:p>67.86</text:p>
          </table:table-cell>
          <table:table-cell table:style-name="ce22" office:value-type="float" office:value="64.65">
            <text:p>64.6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1.15">
            <text:p>61.15</text:p>
          </table:table-cell>
          <table:table-cell table:style-name="ce22" office:value-type="float" office:value="59.03">
            <text:p>59.03</text:p>
          </table:table-cell>
          <table:table-cell table:style-name="ce22" office:value-type="float" office:value="70.26">
            <text:p>70.26</text:p>
          </table:table-cell>
          <table:table-cell table:style-name="ce22" office:value-type="float" office:value="57.23">
            <text:p>57.23</text:p>
          </table:table-cell>
          <table:table-cell table:style-name="ce22" office:value-type="float" office:value="78.6">
            <text:p>78.6</text:p>
          </table:table-cell>
          <table:table-cell table:style-name="ce22" office:value-type="float" office:value="86.83">
            <text:p>86.83</text:p>
          </table:table-cell>
          <table:table-cell table:style-name="ce22" office:value-type="float" office:value="74.53">
            <text:p>74.53</text:p>
          </table:table-cell>
          <table:table-cell table:style-name="ce22" office:value-type="float" office:value="86.95">
            <text:p>86.95</text:p>
          </table:table-cell>
          <table:table-cell table:style-name="ce22" office:value-type="float" office:value="103.32">
            <text:p>103.32</text:p>
          </table:table-cell>
          <table:table-cell table:style-name="ce22" office:value-type="float" office:value="108.98">
            <text:p>108.98</text:p>
          </table:table-cell>
          <table:table-cell table:style-name="ce22" office:value-type="float" office:value="115.82">
            <text:p>115.82</text:p>
          </table:table-cell>
          <table:table-cell table:style-name="ce22" office:value-type="float" office:value="143.32">
            <text:p>143.32</text:p>
          </table:table-cell>
          <table:table-cell table:style-name="ce22" office:value-type="float" office:value="183.23">
            <text:p>183.23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16.49">
            <text:p>216.49</text:p>
          </table:table-cell>
          <table:table-cell table:style-name="ce11" table:number-columns-repeated="993"/>
        </table:table-row>
        <table:table-row table:style-name="ro1">
          <table:table-cell table:style-name="ce3" office:value-type="string">
            <text:p>Error</text:p>
          </table:table-cell>
          <table:table-cell table:style-name="ce22" table:number-columns-repeated="6"/>
          <table:table-cell table:style-name="ce33" table:number-columns-repeated="2"/>
          <table:table-cell table:style-name="ce22" table:number-columns-repeated="11"/>
          <table:table-cell table:style-name="ce33"/>
          <table:table-cell table:style-name="ce22" table:number-columns-repeated="8"/>
          <table:table-cell table:style-name="ce33"/>
          <table:table-cell table:style-name="ce22"/>
          <table:table-cell table:style-name="ce11" table:number-columns-repeated="993"/>
        </table:table-row>
        <table:table-row table:style-name="ro1">
          <table:table-cell table:style-name="ce5" office:value-type="string">
            <text:p>Nkx2.2 size [µm]</text:p>
          </table:table-cell>
          <table:table-cell table:style-name="ce22" office:value-type="float" office:value="1.31">
            <text:p>1.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.76">
            <text:p>5.76</text:p>
          </table:table-cell>
          <table:table-cell table:style-name="ce22" office:value-type="float" office:value="5.32">
            <text:p>5.32</text:p>
          </table:table-cell>
          <table:table-cell table:style-name="ce22" office:value-type="float" office:value="2.69">
            <text:p>2.69</text:p>
          </table:table-cell>
          <table:table-cell table:style-name="ce22" office:value-type="float" office:value="5.58">
            <text:p>5.58</text:p>
          </table:table-cell>
          <table:table-cell table:style-name="ce22" office:value-type="float" office:value="2.29">
            <text:p>2.29</text:p>
          </table:table-cell>
          <table:table-cell table:style-name="ce22" office:value-type="float" office:value="1.98">
            <text:p>1.98</text:p>
          </table:table-cell>
          <table:table-cell table:style-name="ce22" office:value-type="float" office:value="3.2">
            <text:p>3.2</text:p>
          </table:table-cell>
          <table:table-cell table:style-name="ce22" office:value-type="float" office:value="3.78">
            <text:p>3.78</text:p>
          </table:table-cell>
          <table:table-cell table:style-name="ce22" office:value-type="float" office:value="7.25">
            <text:p>7.25</text:p>
          </table:table-cell>
          <table:table-cell table:style-name="ce22" office:value-type="float" office:value="8.91">
            <text:p>8.91</text:p>
          </table:table-cell>
          <table:table-cell table:style-name="ce22" office:value-type="float" office:value="5.25">
            <text:p>5.25</text:p>
          </table:table-cell>
          <table:table-cell table:style-name="ce22" office:value-type="float" office:value="2.56">
            <text:p>2.56</text:p>
          </table:table-cell>
          <table:table-cell table:style-name="ce22" office:value-type="float" office:value="7.78">
            <text:p>7.78</text:p>
          </table:table-cell>
          <table:table-cell table:style-name="ce22" office:value-type="float" office:value="6.03">
            <text:p>6.03</text:p>
          </table:table-cell>
          <table:table-cell table:style-name="ce22" office:value-type="float" office:value="6.45">
            <text:p>6.45</text:p>
          </table:table-cell>
          <table:table-cell table:style-name="ce22" office:value-type="float" office:value="2.47">
            <text:p>2.47</text:p>
          </table:table-cell>
          <table:table-cell table:style-name="ce22" office:value-type="float" office:value="7.46">
            <text:p>7.46</text:p>
          </table:table-cell>
          <table:table-cell table:style-name="ce22" office:value-type="float" office:value="6.6">
            <text:p>6.6</text:p>
          </table:table-cell>
          <table:table-cell table:style-name="ce22" office:value-type="float" office:value="3.62">
            <text:p>3.62</text:p>
          </table:table-cell>
          <table:table-cell table:style-name="ce22" office:value-type="float" office:value="5.82">
            <text:p>5.82</text:p>
          </table:table-cell>
          <table:table-cell table:style-name="ce22" office:value-type="float" office:value="9.09">
            <text:p>9.09</text:p>
          </table:table-cell>
          <table:table-cell table:style-name="ce22" office:value-type="float" office:value="3.95">
            <text:p>3.95</text:p>
          </table:table-cell>
          <table:table-cell table:style-name="ce22" office:value-type="float" office:value="5.12">
            <text:p>5.12</text:p>
          </table:table-cell>
          <table:table-cell table:style-name="ce22" office:value-type="float" office:value="6.15">
            <text:p>6.15</text:p>
          </table:table-cell>
          <table:table-cell table:style-name="ce22" office:value-type="float" office:value="8.01">
            <text:p>8.01</text:p>
          </table:table-cell>
          <table:table-cell table:style-name="ce22" office:value-type="float" office:value="10.63">
            <text:p>10.63</text:p>
          </table:table-cell>
          <table:table-cell table:style-name="ce22" office:value-type="float" office:value="13.76">
            <text:p>13.76</text:p>
          </table:table-cell>
          <table:table-cell table:style-name="ce13" table:number-columns-repeated="993"/>
        </table:table-row>
        <table:table-row table:style-name="ro1">
          <table:table-cell table:style-name="ce5" office:value-type="string">
            <text:p>Olig2 size [µm]</text:p>
          </table:table-cell>
          <table:table-cell table:style-name="ce22" office:value-type="float" office:value="7.55">
            <text:p>7.55</text:p>
          </table:table-cell>
          <table:table-cell table:style-name="ce22" office:value-type="float" office:value="4.56">
            <text:p>4.56</text:p>
          </table:table-cell>
          <table:table-cell table:style-name="ce22" office:value-type="float" office:value="5.14">
            <text:p>5.14</text:p>
          </table:table-cell>
          <table:table-cell table:style-name="ce22" office:value-type="float" office:value="8.87">
            <text:p>8.87</text:p>
          </table:table-cell>
          <table:table-cell table:style-name="ce22" office:value-type="float" office:value="7.17">
            <text:p>7.17</text:p>
          </table:table-cell>
          <table:table-cell table:style-name="ce22" office:value-type="float" office:value="4.97">
            <text:p>4.97</text:p>
          </table:table-cell>
          <table:table-cell table:style-name="ce22" office:value-type="float" office:value="10.23">
            <text:p>10.23</text:p>
          </table:table-cell>
          <table:table-cell table:style-name="ce22" office:value-type="float" office:value="3.35">
            <text:p>3.35</text:p>
          </table:table-cell>
          <table:table-cell table:style-name="ce22" office:value-type="float" office:value="5.81">
            <text:p>5.81</text:p>
          </table:table-cell>
          <table:table-cell table:style-name="ce22" office:value-type="float" office:value="7.65">
            <text:p>7.65</text:p>
          </table:table-cell>
          <table:table-cell table:style-name="ce22" office:value-type="float" office:value="2.18">
            <text:p>2.18</text:p>
          </table:table-cell>
          <table:table-cell table:style-name="ce22" office:value-type="float" office:value="4.77">
            <text:p>4.77</text:p>
          </table:table-cell>
          <table:table-cell table:style-name="ce22" office:value-type="float" office:value="7.91">
            <text:p>7.91</text:p>
          </table:table-cell>
          <table:table-cell table:style-name="ce22" office:value-type="float" office:value="3.68">
            <text:p>3.68</text:p>
          </table:table-cell>
          <table:table-cell table:style-name="ce22" office:value-type="float" office:value="3.13">
            <text:p>3.13</text:p>
          </table:table-cell>
          <table:table-cell table:style-name="ce22" office:value-type="float" office:value="6.03">
            <text:p>6.03</text:p>
          </table:table-cell>
          <table:table-cell table:style-name="ce22" office:value-type="float" office:value="3.01">
            <text:p>3.01</text:p>
          </table:table-cell>
          <table:table-cell table:style-name="ce22" office:value-type="float" office:value="5.17">
            <text:p>5.17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6.22">
            <text:p>6.22</text:p>
          </table:table-cell>
          <table:table-cell table:style-name="ce22" office:value-type="float" office:value="6.81">
            <text:p>6.81</text:p>
          </table:table-cell>
          <table:table-cell table:style-name="ce22" office:value-type="float" office:value="4.85">
            <text:p>4.85</text:p>
          </table:table-cell>
          <table:table-cell table:style-name="ce22" office:value-type="float" office:value="8.83">
            <text:p>8.83</text:p>
          </table:table-cell>
          <table:table-cell table:style-name="ce22" office:value-type="float" office:value="9.6">
            <text:p>9.6</text:p>
          </table:table-cell>
          <table:table-cell table:style-name="ce22" office:value-type="float" office:value="2.81">
            <text:p>2.81</text:p>
          </table:table-cell>
          <table:table-cell table:style-name="ce22" office:value-type="float" office:value="4.03">
            <text:p>4.03</text:p>
          </table:table-cell>
          <table:table-cell table:style-name="ce22" office:value-type="float" office:value="8.34">
            <text:p>8.34</text:p>
          </table:table-cell>
          <table:table-cell table:style-name="ce22" office:value-type="float" office:value="6.98">
            <text:p>6.98</text:p>
          </table:table-cell>
          <table:table-cell table:style-name="ce22" office:value-type="float" office:value="6.29">
            <text:p>6.29</text:p>
          </table:table-cell>
          <table:table-cell table:style-name="ce22" office:value-type="float" office:value="8.61">
            <text:p>8.61</text:p>
          </table:table-cell>
          <table:table-cell table:style-name="ce13" table:number-columns-repeated="993"/>
        </table:table-row>
        <table:table-row table:style-name="ro1">
          <table:table-cell table:style-name="ce5" office:value-type="string">
            <text:p>Intermediate [µm]</text:p>
          </table:table-cell>
          <table:table-cell table:style-name="ce22" office:value-type="float" office:value="13.08">
            <text:p>13.08</text:p>
          </table:table-cell>
          <table:table-cell table:style-name="ce22" office:value-type="float" office:value="16.46">
            <text:p>16.46</text:p>
          </table:table-cell>
          <table:table-cell table:style-name="ce22" office:value-type="float" office:value="12.46">
            <text:p>12.46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11.39">
            <text:p>11.39</text:p>
          </table:table-cell>
          <table:table-cell table:style-name="ce22" office:value-type="float" office:value="9.04">
            <text:p>9.04</text:p>
          </table:table-cell>
          <table:table-cell table:style-name="ce22" office:value-type="float" office:value="14.63">
            <text:p>14.63</text:p>
          </table:table-cell>
          <table:table-cell table:style-name="ce22" office:value-type="float" office:value="9.42">
            <text:p>9.42</text:p>
          </table:table-cell>
          <table:table-cell table:style-name="ce22" office:value-type="float" office:value="4.78">
            <text:p>4.78</text:p>
          </table:table-cell>
          <table:table-cell table:style-name="ce22" office:value-type="float" office:value="0.35">
            <text:p>0.35</text:p>
          </table:table-cell>
          <table:table-cell table:style-name="ce22" office:value-type="float" office:value="5.9">
            <text:p>5.9</text:p>
          </table:table-cell>
          <table:table-cell table:style-name="ce22" office:value-type="float" office:value="6.11">
            <text:p>6.11</text:p>
          </table:table-cell>
          <table:table-cell table:style-name="ce22" office:value-type="float" office:value="4.99">
            <text:p>4.99</text:p>
          </table:table-cell>
          <table:table-cell table:style-name="ce22" office:value-type="float" office:value="4.55">
            <text:p>4.55</text:p>
          </table:table-cell>
          <table:table-cell table:style-name="ce22" office:value-type="float" office:value="3.22">
            <text:p>3.22</text:p>
          </table:table-cell>
          <table:table-cell table:style-name="ce22" office:value-type="float" office:value="10.82">
            <text:p>10.82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2.57">
            <text:p>2.57</text:p>
          </table:table-cell>
          <table:table-cell table:style-name="ce22" office:value-type="float" office:value="0.82">
            <text:p>0.82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7.23">
            <text:p>7.23</text:p>
          </table:table-cell>
          <table:table-cell table:style-name="ce22" office:value-type="float" office:value="4.67">
            <text:p>4.67</text:p>
          </table:table-cell>
          <table:table-cell table:style-name="ce22" office:value-type="float" office:value="7.58">
            <text:p>7.58</text:p>
          </table:table-cell>
          <table:table-cell table:style-name="ce22" office:value-type="float" office:value="2.41">
            <text:p>2.41</text:p>
          </table:table-cell>
          <table:table-cell table:style-name="ce22" office:value-type="float" office:value="6.21">
            <text:p>6.21</text:p>
          </table:table-cell>
          <table:table-cell table:style-name="ce22" office:value-type="float" office:value="6.4">
            <text:p>6.4</text:p>
          </table:table-cell>
          <table:table-cell table:style-name="ce22" office:value-type="float" office:value="6.35">
            <text:p>6.35</text:p>
          </table:table-cell>
          <table:table-cell table:style-name="ce22" office:value-type="float" office:value="6.14">
            <text:p>6.14</text:p>
          </table:table-cell>
          <table:table-cell table:style-name="ce22" office:value-type="float" office:value="9.24">
            <text:p>9.24</text:p>
          </table:table-cell>
          <table:table-cell table:style-name="ce13" table:number-columns-repeated="993"/>
        </table:table-row>
        <table:table-row table:style-name="ro1">
          <table:table-cell table:style-name="ce5" office:value-type="string">
            <text:p>Pax7 size [µm]</text:p>
          </table:table-cell>
          <table:table-cell table:style-name="ce22" office:value-type="float" office:value="8.22">
            <text:p>8.22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8.96">
            <text:p>8.96</text:p>
          </table:table-cell>
          <table:table-cell table:style-name="ce22" office:value-type="float" office:value="12.48">
            <text:p>12.48</text:p>
          </table:table-cell>
          <table:table-cell table:style-name="ce22" office:value-type="float" office:value="8.45">
            <text:p>8.45</text:p>
          </table:table-cell>
          <table:table-cell table:style-name="ce22" office:value-type="float" office:value="7.75">
            <text:p>7.75</text:p>
          </table:table-cell>
          <table:table-cell table:style-name="ce22" office:value-type="float" office:value="7.3">
            <text:p>7.3</text:p>
          </table:table-cell>
          <table:table-cell table:style-name="ce22" office:value-type="float" office:value="9.29">
            <text:p>9.29</text:p>
          </table:table-cell>
          <table:table-cell table:style-name="ce22" office:value-type="float" office:value="3.59">
            <text:p>3.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84">
            <text:p>7.84</text:p>
          </table:table-cell>
          <table:table-cell table:style-name="ce22" office:value-type="float" office:value="8.84">
            <text:p>8.84</text:p>
          </table:table-cell>
          <table:table-cell table:style-name="ce22" office:value-type="float" office:value="7.45">
            <text:p>7.45</text:p>
          </table:table-cell>
          <table:table-cell table:style-name="ce22" office:value-type="float" office:value="7.96">
            <text:p>7.96</text:p>
          </table:table-cell>
          <table:table-cell table:style-name="ce22" office:value-type="float" office:value="6.89">
            <text:p>6.89</text:p>
          </table:table-cell>
          <table:table-cell table:style-name="ce22" office:value-type="float" office:value="11.04">
            <text:p>11.04</text:p>
          </table:table-cell>
          <table:table-cell table:style-name="ce22" office:value-type="float" office:value="8.12">
            <text:p>8.12</text:p>
          </table:table-cell>
          <table:table-cell table:style-name="ce22" office:value-type="float" office:value="6.42">
            <text:p>6.42</text:p>
          </table:table-cell>
          <table:table-cell table:style-name="ce22" office:value-type="float" office:value="5.59">
            <text:p>5.59</text:p>
          </table:table-cell>
          <table:table-cell table:style-name="ce22" office:value-type="float" office:value="5.73">
            <text:p>5.73</text:p>
          </table:table-cell>
          <table:table-cell table:style-name="ce22" office:value-type="float" office:value="7.86">
            <text:p>7.86</text:p>
          </table:table-cell>
          <table:table-cell table:style-name="ce22" office:value-type="float" office:value="10.39">
            <text:p>10.39</text:p>
          </table:table-cell>
          <table:table-cell table:style-name="ce22" office:value-type="float" office:value="8.13">
            <text:p>8.13</text:p>
          </table:table-cell>
          <table:table-cell table:style-name="ce22" office:value-type="float" office:value="11.26">
            <text:p>11.26</text:p>
          </table:table-cell>
          <table:table-cell table:style-name="ce22" office:value-type="float" office:value="4.85">
            <text:p>4.85</text:p>
          </table:table-cell>
          <table:table-cell table:style-name="ce22" office:value-type="float" office:value="6.2">
            <text:p>6.2</text:p>
          </table:table-cell>
          <table:table-cell table:style-name="ce22" office:value-type="float" office:value="15.35">
            <text:p>15.35</text:p>
          </table:table-cell>
          <table:table-cell table:style-name="ce22" office:value-type="float" office:value="10.61">
            <text:p>10.61</text:p>
          </table:table-cell>
          <table:table-cell table:style-name="ce22" office:value-type="float" office:value="12.52">
            <text:p>12.52</text:p>
          </table:table-cell>
          <table:table-cell table:style-name="ce22" office:value-type="float" office:value="14.58">
            <text:p>14.58</text:p>
          </table:table-cell>
          <table:table-cell table:style-name="ce13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kx2.2</text:p>
          </table:table-cell>
          <table:table-cell table:style-name="ce8" office:value-type="float" office:value="23.2138888888889">
            <text:p>23.21</text:p>
          </table:table-cell>
          <table:table-cell table:style-name="ce8" office:value-type="float" office:value="27.3125">
            <text:p>27.31</text:p>
          </table:table-cell>
          <table:table-cell table:style-name="ce8" office:value-type="float" office:value="24.7590909090909">
            <text:p>24.76</text:p>
          </table:table-cell>
          <table:table-cell table:style-name="ce8" office:value-type="float" office:value="25.5328282828283">
            <text:p>25.53</text:p>
          </table:table-cell>
          <table:table-cell table:style-name="ce8"/>
          <table:table-cell table:style-name="ce8" table:formula="of:=AVERAGE([.B30:.E30])" office:value-type="float" office:value="25.204577020202">
            <text:p>25.2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Olig2</text:p>
          </table:table-cell>
          <table:table-cell table:style-name="ce8" office:value-type="float" office:value="23.1985294117647">
            <text:p>23.2</text:p>
          </table:table-cell>
          <table:table-cell table:style-name="ce8" office:value-type="float" office:value="27.4056818181818">
            <text:p>27.41</text:p>
          </table:table-cell>
          <table:table-cell table:style-name="ce8" office:value-type="float" office:value="25.3232323232323">
            <text:p>25.32</text:p>
          </table:table-cell>
          <table:table-cell table:style-name="ce8" office:value-type="float" office:value="26.4826388888889">
            <text:p>26.48</text:p>
          </table:table-cell>
          <table:table-cell table:style-name="ce8"/>
          <table:table-cell table:style-name="ce8" table:formula="of:=AVERAGE([.B31:.E31])" office:value-type="float" office:value="25.6025206105169">
            <text:p>25.6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ntermediate</text:p>
          </table:table-cell>
          <table:table-cell table:style-name="ce8" office:value-type="float" office:value="23.8275474525474">
            <text:p>23.83</text:p>
          </table:table-cell>
          <table:table-cell table:style-name="ce8" office:value-type="float" office:value="29.1558441558442">
            <text:p>29.16</text:p>
          </table:table-cell>
          <table:table-cell table:style-name="ce8" office:value-type="float" office:value="26.2384906759907">
            <text:p>26.24</text:p>
          </table:table-cell>
          <table:table-cell table:style-name="ce8" office:value-type="float" office:value="25.280303030303">
            <text:p>25.28</text:p>
          </table:table-cell>
          <table:table-cell table:style-name="ce8"/>
          <table:table-cell table:style-name="ce8" table:formula="of:=AVERAGE([.B32:.E32])" office:value-type="float" office:value="26.1255463286713">
            <text:p>26.13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Pax7</text:p>
          </table:table-cell>
          <table:table-cell table:style-name="ce8" office:value-type="float" office:value="25.1866515837104">
            <text:p>25.19</text:p>
          </table:table-cell>
          <table:table-cell table:style-name="ce8" office:value-type="float" office:value="28.5145833333333">
            <text:p>28.51</text:p>
          </table:table-cell>
          <table:table-cell table:style-name="ce8" office:value-type="float" office:value="28.0101731601732">
            <text:p>28.01</text:p>
          </table:table-cell>
          <table:table-cell table:style-name="ce8" office:value-type="float" office:value="24.4835858585859">
            <text:p>24.48</text:p>
          </table:table-cell>
          <table:table-cell table:style-name="ce8"/>
          <table:table-cell table:style-name="ce8" table:formula="of:=AVERAGE([.B33:.E33])" office:value-type="float" office:value="26.5487484839507">
            <text:p>26.55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style-name="ce8" table:formula="of:=AVERAGE([.G30:.G33])" office:value-type="float" office:value="25.8703481108352">
            <text:p>25.87</text:p>
          </table:table-cell>
          <table:table-cell table:style-name="ce34" office:value-type="string" table:number-columns-spanned="3" table:number-rows-spanned="1">
            <text:p>assume constant</text:p>
          </table:table-cell>
          <table:covered-table-cell table:style-name="ce34"/>
          <table:covered-table-cell table:style-name="ce3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9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3</text:p>
          </table:table-cell>
          <table:table-cell table:style-name="ce9" office:value-type="string">
            <text:p>st25</text:p>
          </table:table-cell>
          <table:table-cell table:style-name="ce36" table:number-columns-repeated="1014"/>
        </table:table-row>
        <table:table-row table:style-name="ro1">
          <table:table-cell table:style-name="ce10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92">
            <text:p>92</text:p>
          </table:table-cell>
          <table:table-cell table:style-name="ce10" office:value-type="float" office:value="108">
            <text:p>108</text:p>
          </table:table-cell>
          <table:table-cell table:style-name="ce36" table:number-columns-repeated="1014"/>
        </table:table-row>
        <table:table-row table:style-name="ro1">
          <table:table-cell table:style-name="ce11" office:value-type="string">
            <text:p>Nkx2.2</text:p>
          </table:table-cell>
          <table:table-cell table:style-name="ce23" office:value-type="float" office:value="0.8">
            <text:p>0.80</text:p>
          </table:table-cell>
          <table:table-cell table:style-name="ce23" office:value-type="float" office:value="0.333333333333333">
            <text:p>0.33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1.2">
            <text:p>1.20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7.75">
            <text:p>7.75</text:p>
          </table:table-cell>
          <table:table-cell table:style-name="ce23" office:value-type="float" office:value="10.6666666666667">
            <text:p>10.67</text:p>
          </table:table-cell>
          <table:table-cell table:style-name="ce23" office:value-type="float" office:value="14.6">
            <text:p>14.60</text:p>
          </table:table-cell>
          <table:table-cell table:number-columns-repeated="1014"/>
        </table:table-row>
        <table:table-row table:style-name="ro1">
          <table:table-cell table:style-name="ce11" office:value-type="string">
            <text:p>Olig2</text:p>
          </table:table-cell>
          <table:table-cell table:style-name="ce23" office:value-type="float" office:value="4.2">
            <text:p>4.20</text:p>
          </table:table-cell>
          <table:table-cell table:style-name="ce23" office:value-type="float" office:value="11.6666666666667">
            <text:p>11.67</text:p>
          </table:table-cell>
          <table:table-cell table:style-name="ce23" office:value-type="float" office:value="24.25">
            <text:p>24.25</text:p>
          </table:table-cell>
          <table:table-cell table:style-name="ce23" office:value-type="float" office:value="40.25">
            <text:p>40.25</text:p>
          </table:table-cell>
          <table:table-cell table:style-name="ce23" office:value-type="float" office:value="54.8">
            <text:p>54.80</text:p>
          </table:table-cell>
          <table:table-cell table:style-name="ce23" office:value-type="float" office:value="85">
            <text:p>85.00</text:p>
          </table:table-cell>
          <table:table-cell table:style-name="ce23" office:value-type="float" office:value="125.75">
            <text:p>125.75</text:p>
          </table:table-cell>
          <table:table-cell table:style-name="ce23" office:value-type="float" office:value="164">
            <text:p>164.00</text:p>
          </table:table-cell>
          <table:table-cell table:style-name="ce23" office:value-type="float" office:value="175">
            <text:p>175.00</text:p>
          </table:table-cell>
          <table:table-cell table:number-columns-repeated="1014"/>
        </table:table-row>
        <table:table-row table:style-name="ro1">
          <table:table-cell table:style-name="ce11" office:value-type="string">
            <text:p>Intermediate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1">
            <text:p>1.00</text:p>
          </table:table-cell>
          <table:table-cell table:style-name="ce23" office:value-type="float" office:value="2.75">
            <text:p>2.75</text:p>
          </table:table-cell>
          <table:table-cell table:style-name="ce23" office:value-type="float" office:value="4.25">
            <text:p>4.25</text:p>
          </table:table-cell>
          <table:table-cell table:style-name="ce23" office:value-type="float" office:value="4.8">
            <text:p>4.80</text:p>
          </table:table-cell>
          <table:table-cell table:style-name="ce23" office:value-type="float" office:value="7.5">
            <text:p>7.50</text:p>
          </table:table-cell>
          <table:table-cell table:style-name="ce23" office:value-type="float" office:value="14.5">
            <text:p>14.50</text:p>
          </table:table-cell>
          <table:table-cell table:style-name="ce23" office:value-type="float" office:value="25.6666666666667">
            <text:p>25.67</text:p>
          </table:table-cell>
          <table:table-cell table:style-name="ce23" office:value-type="float" office:value="85.8">
            <text:p>85.80</text:p>
          </table:table-cell>
          <table:table-cell table:number-columns-repeated="1014"/>
        </table:table-row>
        <table:table-row table:style-name="ro1">
          <table:table-cell table:style-name="ce11" office:value-type="string">
            <text:p>Pax7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1.33333333333333">
            <text:p>1.33</text:p>
          </table:table-cell>
          <table:table-cell table:style-name="ce23" office:value-type="float" office:value="3">
            <text:p>3.00</text:p>
          </table:table-cell>
          <table:table-cell table:style-name="ce23" office:value-type="float" office:value="6">
            <text:p>6.00</text:p>
          </table:table-cell>
          <table:table-cell table:style-name="ce23" office:value-type="float" office:value="12.8">
            <text:p>12.80</text:p>
          </table:table-cell>
          <table:table-cell table:style-name="ce23" office:value-type="float" office:value="16.25">
            <text:p>16.25</text:p>
          </table:table-cell>
          <table:table-cell table:style-name="ce23" office:value-type="float" office:value="27.75">
            <text:p>27.75</text:p>
          </table:table-cell>
          <table:table-cell table:style-name="ce23" office:value-type="float" office:value="41.6666666666667">
            <text:p>41.67</text:p>
          </table:table-cell>
          <table:table-cell table:style-name="ce23" office:value-type="float" office:value="86.2">
            <text:p>86.20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4" table:number-columns-repeated="9"/>
          <table:table-cell table:number-columns-repeated="1014"/>
        </table:table-row>
        <table:table-row table:style-name="ro1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3</text:p>
          </table:table-cell>
          <table:table-cell table:style-name="ce9" office:value-type="string">
            <text:p>st25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92">
            <text:p>92</text:p>
          </table:table-cell>
          <table:table-cell table:style-name="ce10" office:value-type="float" office:value="108">
            <text:p>108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Average</text:p>
          </table:table-cell>
          <table:table-cell table:number-columns-repeated="3"/>
          <table:table-cell table:style-name="ce31"/>
          <table:table-cell table:number-columns-repeated="1019"/>
        </table:table-row>
        <table:table-row table:style-name="ro1">
          <table:table-cell table:style-name="ce11" office:value-type="string">
            <text:p>Nkx2.2</text:p>
          </table:table-cell>
          <table:table-cell table:style-name="ce23" office:value-type="float" office:value="19.8">
            <text:p>19.80</text:p>
          </table:table-cell>
          <table:table-cell table:style-name="ce23" office:value-type="float" office:value="33.6666666666667">
            <text:p>33.67</text:p>
          </table:table-cell>
          <table:table-cell table:style-name="ce23" office:value-type="float" office:value="26.25">
            <text:p>26.25</text:p>
          </table:table-cell>
          <table:table-cell table:style-name="ce23" office:value-type="float" office:value="25">
            <text:p>25.00</text:p>
          </table:table-cell>
          <table:table-cell table:style-name="ce23" office:value-type="float" office:value="29">
            <text:p>29.00</text:p>
          </table:table-cell>
          <table:table-cell table:style-name="ce23" office:value-type="float" office:value="25.75">
            <text:p>25.75</text:p>
          </table:table-cell>
          <table:table-cell table:style-name="ce23" office:value-type="float" office:value="26.25">
            <text:p>26.25</text:p>
          </table:table-cell>
          <table:table-cell table:style-name="ce23" office:value-type="float" office:value="39">
            <text:p>39.00</text:p>
          </table:table-cell>
          <table:table-cell table:style-name="ce23" office:value-type="float" office:value="33">
            <text:p>33.00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>
            <text:p>Olig2</text:p>
          </table:table-cell>
          <table:table-cell table:style-name="ce23" office:value-type="float" office:value="38.8">
            <text:p>38.80</text:p>
          </table:table-cell>
          <table:table-cell table:style-name="ce23" office:value-type="float" office:value="86.6666666666667">
            <text:p>86.67</text:p>
          </table:table-cell>
          <table:table-cell table:style-name="ce23" office:value-type="float" office:value="74.75">
            <text:p>74.75</text:p>
          </table:table-cell>
          <table:table-cell table:style-name="ce23" office:value-type="float" office:value="72.5">
            <text:p>72.50</text:p>
          </table:table-cell>
          <table:table-cell table:style-name="ce23" office:value-type="float" office:value="57.8">
            <text:p>57.80</text:p>
          </table:table-cell>
          <table:table-cell table:style-name="ce23" office:value-type="float" office:value="74.25">
            <text:p>74.25</text:p>
          </table:table-cell>
          <table:table-cell table:style-name="ce23" office:value-type="float" office:value="53.5">
            <text:p>53.50</text:p>
          </table:table-cell>
          <table:table-cell table:style-name="ce23" office:value-type="float" office:value="40">
            <text:p>40.00</text:p>
          </table:table-cell>
          <table:table-cell table:style-name="ce23" office:value-type="float" office:value="28.2">
            <text:p>28.20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>
            <text:p>Intermediate</text:p>
          </table:table-cell>
          <table:table-cell table:style-name="ce23" office:value-type="float" office:value="34.4293630166435">
            <text:p>34.43</text:p>
          </table:table-cell>
          <table:table-cell table:style-name="ce23" office:value-type="float" office:value="38.6666666666667">
            <text:p>38.67</text:p>
          </table:table-cell>
          <table:table-cell table:style-name="ce23" office:value-type="float" office:value="36.75">
            <text:p>36.75</text:p>
          </table:table-cell>
          <table:table-cell table:style-name="ce23" office:value-type="float" office:value="36.5">
            <text:p>36.50</text:p>
          </table:table-cell>
          <table:table-cell table:style-name="ce23" office:value-type="float" office:value="48.8872093023256">
            <text:p>48.89</text:p>
          </table:table-cell>
          <table:table-cell table:style-name="ce23" office:value-type="float" office:value="55.75">
            <text:p>55.75</text:p>
          </table:table-cell>
          <table:table-cell table:style-name="ce23" office:value-type="float" office:value="68">
            <text:p>68.00</text:p>
          </table:table-cell>
          <table:table-cell table:style-name="ce23" office:value-type="float" office:value="119.727439083845">
            <text:p>119.73</text:p>
          </table:table-cell>
          <table:table-cell table:style-name="ce23" office:value-type="float" office:value="127.171757241085">
            <text:p>127.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>
            <text:p>Pax7</text:p>
          </table:table-cell>
          <table:table-cell table:style-name="ce23" office:value-type="float" office:value="144.889331350278">
            <text:p>144.89</text:p>
          </table:table-cell>
          <table:table-cell table:style-name="ce23" office:value-type="float" office:value="208.262181347628">
            <text:p>208.26</text:p>
          </table:table-cell>
          <table:table-cell table:style-name="ce23" office:value-type="float" office:value="183.49140148428">
            <text:p>183.49</text:p>
          </table:table-cell>
          <table:table-cell table:style-name="ce23" office:value-type="float" office:value="237.813592170807">
            <text:p>237.81</text:p>
          </table:table-cell>
          <table:table-cell table:style-name="ce23" office:value-type="float" office:value="236.052968177182">
            <text:p>236.05</text:p>
          </table:table-cell>
          <table:table-cell table:style-name="ce23" office:value-type="float" office:value="270.408771817919">
            <text:p>270.41</text:p>
          </table:table-cell>
          <table:table-cell table:style-name="ce23" office:value-type="float" office:value="303.627623606915">
            <text:p>303.63</text:p>
          </table:table-cell>
          <table:table-cell table:style-name="ce23" office:value-type="float" office:value="299.981323599238">
            <text:p>299.98</text:p>
          </table:table-cell>
          <table:table-cell table:style-name="ce23" office:value-type="float" office:value="327.478310478827">
            <text:p>327.48</text:p>
          </table:table-cell>
          <table:table-cell table:style-name="ce11" table:number-columns-repeated="1014"/>
        </table:table-row>
        <table:table-row table:style-name="ro1">
          <table:table-cell table:style-name="ce6" office:value-type="string">
            <text:p>Error</text:p>
          </table:table-cell>
          <table:table-cell table:style-name="ce25" table:number-columns-repeated="9"/>
          <table:table-cell table:style-name="ce15" table:number-columns-repeated="1014"/>
        </table:table-row>
        <table:table-row table:style-name="ro1">
          <table:table-cell table:style-name="ce13" office:value-type="string">
            <text:p>Nkx2.2</text:p>
          </table:table-cell>
          <table:table-cell table:style-name="ce26" office:value-type="float" office:value="6.53452370108182">
            <text:p>6.53</text:p>
          </table:table-cell>
          <table:table-cell table:style-name="ce26" office:value-type="float" office:value="7.23417813807023">
            <text:p>7.23</text:p>
          </table:table-cell>
          <table:table-cell table:style-name="ce26" office:value-type="float" office:value="6.55108133567785">
            <text:p>6.55</text:p>
          </table:table-cell>
          <table:table-cell table:style-name="ce26" office:value-type="float" office:value="6.05530070819498">
            <text:p>6.06</text:p>
          </table:table-cell>
          <table:table-cell table:style-name="ce26" office:value-type="float" office:value="8.21583836257749">
            <text:p>8.22</text:p>
          </table:table-cell>
          <table:table-cell table:style-name="ce26" office:value-type="float" office:value="3.40342964277702">
            <text:p>3.40</text:p>
          </table:table-cell>
          <table:table-cell table:style-name="ce26" office:value-type="float" office:value="3.30403793359983">
            <text:p>3.30</text:p>
          </table:table-cell>
          <table:table-cell table:style-name="ce26" office:value-type="float" office:value="2.64575131106459">
            <text:p>2.65</text:p>
          </table:table-cell>
          <table:table-cell table:style-name="ce26" office:value-type="float" office:value="4">
            <text:p>4.00</text:p>
          </table:table-cell>
          <table:table-cell table:style-name="ce15" table:number-columns-repeated="1014"/>
        </table:table-row>
        <table:table-row table:style-name="ro1">
          <table:table-cell table:style-name="ce13" office:value-type="string">
            <text:p>Olig2</text:p>
          </table:table-cell>
          <table:table-cell table:style-name="ce26" office:value-type="float" office:value="6.72309452558865">
            <text:p>6.72</text:p>
          </table:table-cell>
          <table:table-cell table:style-name="ce26" office:value-type="float" office:value="10.5039675043925">
            <text:p>10.50</text:p>
          </table:table-cell>
          <table:table-cell table:style-name="ce26" office:value-type="float" office:value="10.688779163216">
            <text:p>10.69</text:p>
          </table:table-cell>
          <table:table-cell table:style-name="ce26" office:value-type="float" office:value="18.4481254693623">
            <text:p>18.45</text:p>
          </table:table-cell>
          <table:table-cell table:style-name="ce26" office:value-type="float" office:value="15.9122594247329">
            <text:p>15.91</text:p>
          </table:table-cell>
          <table:table-cell table:style-name="ce26" office:value-type="float" office:value="7.88986691902975">
            <text:p>7.89</text:p>
          </table:table-cell>
          <table:table-cell table:style-name="ce26" office:value-type="float" office:value="15.5884572681199">
            <text:p>15.59</text:p>
          </table:table-cell>
          <table:table-cell table:style-name="ce26" office:value-type="float" office:value="1.73205080756888">
            <text:p>1.73</text:p>
          </table:table-cell>
          <table:table-cell table:style-name="ce26" office:value-type="float" office:value="5.6302753041037">
            <text:p>5.63</text:p>
          </table:table-cell>
          <table:table-cell table:style-name="ce15" table:number-columns-repeated="1014"/>
        </table:table-row>
        <table:table-row table:style-name="ro1">
          <table:table-cell table:style-name="ce13" office:value-type="string">
            <text:p>intermediate</text:p>
          </table:table-cell>
          <table:table-cell table:style-name="ce26" office:value-type="float" office:value="13.0712537872792">
            <text:p>13.07</text:p>
          </table:table-cell>
          <table:table-cell table:style-name="ce26" office:value-type="float" office:value="3.51188458428427">
            <text:p>3.51</text:p>
          </table:table-cell>
          <table:table-cell table:style-name="ce26" office:value-type="float" office:value="11.1766124861993">
            <text:p>11.18</text:p>
          </table:table-cell>
          <table:table-cell table:style-name="ce26" office:value-type="float" office:value="13.5277492584687">
            <text:p>13.53</text:p>
          </table:table-cell>
          <table:table-cell table:style-name="ce26" office:value-type="float" office:value="7.01180097360552">
            <text:p>7.01</text:p>
          </table:table-cell>
          <table:table-cell table:style-name="ce26" office:value-type="float" office:value="7.76208734813001">
            <text:p>7.76</text:p>
          </table:table-cell>
          <table:table-cell table:style-name="ce26" office:value-type="float" office:value="6">
            <text:p>6.00</text:p>
          </table:table-cell>
          <table:table-cell table:style-name="ce26" office:value-type="float" office:value="28.6420599139914">
            <text:p>28.64</text:p>
          </table:table-cell>
          <table:table-cell table:style-name="ce26" office:value-type="float" office:value="39.6528465182801">
            <text:p>39.65</text:p>
          </table:table-cell>
          <table:table-cell table:style-name="ce15" table:number-columns-repeated="3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9"/>
          <table:table-cell table:style-name="ce15" table:number-columns-repeated="996"/>
        </table:table-row>
        <table:table-row table:style-name="ro1">
          <table:table-cell table:style-name="ce13" office:value-type="string">
            <text:p>Pax7</text:p>
          </table:table-cell>
          <table:table-cell table:style-name="ce26" office:value-type="float" office:value="23.8777145987015">
            <text:p>23.88</text:p>
          </table:table-cell>
          <table:table-cell table:style-name="ce26" office:value-type="float" office:value="46.4670879991867">
            <text:p>46.47</text:p>
          </table:table-cell>
          <table:table-cell table:style-name="ce26" office:value-type="float" office:value="31.653787666189">
            <text:p>31.65</text:p>
          </table:table-cell>
          <table:table-cell table:style-name="ce26" office:value-type="float" office:value="70.6489001076966">
            <text:p>70.65</text:p>
          </table:table-cell>
          <table:table-cell table:style-name="ce26" office:value-type="float" office:value="28.4353762347991">
            <text:p>28.44</text:p>
          </table:table-cell>
          <table:table-cell table:style-name="ce26" office:value-type="float" office:value="25.8343460154296">
            <text:p>25.83</text:p>
          </table:table-cell>
          <table:table-cell table:style-name="ce26" office:value-type="float" office:value="68.3356515094546">
            <text:p>68.34</text:p>
          </table:table-cell>
          <table:table-cell table:style-name="ce26" office:value-type="float" office:value="26.3228214736835">
            <text:p>26.32</text:p>
          </table:table-cell>
          <table:table-cell table:style-name="ce26" office:value-type="float" office:value="11.5629393100409">
            <text:p>11.56</text:p>
          </table:table-cell>
          <table:table-cell table:style-name="ce15" table:number-columns-repeated="3"/>
          <table:table-cell table:style-name="ce1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style-name="ce15" table:number-columns-repeated="996"/>
        </table:table-row>
        <table:table-row table:style-name="ro1">
          <table:table-cell table:number-columns-repeated="13"/>
          <table:table-cell office:value-type="string">
            <text:p>Nkx2.2</text:p>
          </table:table-cell>
          <table:table-cell table:style-name="ce14" table:formula="of:=([.$C$38]-[.O$56])/([.$C$38]-[.$B$38])*[.$B39]+([.O$56]-[.$B$38])/([.$C$38]-[.$B$38])*[.$C39]" office:value-type="float" office:value="0.8">
            <text:p>0.8</text:p>
          </table:table-cell>
          <table:table-cell table:style-name="ce14" table:formula="of:=([.$C$38]-[.P$56])/([.$C$38]-[.$B$38])*[.$B39]+([.P$56]-[.$B$38])/([.$C$38]-[.$B$38])*[.$C39]" office:value-type="float" office:value="0.613333333333333">
            <text:p>0.61</text:p>
          </table:table-cell>
          <table:table-cell table:style-name="ce14" table:formula="of:=([.$C$38]-[.Q$56])/([.$C$38]-[.$B$38])*[.$B39]+([.Q$56]-[.$B$38])/([.$C$38]-[.$B$38])*[.$C39]" office:value-type="float" office:value="0.426666666666667">
            <text:p>0.43</text:p>
          </table:table-cell>
          <table:table-cell table:style-name="ce14" table:formula="of:=([.$D$38]-[.R$56])/([.$D$38]-[.$C$38])*[.$C39]+([.R$56]-[.$C$38])/([.$D$38]-[.$C$38])*[.$D39]" office:value-type="float" office:value="0.616666666666666">
            <text:p>0.62</text:p>
          </table:table-cell>
          <table:table-cell table:style-name="ce14" table:formula="of:=([.$D$38]-[.S$56])/([.$D$38]-[.$C$38])*[.$C39]+([.S$56]-[.$C$38])/([.$D$38]-[.$C$38])*[.$D39]" office:value-type="float" office:value="1.18333333333333">
            <text:p>1.18</text:p>
          </table:table-cell>
          <table:table-cell table:style-name="ce14" table:formula="of:=([.$D$38]-[.T$56])/([.$D$38]-[.$C$38])*[.$C39]+([.T$56]-[.$C$38])/([.$D$38]-[.$C$38])*[.$D39]" office:value-type="float" office:value="1.75">
            <text:p>1.75</text:p>
          </table:table-cell>
          <table:table-cell table:style-name="ce14" table:formula="of:=([.$E$38]-[.U$56])/([.$E$38]-[.$D$38])*[.$D39]+([.U$56]-[.$D$38])/([.$E$38]-[.$D$38])*[.$E39]" office:value-type="float" office:value="1.75">
            <text:p>1.75</text:p>
          </table:table-cell>
          <table:table-cell table:style-name="ce14" table:formula="of:=([.$E$38]-[.V$56])/([.$E$38]-[.$D$38])*[.$D39]+([.V$56]-[.$D$38])/([.$E$38]-[.$D$38])*[.$E39]" office:value-type="float" office:value="1.75">
            <text:p>1.75</text:p>
          </table:table-cell>
          <table:table-cell table:style-name="ce14" table:formula="of:=([.$E$38]-[.W$56])/([.$E$38]-[.$D$38])*[.$D39]+([.W$56]-[.$D$38])/([.$E$38]-[.$D$38])*[.$E39]" office:value-type="float" office:value="1.75">
            <text:p>1.75</text:p>
          </table:table-cell>
          <table:table-cell table:style-name="ce14" table:formula="of:=([.$F$38]-[.X$56])/([.$F$38]-[.$E$38])*[.$E39]+([.X$56]-[.$E$38])/([.$F$38]-[.$E$38])*[.$F39]" office:value-type="float" office:value="1.475">
            <text:p>1.48</text:p>
          </table:table-cell>
          <table:table-cell table:style-name="ce14" table:formula="of:=([.$F$38]-[.Y$56])/([.$F$38]-[.$E$38])*[.$E39]+([.Y$56]-[.$E$38])/([.$F$38]-[.$E$38])*[.$F39]" office:value-type="float" office:value="1.2">
            <text:p>1.2</text:p>
          </table:table-cell>
          <table:table-cell table:style-name="ce14" table:formula="of:=([.$G$38]-[.Z$56])/([.$G$38]-[.$F$38])*[.$F39]+([.Z$56]-[.$F$38])/([.$G$38]-[.$F$38])*[.$G39]" office:value-type="float" office:value="1.56666666666667">
            <text:p>1.57</text:p>
          </table:table-cell>
          <table:table-cell table:style-name="ce14" table:formula="of:=([.$H$38]-[.AA$56])/([.$H$38]-[.$G$38])*[.$G39]+([.AA$56]-[.$G$38])/([.$H$38]-[.$G$38])*[.$H39]" office:value-type="float" office:value="4.15">
            <text:p>4.15</text:p>
          </table:table-cell>
          <table:table-cell table:style-name="ce14" table:formula="of:=([.$J$38]-[.AB$56])/([.$J$38]-[.$I$38])*[.$I39]+([.AB$56]-[.$I$38])/([.$J$38]-[.$I$38])*[.$J39]" office:value-type="float" office:value="11.65">
            <text:p>11.65</text:p>
          </table:table-cell>
          <table:table-cell table:number-columns-repeated="996"/>
        </table:table-row>
        <table:table-row table:style-name="ro1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office:value-type="string">
            <text:p>Olig2</text:p>
          </table:table-cell>
          <table:table-cell table:style-name="ce14" table:formula="of:=([.$C$38]-[.O$56])/([.$C$38]-[.$B$38])*[.$B40]+([.O$56]-[.$B$38])/([.$C$38]-[.$B$38])*[.$C40]" office:value-type="float" office:value="4.2">
            <text:p>4.2</text:p>
          </table:table-cell>
          <table:table-cell table:style-name="ce14" table:formula="of:=([.$C$38]-[.P$56])/([.$C$38]-[.$B$38])*[.$B40]+([.P$56]-[.$B$38])/([.$C$38]-[.$B$38])*[.$C40]" office:value-type="float" office:value="7.18666666666668">
            <text:p>7.19</text:p>
          </table:table-cell>
          <table:table-cell table:style-name="ce14" table:formula="of:=([.$C$38]-[.Q$56])/([.$C$38]-[.$B$38])*[.$B40]+([.Q$56]-[.$B$38])/([.$C$38]-[.$B$38])*[.$C40]" office:value-type="float" office:value="10.1733333333334">
            <text:p>10.17</text:p>
          </table:table-cell>
          <table:table-cell table:style-name="ce14" table:formula="of:=([.$D$38]-[.R$56])/([.$D$38]-[.$C$38])*[.$C40]+([.R$56]-[.$C$38])/([.$D$38]-[.$C$38])*[.$D40]" office:value-type="float" office:value="14.1833333333334">
            <text:p>14.18</text:p>
          </table:table-cell>
          <table:table-cell table:style-name="ce14" table:formula="of:=([.$D$38]-[.S$56])/([.$D$38]-[.$C$38])*[.$C40]+([.S$56]-[.$C$38])/([.$D$38]-[.$C$38])*[.$D40]" office:value-type="float" office:value="19.2166666666667">
            <text:p>19.22</text:p>
          </table:table-cell>
          <table:table-cell table:style-name="ce14" table:formula="of:=([.$D$38]-[.T$56])/([.$D$38]-[.$C$38])*[.$C40]+([.T$56]-[.$C$38])/([.$D$38]-[.$C$38])*[.$D40]" office:value-type="float" office:value="24.25">
            <text:p>24.25</text:p>
          </table:table-cell>
          <table:table-cell table:style-name="ce14" table:formula="of:=([.$E$38]-[.U$56])/([.$E$38]-[.$D$38])*[.$D40]+([.U$56]-[.$D$38])/([.$E$38]-[.$D$38])*[.$E40]" office:value-type="float" office:value="28.25">
            <text:p>28.25</text:p>
          </table:table-cell>
          <table:table-cell table:style-name="ce14" table:formula="of:=([.$E$38]-[.V$56])/([.$E$38]-[.$D$38])*[.$D40]+([.V$56]-[.$D$38])/([.$E$38]-[.$D$38])*[.$E40]" office:value-type="float" office:value="32.25">
            <text:p>32.25</text:p>
          </table:table-cell>
          <table:table-cell table:style-name="ce14" table:formula="of:=([.$E$38]-[.W$56])/([.$E$38]-[.$D$38])*[.$D40]+([.W$56]-[.$D$38])/([.$E$38]-[.$D$38])*[.$E40]" office:value-type="float" office:value="40.25">
            <text:p>40.25</text:p>
          </table:table-cell>
          <table:table-cell table:style-name="ce14" table:formula="of:=([.$F$38]-[.X$56])/([.$F$38]-[.$E$38])*[.$E40]+([.X$56]-[.$E$38])/([.$F$38]-[.$E$38])*[.$F40]" office:value-type="float" office:value="47.525">
            <text:p>47.53</text:p>
          </table:table-cell>
          <table:table-cell table:style-name="ce14" table:formula="of:=([.$F$38]-[.Y$56])/([.$F$38]-[.$E$38])*[.$E40]+([.Y$56]-[.$E$38])/([.$F$38]-[.$E$38])*[.$F40]" office:value-type="float" office:value="54.8">
            <text:p>54.8</text:p>
          </table:table-cell>
          <table:table-cell table:style-name="ce14" table:formula="of:=([.$G$38]-[.Z$56])/([.$G$38]-[.$F$38])*[.$F40]+([.Z$56]-[.$F$38])/([.$G$38]-[.$F$38])*[.$G40]" office:value-type="float" office:value="74.9333333333333">
            <text:p>74.93</text:p>
          </table:table-cell>
          <table:table-cell table:style-name="ce14" table:formula="of:=([.$H$38]-[.AA$56])/([.$H$38]-[.$G$38])*[.$G40]+([.AA$56]-[.$G$38])/([.$H$38]-[.$G$38])*[.$H40]" office:value-type="float" office:value="101.3">
            <text:p>101.3</text:p>
          </table:table-cell>
          <table:table-cell table:style-name="ce14" table:formula="of:=([.$J$38]-[.AB$56])/([.$J$38]-[.$I$38])*[.$I40]+([.AB$56]-[.$I$38])/([.$J$38]-[.$I$38])*[.$J40]" office:value-type="float" office:value="166.75">
            <text:p>166.75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Proportion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41]+([.O$56]-[.$B$38])/([.$C$38]-[.$B$38])*[.$C41]" office:value-type="float" office:value="0">
            <text:p>0</text:p>
          </table:table-cell>
          <table:table-cell table:style-name="ce14" table:formula="of:=([.$C$38]-[.P$56])/([.$C$38]-[.$B$38])*[.$B41]+([.P$56]-[.$B$38])/([.$C$38]-[.$B$38])*[.$C41]" office:value-type="float" office:value="0.4">
            <text:p>0.4</text:p>
          </table:table-cell>
          <table:table-cell table:style-name="ce14" table:formula="of:=([.$C$38]-[.Q$56])/([.$C$38]-[.$B$38])*[.$B41]+([.Q$56]-[.$B$38])/([.$C$38]-[.$B$38])*[.$C41]" office:value-type="float" office:value="0.8">
            <text:p>0.8</text:p>
          </table:table-cell>
          <table:table-cell table:style-name="ce14" table:formula="of:=([.$D$38]-[.R$56])/([.$D$38]-[.$C$38])*[.$C41]+([.R$56]-[.$C$38])/([.$D$38]-[.$C$38])*[.$D41]" office:value-type="float" office:value="1.35">
            <text:p>1.35</text:p>
          </table:table-cell>
          <table:table-cell table:style-name="ce14" table:formula="of:=([.$D$38]-[.S$56])/([.$D$38]-[.$C$38])*[.$C41]+([.S$56]-[.$C$38])/([.$D$38]-[.$C$38])*[.$D41]" office:value-type="float" office:value="2.05">
            <text:p>2.05</text:p>
          </table:table-cell>
          <table:table-cell table:style-name="ce14" table:formula="of:=([.$D$38]-[.T$56])/([.$D$38]-[.$C$38])*[.$C41]+([.T$56]-[.$C$38])/([.$D$38]-[.$C$38])*[.$D41]" office:value-type="float" office:value="2.75">
            <text:p>2.75</text:p>
          </table:table-cell>
          <table:table-cell table:style-name="ce14" table:formula="of:=([.$E$38]-[.U$56])/([.$E$38]-[.$D$38])*[.$D41]+([.U$56]-[.$D$38])/([.$E$38]-[.$D$38])*[.$E41]" office:value-type="float" office:value="3.125">
            <text:p>3.13</text:p>
          </table:table-cell>
          <table:table-cell table:style-name="ce14" table:formula="of:=([.$E$38]-[.V$56])/([.$E$38]-[.$D$38])*[.$D41]+([.V$56]-[.$D$38])/([.$E$38]-[.$D$38])*[.$E41]" office:value-type="float" office:value="3.5">
            <text:p>3.5</text:p>
          </table:table-cell>
          <table:table-cell table:style-name="ce14" table:formula="of:=([.$E$38]-[.W$56])/([.$E$38]-[.$D$38])*[.$D41]+([.W$56]-[.$D$38])/([.$E$38]-[.$D$38])*[.$E41]" office:value-type="float" office:value="4.25">
            <text:p>4.25</text:p>
          </table:table-cell>
          <table:table-cell table:style-name="ce14" table:formula="of:=([.$F$38]-[.X$56])/([.$F$38]-[.$E$38])*[.$E41]+([.X$56]-[.$E$38])/([.$F$38]-[.$E$38])*[.$F41]" office:value-type="float" office:value="4.525">
            <text:p>4.53</text:p>
          </table:table-cell>
          <table:table-cell table:style-name="ce14" table:formula="of:=([.$F$38]-[.Y$56])/([.$F$38]-[.$E$38])*[.$E41]+([.Y$56]-[.$E$38])/([.$F$38]-[.$E$38])*[.$F41]" office:value-type="float" office:value="4.8">
            <text:p>4.8</text:p>
          </table:table-cell>
          <table:table-cell table:style-name="ce14" table:formula="of:=([.$G$38]-[.Z$56])/([.$G$38]-[.$F$38])*[.$F41]+([.Z$56]-[.$F$38])/([.$G$38]-[.$F$38])*[.$G41]" office:value-type="float" office:value="6.6">
            <text:p>6.6</text:p>
          </table:table-cell>
          <table:table-cell table:style-name="ce14" table:formula="of:=([.$H$38]-[.AA$56])/([.$H$38]-[.$G$38])*[.$G41]+([.AA$56]-[.$G$38])/([.$H$38]-[.$G$38])*[.$H41]" office:value-type="float" office:value="10.3">
            <text:p>10.3</text:p>
          </table:table-cell>
          <table:table-cell table:style-name="ce14" table:formula="of:=([.$J$38]-[.AB$56])/([.$J$38]-[.$I$38])*[.$I41]+([.AB$56]-[.$I$38])/([.$J$38]-[.$I$38])*[.$J41]" office:value-type="float" office:value="40.7">
            <text:p>40.7</text:p>
          </table:table-cell>
          <table:table-cell table:number-columns-repeated="996"/>
        </table:table-row>
        <table:table-row table:style-name="ro1">
          <table:table-cell table:style-name="ce14" office:value-type="float" office:value="0">
            <text:p>0</text:p>
          </table:table-cell>
          <table:table-cell table:style-name="ce14" table:formula="of:=COUNTIF([.$O$76:.$AB$79];&quot;&gt;&quot;&amp;[.A60])" office:value-type="float" office:value="56">
            <text:p>56</text:p>
          </table:table-cell>
          <table:table-cell table:style-name="ce14" table:formula="of:=([.B60]-[.B61])/[.$B$60]" office:value-type="float" office:value="0">
            <text:p>0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42]+([.O$56]-[.$B$38])/([.$C$38]-[.$B$38])*[.$C42]" office:value-type="float" office:value="0">
            <text:p>0</text:p>
          </table:table-cell>
          <table:table-cell table:style-name="ce14" table:formula="of:=([.$C$38]-[.P$56])/([.$C$38]-[.$B$38])*[.$B42]+([.P$56]-[.$B$38])/([.$C$38]-[.$B$38])*[.$C42]" office:value-type="float" office:value="0.533333333333332">
            <text:p>0.53</text:p>
          </table:table-cell>
          <table:table-cell table:style-name="ce14" table:formula="of:=([.$C$38]-[.Q$56])/([.$C$38]-[.$B$38])*[.$B42]+([.Q$56]-[.$B$38])/([.$C$38]-[.$B$38])*[.$C42]" office:value-type="float" office:value="1.06666666666666">
            <text:p>1.07</text:p>
          </table:table-cell>
          <table:table-cell table:style-name="ce14" table:formula="of:=([.$D$38]-[.R$56])/([.$D$38]-[.$C$38])*[.$C42]+([.R$56]-[.$C$38])/([.$D$38]-[.$C$38])*[.$D42]" office:value-type="float" office:value="1.66666666666666">
            <text:p>1.67</text:p>
          </table:table-cell>
          <table:table-cell table:style-name="ce14" table:formula="of:=([.$D$38]-[.S$56])/([.$D$38]-[.$C$38])*[.$C42]+([.S$56]-[.$C$38])/([.$D$38]-[.$C$38])*[.$D42]" office:value-type="float" office:value="2.33333333333333">
            <text:p>2.33</text:p>
          </table:table-cell>
          <table:table-cell table:style-name="ce14" table:formula="of:=([.$D$38]-[.T$56])/([.$D$38]-[.$C$38])*[.$C42]+([.T$56]-[.$C$38])/([.$D$38]-[.$C$38])*[.$D42]" office:value-type="float" office:value="3">
            <text:p>3</text:p>
          </table:table-cell>
          <table:table-cell table:style-name="ce14" table:formula="of:=([.$E$38]-[.U$56])/([.$E$38]-[.$D$38])*[.$D42]+([.U$56]-[.$D$38])/([.$E$38]-[.$D$38])*[.$E42]" office:value-type="float" office:value="3.75">
            <text:p>3.75</text:p>
          </table:table-cell>
          <table:table-cell table:style-name="ce14" table:formula="of:=([.$E$38]-[.V$56])/([.$E$38]-[.$D$38])*[.$D42]+([.V$56]-[.$D$38])/([.$E$38]-[.$D$38])*[.$E42]" office:value-type="float" office:value="4.5">
            <text:p>4.5</text:p>
          </table:table-cell>
          <table:table-cell table:style-name="ce14" table:formula="of:=([.$E$38]-[.W$56])/([.$E$38]-[.$D$38])*[.$D42]+([.W$56]-[.$D$38])/([.$E$38]-[.$D$38])*[.$E42]" office:value-type="float" office:value="6">
            <text:p>6</text:p>
          </table:table-cell>
          <table:table-cell table:style-name="ce14" table:formula="of:=([.$F$38]-[.X$56])/([.$F$38]-[.$E$38])*[.$E42]+([.X$56]-[.$E$38])/([.$F$38]-[.$E$38])*[.$F42]" office:value-type="float" office:value="9.4">
            <text:p>9.4</text:p>
          </table:table-cell>
          <table:table-cell table:style-name="ce14" table:formula="of:=([.$F$38]-[.Y$56])/([.$F$38]-[.$E$38])*[.$E42]+([.Y$56]-[.$E$38])/([.$F$38]-[.$E$38])*[.$F42]" office:value-type="float" office:value="12.8">
            <text:p>12.8</text:p>
          </table:table-cell>
          <table:table-cell table:style-name="ce14" table:formula="of:=([.$G$38]-[.Z$56])/([.$G$38]-[.$F$38])*[.$F42]+([.Z$56]-[.$F$38])/([.$G$38]-[.$F$38])*[.$G42]" office:value-type="float" office:value="15.1">
            <text:p>15.1</text:p>
          </table:table-cell>
          <table:table-cell table:style-name="ce14" table:formula="of:=([.$H$38]-[.AA$56])/([.$H$38]-[.$G$38])*[.$G42]+([.AA$56]-[.$G$38])/([.$H$38]-[.$G$38])*[.$H42]" office:value-type="float" office:value="20.85">
            <text:p>20.85</text:p>
          </table:table-cell>
          <table:table-cell table:style-name="ce14" table:formula="of:=([.$J$38]-[.AB$56])/([.$J$38]-[.$I$38])*[.$I42]+([.AB$56]-[.$I$38])/([.$J$38]-[.$I$38])*[.$J42]" office:value-type="float" office:value="52.8">
            <text:p>52.8</text:p>
          </table:table-cell>
          <table:table-cell table:number-columns-repeated="996"/>
        </table:table-row>
        <table:table-row table:style-name="ro1">
          <table:table-cell table:style-name="ce14" office:value-type="float" office:value="1">
            <text:p>1</text:p>
          </table:table-cell>
          <table:table-cell table:style-name="ce14" table:formula="of:=COUNTIF([.$O$76:.$AB$79];&quot;&gt;&quot;&amp;[.A61])" office:value-type="float" office:value="56">
            <text:p>56</text:p>
          </table:table-cell>
          <table:table-cell table:style-name="ce14" table:formula="of:=([.B61]-[.B62])/[.$B$60]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14" table:formula="of:=COUNTIF([.$O$76:.$AB$79];&quot;&gt;&quot;&amp;[.A62])" office:value-type="float" office:value="56">
            <text:p>56</text:p>
          </table:table-cell>
          <table:table-cell table:style-name="ce14" table:formula="of:=([.B62]-[.B63])/[.$B$60]" office:value-type="float" office:value="0.0178571428571429">
            <text:p>0.02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14" table:formula="of:=COUNTIF([.$O$76:.$AB$79];&quot;&gt;&quot;&amp;[.A63])" office:value-type="float" office:value="55">
            <text:p>55</text:p>
          </table:table-cell>
          <table:table-cell table:style-name="ce14" table:formula="of:=([.B63]-[.B64])/[.$B$60]" office:value-type="float" office:value="0.0535714285714286">
            <text:p>0.05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14" table:formula="of:=COUNTIF([.$O$76:.$AB$79];&quot;&gt;&quot;&amp;[.A64])" office:value-type="float" office:value="52">
            <text:p>52</text:p>
          </table:table-cell>
          <table:table-cell table:style-name="ce14" table:formula="of:=([.B64]-[.B65])/[.$B$60]" office:value-type="float" office:value="0.142857142857143">
            <text:p>0.14</text:p>
          </table:table-cell>
          <table:table-cell table:number-columns-repeated="10"/>
          <table:table-cell office:value-type="string">
            <text:p>Nkx2.2</text:p>
          </table:table-cell>
          <table:table-cell table:style-name="ce14" table:formula="of:=([.$C$38]-[.O$56])/([.$C$38]-[.$B$38])*[.$B48]+([.O$56]-[.$B$38])/([.$C$38]-[.$B$38])*[.$C48]" office:value-type="float" office:value="19.8">
            <text:p>19.8</text:p>
          </table:table-cell>
          <table:table-cell table:style-name="ce14" table:formula="of:=([.$C$38]-[.P$56])/([.$C$38]-[.$B$38])*[.$B48]+([.P$56]-[.$B$38])/([.$C$38]-[.$B$38])*[.$C48]" office:value-type="float" office:value="25.3466666666667">
            <text:p>25.35</text:p>
          </table:table-cell>
          <table:table-cell table:style-name="ce14" table:formula="of:=([.$C$38]-[.Q$56])/([.$C$38]-[.$B$38])*[.$B48]+([.Q$56]-[.$B$38])/([.$C$38]-[.$B$38])*[.$C48]" office:value-type="float" office:value="30.8933333333334">
            <text:p>30.89</text:p>
          </table:table-cell>
          <table:table-cell table:style-name="ce14" table:formula="of:=([.$D$38]-[.R$56])/([.$D$38]-[.$C$38])*[.$C48]+([.R$56]-[.$C$38])/([.$D$38]-[.$C$38])*[.$D48]" office:value-type="float" office:value="32.1833333333334">
            <text:p>32.18</text:p>
          </table:table-cell>
          <table:table-cell table:style-name="ce14" table:formula="of:=([.$D$38]-[.S$56])/([.$D$38]-[.$C$38])*[.$C48]+([.S$56]-[.$C$38])/([.$D$38]-[.$C$38])*[.$D48]" office:value-type="float" office:value="29.2166666666667">
            <text:p>29.22</text:p>
          </table:table-cell>
          <table:table-cell table:style-name="ce14" table:formula="of:=([.$D$38]-[.T$56])/([.$D$38]-[.$C$38])*[.$C48]+([.T$56]-[.$C$38])/([.$D$38]-[.$C$38])*[.$D48]" office:value-type="float" office:value="26.25">
            <text:p>26.25</text:p>
          </table:table-cell>
          <table:table-cell table:style-name="ce14" table:formula="of:=([.$E$38]-[.U$56])/([.$E$38]-[.$D$38])*[.$D48]+([.U$56]-[.$D$38])/([.$E$38]-[.$D$38])*[.$E48]" office:value-type="float" office:value="25.9375">
            <text:p>25.94</text:p>
          </table:table-cell>
          <table:table-cell table:style-name="ce14" table:formula="of:=([.$E$38]-[.V$56])/([.$E$38]-[.$D$38])*[.$D48]+([.V$56]-[.$D$38])/([.$E$38]-[.$D$38])*[.$E48]" office:value-type="float" office:value="25.625">
            <text:p>25.63</text:p>
          </table:table-cell>
          <table:table-cell table:style-name="ce14" table:formula="of:=([.$E$38]-[.W$56])/([.$E$38]-[.$D$38])*[.$D48]+([.W$56]-[.$D$38])/([.$E$38]-[.$D$38])*[.$E48]" office:value-type="float" office:value="25">
            <text:p>25</text:p>
          </table:table-cell>
          <table:table-cell table:style-name="ce14" table:formula="of:=([.$F$38]-[.X$56])/([.$F$38]-[.$E$38])*[.$E48]+([.X$56]-[.$E$38])/([.$F$38]-[.$E$38])*[.$F48]" office:value-type="float" office:value="27">
            <text:p>27</text:p>
          </table:table-cell>
          <table:table-cell table:style-name="ce14" table:formula="of:=([.$F$38]-[.Y$56])/([.$F$38]-[.$E$38])*[.$E48]+([.Y$56]-[.$E$38])/([.$F$38]-[.$E$38])*[.$F48]" office:value-type="float" office:value="29">
            <text:p>29</text:p>
          </table:table-cell>
          <table:table-cell table:style-name="ce14" table:formula="of:=([.$G$38]-[.Z$56])/([.$G$38]-[.$F$38])*[.$F48]+([.Z$56]-[.$F$38])/([.$G$38]-[.$F$38])*[.$G48]" office:value-type="float" office:value="26.8333333333333">
            <text:p>26.83</text:p>
          </table:table-cell>
          <table:table-cell table:style-name="ce14" table:formula="of:=([.$H$38]-[.AA$56])/([.$H$38]-[.$G$38])*[.$G48]+([.AA$56]-[.$G$38])/([.$H$38]-[.$G$38])*[.$H48]" office:value-type="float" office:value="25.95">
            <text:p>25.95</text:p>
          </table:table-cell>
          <table:table-cell table:style-name="ce14" table:formula="of:=([.$J$38]-[.AB$56])/([.$J$38]-[.$I$38])*[.$I48]+([.AB$56]-[.$I$38])/([.$J$38]-[.$I$38])*[.$J48]" office:value-type="float" office:value="37.5">
            <text:p>37.5</text:p>
          </table:table-cell>
          <table:table-cell table:number-columns-repeated="996"/>
        </table:table-row>
        <table:table-row table:style-name="ro1">
          <table:table-cell table:style-name="ce14" office:value-type="float" office:value="5">
            <text:p>5</text:p>
          </table:table-cell>
          <table:table-cell table:style-name="ce14" table:formula="of:=COUNTIF([.$O$76:.$AB$79];&quot;&gt;&quot;&amp;[.A65])" office:value-type="float" office:value="44">
            <text:p>44</text:p>
          </table:table-cell>
          <table:table-cell table:style-name="ce14" table:formula="of:=([.B65]-[.B66])/[.$B$60]" office:value-type="float" office:value="0.196428571428571">
            <text:p>0.2</text:p>
          </table:table-cell>
          <table:table-cell table:number-columns-repeated="10"/>
          <table:table-cell office:value-type="string">
            <text:p>Olig2</text:p>
          </table:table-cell>
          <table:table-cell table:style-name="ce14" table:formula="of:=([.$C$38]-[.O$56])/([.$C$38]-[.$B$38])*[.$B49]+([.O$56]-[.$B$38])/([.$C$38]-[.$B$38])*[.$C49]" office:value-type="float" office:value="38.8">
            <text:p>38.8</text:p>
          </table:table-cell>
          <table:table-cell table:style-name="ce14" table:formula="of:=([.$C$38]-[.P$56])/([.$C$38]-[.$B$38])*[.$B49]+([.P$56]-[.$B$38])/([.$C$38]-[.$B$38])*[.$C49]" office:value-type="float" office:value="57.9466666666667">
            <text:p>57.95</text:p>
          </table:table-cell>
          <table:table-cell table:style-name="ce14" table:formula="of:=([.$C$38]-[.Q$56])/([.$C$38]-[.$B$38])*[.$B49]+([.Q$56]-[.$B$38])/([.$C$38]-[.$B$38])*[.$C49]" office:value-type="float" office:value="77.0933333333334">
            <text:p>77.09</text:p>
          </table:table-cell>
          <table:table-cell table:style-name="ce14" table:formula="of:=([.$D$38]-[.R$56])/([.$D$38]-[.$C$38])*[.$C49]+([.R$56]-[.$C$38])/([.$D$38]-[.$C$38])*[.$D49]" office:value-type="float" office:value="84.2833333333334">
            <text:p>84.28</text:p>
          </table:table-cell>
          <table:table-cell table:style-name="ce14" table:formula="of:=([.$D$38]-[.S$56])/([.$D$38]-[.$C$38])*[.$C49]+([.S$56]-[.$C$38])/([.$D$38]-[.$C$38])*[.$D49]" office:value-type="float" office:value="79.5166666666667">
            <text:p>79.52</text:p>
          </table:table-cell>
          <table:table-cell table:style-name="ce14" table:formula="of:=([.$D$38]-[.T$56])/([.$D$38]-[.$C$38])*[.$C49]+([.T$56]-[.$C$38])/([.$D$38]-[.$C$38])*[.$D49]" office:value-type="float" office:value="74.75">
            <text:p>74.75</text:p>
          </table:table-cell>
          <table:table-cell table:style-name="ce14" table:formula="of:=([.$E$38]-[.U$56])/([.$E$38]-[.$D$38])*[.$D49]+([.U$56]-[.$D$38])/([.$E$38]-[.$D$38])*[.$E49]" office:value-type="float" office:value="74.1875">
            <text:p>74.19</text:p>
          </table:table-cell>
          <table:table-cell table:style-name="ce14" table:formula="of:=([.$E$38]-[.V$56])/([.$E$38]-[.$D$38])*[.$D49]+([.V$56]-[.$D$38])/([.$E$38]-[.$D$38])*[.$E49]" office:value-type="float" office:value="73.625">
            <text:p>73.63</text:p>
          </table:table-cell>
          <table:table-cell table:style-name="ce14" table:formula="of:=([.$E$38]-[.W$56])/([.$E$38]-[.$D$38])*[.$D49]+([.W$56]-[.$D$38])/([.$E$38]-[.$D$38])*[.$E49]" office:value-type="float" office:value="72.5">
            <text:p>72.5</text:p>
          </table:table-cell>
          <table:table-cell table:style-name="ce14" table:formula="of:=([.$F$38]-[.X$56])/([.$F$38]-[.$E$38])*[.$E49]+([.X$56]-[.$E$38])/([.$F$38]-[.$E$38])*[.$F49]" office:value-type="float" office:value="65.15">
            <text:p>65.15</text:p>
          </table:table-cell>
          <table:table-cell table:style-name="ce14" table:formula="of:=([.$F$38]-[.Y$56])/([.$F$38]-[.$E$38])*[.$E49]+([.Y$56]-[.$E$38])/([.$F$38]-[.$E$38])*[.$F49]" office:value-type="float" office:value="57.8">
            <text:p>57.8</text:p>
          </table:table-cell>
          <table:table-cell table:style-name="ce14" table:formula="of:=([.$G$38]-[.Z$56])/([.$G$38]-[.$F$38])*[.$F49]+([.Z$56]-[.$F$38])/([.$G$38]-[.$F$38])*[.$G49]" office:value-type="float" office:value="68.7666666666667">
            <text:p>68.77</text:p>
          </table:table-cell>
          <table:table-cell table:style-name="ce14" table:formula="of:=([.$H$38]-[.AA$56])/([.$H$38]-[.$G$38])*[.$G49]+([.AA$56]-[.$G$38])/([.$H$38]-[.$G$38])*[.$H49]" office:value-type="float" office:value="65.95">
            <text:p>65.95</text:p>
          </table:table-cell>
          <table:table-cell table:style-name="ce14" table:formula="of:=([.$J$38]-[.AB$56])/([.$J$38]-[.$I$38])*[.$I49]+([.AB$56]-[.$I$38])/([.$J$38]-[.$I$38])*[.$J49]" office:value-type="float" office:value="37.05">
            <text:p>37.05</text:p>
          </table:table-cell>
          <table:table-cell table:number-columns-repeated="996"/>
        </table:table-row>
        <table:table-row table:style-name="ro1">
          <table:table-cell table:style-name="ce14" office:value-type="float" office:value="6">
            <text:p>6</text:p>
          </table:table-cell>
          <table:table-cell table:style-name="ce14" table:formula="of:=COUNTIF([.$O$76:.$AB$79];&quot;&gt;&quot;&amp;[.A66])" office:value-type="float" office:value="33">
            <text:p>33</text:p>
          </table:table-cell>
          <table:table-cell table:style-name="ce14" table:formula="of:=([.B66]-[.B67])/[.$B$60]" office:value-type="float" office:value="0.0892857142857143">
            <text:p>0.09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50]+([.O$56]-[.$B$38])/([.$C$38]-[.$B$38])*[.$C50]" office:value-type="float" office:value="34.4293630166435">
            <text:p>34.43</text:p>
          </table:table-cell>
          <table:table-cell table:style-name="ce14" table:formula="of:=([.$C$38]-[.P$56])/([.$C$38]-[.$B$38])*[.$B50]+([.P$56]-[.$B$38])/([.$C$38]-[.$B$38])*[.$C50]" office:value-type="float" office:value="36.1242844766528">
            <text:p>36.12</text:p>
          </table:table-cell>
          <table:table-cell table:style-name="ce14" table:formula="of:=([.$C$38]-[.Q$56])/([.$C$38]-[.$B$38])*[.$B50]+([.Q$56]-[.$B$38])/([.$C$38]-[.$B$38])*[.$C50]" office:value-type="float" office:value="37.8192059366621">
            <text:p>37.82</text:p>
          </table:table-cell>
          <table:table-cell table:style-name="ce14" table:formula="of:=([.$D$38]-[.R$56])/([.$D$38]-[.$C$38])*[.$C50]+([.R$56]-[.$C$38])/([.$D$38]-[.$C$38])*[.$D50]" office:value-type="float" office:value="38.2833333333334">
            <text:p>38.28</text:p>
          </table:table-cell>
          <table:table-cell table:style-name="ce14" table:formula="of:=([.$D$38]-[.S$56])/([.$D$38]-[.$C$38])*[.$C50]+([.S$56]-[.$C$38])/([.$D$38]-[.$C$38])*[.$D50]" office:value-type="float" office:value="37.5166666666667">
            <text:p>37.52</text:p>
          </table:table-cell>
          <table:table-cell table:style-name="ce14" table:formula="of:=([.$D$38]-[.T$56])/([.$D$38]-[.$C$38])*[.$C50]+([.T$56]-[.$C$38])/([.$D$38]-[.$C$38])*[.$D50]" office:value-type="float" office:value="36.75">
            <text:p>36.75</text:p>
          </table:table-cell>
          <table:table-cell table:style-name="ce14" table:formula="of:=([.$E$38]-[.U$56])/([.$E$38]-[.$D$38])*[.$D50]+([.U$56]-[.$D$38])/([.$E$38]-[.$D$38])*[.$E50]" office:value-type="float" office:value="36.6875">
            <text:p>36.69</text:p>
          </table:table-cell>
          <table:table-cell table:style-name="ce14" table:formula="of:=([.$E$38]-[.V$56])/([.$E$38]-[.$D$38])*[.$D50]+([.V$56]-[.$D$38])/([.$E$38]-[.$D$38])*[.$E50]" office:value-type="float" office:value="36.625">
            <text:p>36.63</text:p>
          </table:table-cell>
          <table:table-cell table:style-name="ce14" table:formula="of:=([.$E$38]-[.W$56])/([.$E$38]-[.$D$38])*[.$D50]+([.W$56]-[.$D$38])/([.$E$38]-[.$D$38])*[.$E50]" office:value-type="float" office:value="36.5">
            <text:p>36.5</text:p>
          </table:table-cell>
          <table:table-cell table:style-name="ce14" table:formula="of:=([.$F$38]-[.X$56])/([.$F$38]-[.$E$38])*[.$E50]+([.X$56]-[.$E$38])/([.$F$38]-[.$E$38])*[.$F50]" office:value-type="float" office:value="42.6936046511628">
            <text:p>42.69</text:p>
          </table:table-cell>
          <table:table-cell table:style-name="ce14" table:formula="of:=([.$F$38]-[.Y$56])/([.$F$38]-[.$E$38])*[.$E50]+([.Y$56]-[.$E$38])/([.$F$38]-[.$E$38])*[.$F50]" office:value-type="float" office:value="48.8872093023256">
            <text:p>48.89</text:p>
          </table:table-cell>
          <table:table-cell table:style-name="ce14" table:formula="of:=([.$G$38]-[.Z$56])/([.$G$38]-[.$F$38])*[.$F50]+([.Z$56]-[.$F$38])/([.$G$38]-[.$F$38])*[.$G50]" office:value-type="float" office:value="53.4624031007752">
            <text:p>53.46</text:p>
          </table:table-cell>
          <table:table-cell table:style-name="ce14" table:formula="of:=([.$H$38]-[.AA$56])/([.$H$38]-[.$G$38])*[.$G50]+([.AA$56]-[.$G$38])/([.$H$38]-[.$G$38])*[.$H50]" office:value-type="float" office:value="60.65">
            <text:p>60.65</text:p>
          </table:table-cell>
          <table:table-cell table:style-name="ce14" table:formula="of:=([.$J$38]-[.AB$56])/([.$J$38]-[.$I$38])*[.$I50]+([.AB$56]-[.$I$38])/([.$J$38]-[.$I$38])*[.$J50]" office:value-type="float" office:value="121.588518623155">
            <text:p>121.59</text:p>
          </table:table-cell>
          <table:table-cell table:number-columns-repeated="996"/>
        </table:table-row>
        <table:table-row table:style-name="ro1">
          <table:table-cell table:style-name="ce14" office:value-type="float" office:value="7">
            <text:p>7</text:p>
          </table:table-cell>
          <table:table-cell table:style-name="ce14" table:formula="of:=COUNTIF([.$O$76:.$AB$79];&quot;&gt;&quot;&amp;[.A67])" office:value-type="float" office:value="28">
            <text:p>28</text:p>
          </table:table-cell>
          <table:table-cell table:style-name="ce14" table:formula="of:=([.B67]-[.B68])/[.$B$60]" office:value-type="float" office:value="0.0892857142857143">
            <text:p>0.09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51]+([.O$56]-[.$B$38])/([.$C$38]-[.$B$38])*[.$C51]" office:value-type="float" office:value="144.889331350278">
            <text:p>144.89</text:p>
          </table:table-cell>
          <table:table-cell table:style-name="ce14" table:formula="of:=([.$C$38]-[.P$56])/([.$C$38]-[.$B$38])*[.$B51]+([.P$56]-[.$B$38])/([.$C$38]-[.$B$38])*[.$C51]" office:value-type="float" office:value="170.238471349218">
            <text:p>170.24</text:p>
          </table:table-cell>
          <table:table-cell table:style-name="ce14" table:formula="of:=([.$C$38]-[.Q$56])/([.$C$38]-[.$B$38])*[.$B51]+([.Q$56]-[.$B$38])/([.$C$38]-[.$B$38])*[.$C51]" office:value-type="float" office:value="195.587611348158">
            <text:p>195.59</text:p>
          </table:table-cell>
          <table:table-cell table:style-name="ce14" table:formula="of:=([.$D$38]-[.R$56])/([.$D$38]-[.$C$38])*[.$C51]+([.R$56]-[.$C$38])/([.$D$38]-[.$C$38])*[.$D51]" office:value-type="float" office:value="203.308025374958">
            <text:p>203.31</text:p>
          </table:table-cell>
          <table:table-cell table:style-name="ce14" table:formula="of:=([.$D$38]-[.S$56])/([.$D$38]-[.$C$38])*[.$C51]+([.S$56]-[.$C$38])/([.$D$38]-[.$C$38])*[.$D51]" office:value-type="float" office:value="193.399713429619">
            <text:p>193.4</text:p>
          </table:table-cell>
          <table:table-cell table:style-name="ce14" table:formula="of:=([.$D$38]-[.T$56])/([.$D$38]-[.$C$38])*[.$C51]+([.T$56]-[.$C$38])/([.$D$38]-[.$C$38])*[.$D51]" office:value-type="float" office:value="183.49140148428">
            <text:p>183.49</text:p>
          </table:table-cell>
          <table:table-cell table:style-name="ce14" table:formula="of:=([.$E$38]-[.U$56])/([.$E$38]-[.$D$38])*[.$D51]+([.U$56]-[.$D$38])/([.$E$38]-[.$D$38])*[.$E51]" office:value-type="float" office:value="197.071949155912">
            <text:p>197.07</text:p>
          </table:table-cell>
          <table:table-cell table:style-name="ce14" table:formula="of:=([.$E$38]-[.V$56])/([.$E$38]-[.$D$38])*[.$D51]+([.V$56]-[.$D$38])/([.$E$38]-[.$D$38])*[.$E51]" office:value-type="float" office:value="210.652496827544">
            <text:p>210.65</text:p>
          </table:table-cell>
          <table:table-cell table:style-name="ce14" table:formula="of:=([.$E$38]-[.W$56])/([.$E$38]-[.$D$38])*[.$D51]+([.W$56]-[.$D$38])/([.$E$38]-[.$D$38])*[.$E51]" office:value-type="float" office:value="237.813592170807">
            <text:p>237.81</text:p>
          </table:table-cell>
          <table:table-cell table:style-name="ce14" table:formula="of:=([.$F$38]-[.X$56])/([.$F$38]-[.$E$38])*[.$E51]+([.X$56]-[.$E$38])/([.$F$38]-[.$E$38])*[.$F51]" office:value-type="float" office:value="236.933280173994">
            <text:p>236.93</text:p>
          </table:table-cell>
          <table:table-cell table:style-name="ce14" table:formula="of:=([.$F$38]-[.Y$56])/([.$F$38]-[.$E$38])*[.$E51]+([.Y$56]-[.$E$38])/([.$F$38]-[.$E$38])*[.$F51]" office:value-type="float" office:value="236.052968177182">
            <text:p>236.05</text:p>
          </table:table-cell>
          <table:table-cell table:style-name="ce14" table:formula="of:=([.$G$38]-[.Z$56])/([.$G$38]-[.$F$38])*[.$F51]+([.Z$56]-[.$F$38])/([.$G$38]-[.$F$38])*[.$G51]" office:value-type="float" office:value="258.956837271007">
            <text:p>258.96</text:p>
          </table:table-cell>
          <table:table-cell table:style-name="ce14" table:formula="of:=([.$H$38]-[.AA$56])/([.$H$38]-[.$G$38])*[.$G51]+([.AA$56]-[.$G$38])/([.$H$38]-[.$G$38])*[.$H51]" office:value-type="float" office:value="283.696312533517">
            <text:p>283.7</text:p>
          </table:table-cell>
          <table:table-cell table:style-name="ce14" table:formula="of:=([.$J$38]-[.AB$56])/([.$J$38]-[.$I$38])*[.$I51]+([.AB$56]-[.$I$38])/([.$J$38]-[.$I$38])*[.$J51]" office:value-type="float" office:value="306.855570319135">
            <text:p>306.86</text:p>
          </table:table-cell>
          <table:table-cell table:number-columns-repeated="996"/>
        </table:table-row>
        <table:table-row table:style-name="ro1">
          <table:table-cell table:style-name="ce14" office:value-type="float" office:value="8">
            <text:p>8</text:p>
          </table:table-cell>
          <table:table-cell table:style-name="ce14" table:formula="of:=COUNTIF([.$O$76:.$AB$79];&quot;&gt;&quot;&amp;[.A68])" office:value-type="float" office:value="23">
            <text:p>23</text:p>
          </table:table-cell>
          <table:table-cell table:style-name="ce14" table:formula="of:=([.B68]-[.B69])/[.$B$60]" office:value-type="float" office:value="0.0714285714285714">
            <text:p>0.07</text:p>
          </table:table-cell>
          <table:table-cell table:number-columns-repeated="10"/>
          <table:table-cell table:style-name="ce17" office:value-type="string">
            <text:p>Error</text:p>
          </table:table-cell>
          <table:table-cell table:style-name="Default" table:number-columns-repeated="14"/>
          <table:table-cell table:number-columns-repeated="996"/>
        </table:table-row>
        <table:table-row table:style-name="ro1">
          <table:table-cell table:style-name="ce14" office:value-type="float" office:value="9">
            <text:p>9</text:p>
          </table:table-cell>
          <table:table-cell table:style-name="ce14" table:formula="of:=COUNTIF([.$O$76:.$AB$79];&quot;&gt;&quot;&amp;[.A69])" office:value-type="float" office:value="19">
            <text:p>19</text:p>
          </table:table-cell>
          <table:table-cell table:style-name="ce14" table:formula="of:=([.B69]-[.B70])/[.$B$60]" office:value-type="float" office:value="0.107142857142857">
            <text:p>0.11</text:p>
          </table:table-cell>
          <table:table-cell table:number-columns-repeated="10"/>
          <table:table-cell office:value-type="string">
            <text:p>Nkx2.2</text:p>
          </table:table-cell>
          <table:table-cell table:style-name="ce14" table:formula="of:=([.$C$38]-[.O$56])/([.$C$38]-[.$B$38])*[.$B53]+([.O$56]-[.$B$38])/([.$C$38]-[.$B$38])*[.$C53]" office:value-type="float" office:value="6.53452370108182">
            <text:p>6.53</text:p>
          </table:table-cell>
          <table:table-cell table:style-name="ce14" table:formula="of:=([.$C$38]-[.P$56])/([.$C$38]-[.$B$38])*[.$B53]+([.P$56]-[.$B$38])/([.$C$38]-[.$B$38])*[.$C53]" office:value-type="float" office:value="6.81438547587718">
            <text:p>6.81</text:p>
          </table:table-cell>
          <table:table-cell table:style-name="ce14" table:formula="of:=([.$C$38]-[.Q$56])/([.$C$38]-[.$B$38])*[.$B53]+([.Q$56]-[.$B$38])/([.$C$38]-[.$B$38])*[.$C53]" office:value-type="float" office:value="7.09424725067255">
            <text:p>7.09</text:p>
          </table:table-cell>
          <table:table-cell table:style-name="ce14" table:formula="of:=([.$D$38]-[.R$56])/([.$D$38]-[.$C$38])*[.$C53]+([.R$56]-[.$C$38])/([.$D$38]-[.$C$38])*[.$D53]" office:value-type="float" office:value="7.09755877759175">
            <text:p>7.1</text:p>
          </table:table-cell>
          <table:table-cell table:style-name="ce14" table:formula="of:=([.$D$38]-[.S$56])/([.$D$38]-[.$C$38])*[.$C53]+([.S$56]-[.$C$38])/([.$D$38]-[.$C$38])*[.$D53]" office:value-type="float" office:value="6.8243200566348">
            <text:p>6.82</text:p>
          </table:table-cell>
          <table:table-cell table:style-name="ce14" table:formula="of:=([.$D$38]-[.T$56])/([.$D$38]-[.$C$38])*[.$C53]+([.T$56]-[.$C$38])/([.$D$38]-[.$C$38])*[.$D53]" office:value-type="float" office:value="6.55108133567785">
            <text:p>6.55</text:p>
          </table:table-cell>
          <table:table-cell table:style-name="ce14" table:formula="of:=([.$E$38]-[.U$56])/([.$E$38]-[.$D$38])*[.$D53]+([.U$56]-[.$D$38])/([.$E$38]-[.$D$38])*[.$E53]" office:value-type="float" office:value="6.42713617880713">
            <text:p>6.43</text:p>
          </table:table-cell>
          <table:table-cell table:style-name="ce14" table:formula="of:=([.$E$38]-[.V$56])/([.$E$38]-[.$D$38])*[.$D53]+([.V$56]-[.$D$38])/([.$E$38]-[.$D$38])*[.$E53]" office:value-type="float" office:value="6.30319102193642">
            <text:p>6.3</text:p>
          </table:table-cell>
          <table:table-cell table:style-name="ce14" table:formula="of:=([.$E$38]-[.W$56])/([.$E$38]-[.$D$38])*[.$D53]+([.W$56]-[.$D$38])/([.$E$38]-[.$D$38])*[.$E53]" office:value-type="float" office:value="6.05530070819498">
            <text:p>6.06</text:p>
          </table:table-cell>
          <table:table-cell table:style-name="ce14" table:formula="of:=([.$F$38]-[.X$56])/([.$F$38]-[.$E$38])*[.$E53]+([.X$56]-[.$E$38])/([.$F$38]-[.$E$38])*[.$F53]" office:value-type="float" office:value="7.13556953538624">
            <text:p>7.14</text:p>
          </table:table-cell>
          <table:table-cell table:style-name="ce14" table:formula="of:=([.$F$38]-[.Y$56])/([.$F$38]-[.$E$38])*[.$E53]+([.Y$56]-[.$E$38])/([.$F$38]-[.$E$38])*[.$F53]" office:value-type="float" office:value="8.21583836257749">
            <text:p>8.22</text:p>
          </table:table-cell>
          <table:table-cell table:style-name="ce14" table:formula="of:=([.$G$38]-[.Z$56])/([.$G$38]-[.$F$38])*[.$F53]+([.Z$56]-[.$F$38])/([.$G$38]-[.$F$38])*[.$G53]" office:value-type="float" office:value="5.00756588271051">
            <text:p>5.01</text:p>
          </table:table-cell>
          <table:table-cell table:style-name="ce14" table:formula="of:=([.$H$38]-[.AA$56])/([.$H$38]-[.$G$38])*[.$G53]+([.AA$56]-[.$G$38])/([.$H$38]-[.$G$38])*[.$H53]" office:value-type="float" office:value="3.36367295910615">
            <text:p>3.36</text:p>
          </table:table-cell>
          <table:table-cell table:style-name="ce14" table:formula="of:=([.$J$38]-[.AB$56])/([.$J$38]-[.$I$38])*[.$I53]+([.AB$56]-[.$I$38])/([.$J$38]-[.$I$38])*[.$J53]" office:value-type="float" office:value="2.98431348329844">
            <text:p>2.98</text:p>
          </table:table-cell>
          <table:table-cell table:number-columns-repeated="996"/>
        </table:table-row>
        <table:table-row table:style-name="ro1">
          <table:table-cell table:style-name="ce14" office:value-type="float" office:value="10">
            <text:p>10</text:p>
          </table:table-cell>
          <table:table-cell table:style-name="ce14" table:formula="of:=COUNTIF([.$O$76:.$AB$79];&quot;&gt;&quot;&amp;[.A70])" office:value-type="float" office:value="13">
            <text:p>13</text:p>
          </table:table-cell>
          <table:table-cell table:style-name="ce14" table:formula="of:=([.B70]-[.B71])/[.$B$60]" office:value-type="float" office:value="0.0178571428571429">
            <text:p>0.02</text:p>
          </table:table-cell>
          <table:table-cell table:number-columns-repeated="10"/>
          <table:table-cell office:value-type="string">
            <text:p>Olig2</text:p>
          </table:table-cell>
          <table:table-cell table:style-name="ce14" table:formula="of:=([.$C$38]-[.O$56])/([.$C$38]-[.$B$38])*[.$B54]+([.O$56]-[.$B$38])/([.$C$38]-[.$B$38])*[.$C54]" office:value-type="float" office:value="6.72309452558865">
            <text:p>6.72</text:p>
          </table:table-cell>
          <table:table-cell table:style-name="ce14" table:formula="of:=([.$C$38]-[.P$56])/([.$C$38]-[.$B$38])*[.$B54]+([.P$56]-[.$B$38])/([.$C$38]-[.$B$38])*[.$C54]" office:value-type="float" office:value="8.2354437171102">
            <text:p>8.24</text:p>
          </table:table-cell>
          <table:table-cell table:style-name="ce14" table:formula="of:=([.$C$38]-[.Q$56])/([.$C$38]-[.$B$38])*[.$B54]+([.Q$56]-[.$B$38])/([.$C$38]-[.$B$38])*[.$C54]" office:value-type="float" office:value="9.74779290863174">
            <text:p>9.75</text:p>
          </table:table-cell>
          <table:table-cell table:style-name="ce14" table:formula="of:=([.$D$38]-[.R$56])/([.$D$38]-[.$C$38])*[.$C54]+([.R$56]-[.$C$38])/([.$D$38]-[.$C$38])*[.$D54]" office:value-type="float" office:value="10.5409298361572">
            <text:p>10.54</text:p>
          </table:table-cell>
          <table:table-cell table:style-name="ce14" table:formula="of:=([.$D$38]-[.S$56])/([.$D$38]-[.$C$38])*[.$C54]+([.S$56]-[.$C$38])/([.$D$38]-[.$C$38])*[.$D54]" office:value-type="float" office:value="10.6148544996866">
            <text:p>10.61</text:p>
          </table:table-cell>
          <table:table-cell table:style-name="ce14" table:formula="of:=([.$D$38]-[.T$56])/([.$D$38]-[.$C$38])*[.$C54]+([.T$56]-[.$C$38])/([.$D$38]-[.$C$38])*[.$D54]" office:value-type="float" office:value="10.688779163216">
            <text:p>10.69</text:p>
          </table:table-cell>
          <table:table-cell table:style-name="ce14" table:formula="of:=([.$E$38]-[.U$56])/([.$E$38]-[.$D$38])*[.$D54]+([.U$56]-[.$D$38])/([.$E$38]-[.$D$38])*[.$E54]" office:value-type="float" office:value="12.6286157397526">
            <text:p>12.63</text:p>
          </table:table-cell>
          <table:table-cell table:style-name="ce14" table:formula="of:=([.$E$38]-[.V$56])/([.$E$38]-[.$D$38])*[.$D54]+([.V$56]-[.$D$38])/([.$E$38]-[.$D$38])*[.$E54]" office:value-type="float" office:value="14.5684523162891">
            <text:p>14.57</text:p>
          </table:table-cell>
          <table:table-cell table:style-name="ce14" table:formula="of:=([.$E$38]-[.W$56])/([.$E$38]-[.$D$38])*[.$D54]+([.W$56]-[.$D$38])/([.$E$38]-[.$D$38])*[.$E54]" office:value-type="float" office:value="18.4481254693623">
            <text:p>18.45</text:p>
          </table:table-cell>
          <table:table-cell table:style-name="ce14" table:formula="of:=([.$F$38]-[.X$56])/([.$F$38]-[.$E$38])*[.$E54]+([.X$56]-[.$E$38])/([.$F$38]-[.$E$38])*[.$F54]" office:value-type="float" office:value="17.1801924470476">
            <text:p>17.18</text:p>
          </table:table-cell>
          <table:table-cell table:style-name="ce14" table:formula="of:=([.$F$38]-[.Y$56])/([.$F$38]-[.$E$38])*[.$E54]+([.Y$56]-[.$E$38])/([.$F$38]-[.$E$38])*[.$F54]" office:value-type="float" office:value="15.9122594247329">
            <text:p>15.91</text:p>
          </table:table-cell>
          <table:table-cell table:style-name="ce14" table:formula="of:=([.$G$38]-[.Z$56])/([.$G$38]-[.$F$38])*[.$F54]+([.Z$56]-[.$F$38])/([.$G$38]-[.$F$38])*[.$G54]" office:value-type="float" office:value="10.5639977542641">
            <text:p>10.56</text:p>
          </table:table-cell>
          <table:table-cell table:style-name="ce14" table:formula="of:=([.$H$38]-[.AA$56])/([.$H$38]-[.$G$38])*[.$G54]+([.AA$56]-[.$G$38])/([.$H$38]-[.$G$38])*[.$H54]" office:value-type="float" office:value="10.9693030586658">
            <text:p>10.97</text:p>
          </table:table-cell>
          <table:table-cell table:style-name="ce14" table:formula="of:=([.$J$38]-[.AB$56])/([.$J$38]-[.$I$38])*[.$I54]+([.AB$56]-[.$I$38])/([.$J$38]-[.$I$38])*[.$J54]" office:value-type="float" office:value="2.70660693170258">
            <text:p>2.71</text:p>
          </table:table-cell>
          <table:table-cell table:number-columns-repeated="996"/>
        </table:table-row>
        <table:table-row table:style-name="ro1">
          <table:table-cell table:style-name="ce14" office:value-type="float" office:value="11">
            <text:p>11</text:p>
          </table:table-cell>
          <table:table-cell table:style-name="ce14" table:formula="of:=COUNTIF([.$O$76:.$AB$79];&quot;&gt;&quot;&amp;[.A71])" office:value-type="float" office:value="12">
            <text:p>12</text:p>
          </table:table-cell>
          <table:table-cell table:style-name="ce14" table:formula="of:=([.B71]-[.B72])/[.$B$60]" office:value-type="float" office:value="0.0535714285714286">
            <text:p>0.05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55]+([.O$56]-[.$B$38])/([.$C$38]-[.$B$38])*[.$C55]" office:value-type="float" office:value="13.0712537872792">
            <text:p>13.07</text:p>
          </table:table-cell>
          <table:table-cell table:style-name="ce14" table:formula="of:=([.$C$38]-[.P$56])/([.$C$38]-[.$B$38])*[.$B55]+([.P$56]-[.$B$38])/([.$C$38]-[.$B$38])*[.$C55]" office:value-type="float" office:value="9.24750610608126">
            <text:p>9.25</text:p>
          </table:table-cell>
          <table:table-cell table:style-name="ce14" table:formula="of:=([.$C$38]-[.Q$56])/([.$C$38]-[.$B$38])*[.$B55]+([.Q$56]-[.$B$38])/([.$C$38]-[.$B$38])*[.$C55]" office:value-type="float" office:value="5.42375842488326">
            <text:p>5.42</text:p>
          </table:table-cell>
          <table:table-cell table:style-name="ce14" table:formula="of:=([.$D$38]-[.R$56])/([.$D$38]-[.$C$38])*[.$C55]+([.R$56]-[.$C$38])/([.$D$38]-[.$C$38])*[.$D55]" office:value-type="float" office:value="5.04483016466728">
            <text:p>5.04</text:p>
          </table:table-cell>
          <table:table-cell table:style-name="ce14" table:formula="of:=([.$D$38]-[.S$56])/([.$D$38]-[.$C$38])*[.$C55]+([.S$56]-[.$C$38])/([.$D$38]-[.$C$38])*[.$D55]" office:value-type="float" office:value="8.1107213254333">
            <text:p>8.11</text:p>
          </table:table-cell>
          <table:table-cell table:style-name="ce14" table:formula="of:=([.$D$38]-[.T$56])/([.$D$38]-[.$C$38])*[.$C55]+([.T$56]-[.$C$38])/([.$D$38]-[.$C$38])*[.$D55]" office:value-type="float" office:value="11.1766124861993">
            <text:p>11.18</text:p>
          </table:table-cell>
          <table:table-cell table:style-name="ce14" table:formula="of:=([.$E$38]-[.U$56])/([.$E$38]-[.$D$38])*[.$D55]+([.U$56]-[.$D$38])/([.$E$38]-[.$D$38])*[.$E55]" office:value-type="float" office:value="11.7643966792667">
            <text:p>11.76</text:p>
          </table:table-cell>
          <table:table-cell table:style-name="ce14" table:formula="of:=([.$E$38]-[.V$56])/([.$E$38]-[.$D$38])*[.$D55]+([.V$56]-[.$D$38])/([.$E$38]-[.$D$38])*[.$E55]" office:value-type="float" office:value="12.352180872334">
            <text:p>12.35</text:p>
          </table:table-cell>
          <table:table-cell table:style-name="ce14" table:formula="of:=([.$E$38]-[.W$56])/([.$E$38]-[.$D$38])*[.$D55]+([.W$56]-[.$D$38])/([.$E$38]-[.$D$38])*[.$E55]" office:value-type="float" office:value="13.5277492584687">
            <text:p>13.53</text:p>
          </table:table-cell>
          <table:table-cell table:style-name="ce14" table:formula="of:=([.$F$38]-[.X$56])/([.$F$38]-[.$E$38])*[.$E55]+([.X$56]-[.$E$38])/([.$F$38]-[.$E$38])*[.$F55]" office:value-type="float" office:value="10.2697751160371">
            <text:p>10.27</text:p>
          </table:table-cell>
          <table:table-cell table:style-name="ce14" table:formula="of:=([.$F$38]-[.Y$56])/([.$F$38]-[.$E$38])*[.$E55]+([.Y$56]-[.$E$38])/([.$F$38]-[.$E$38])*[.$F55]" office:value-type="float" office:value="7.01180097360552">
            <text:p>7.01</text:p>
          </table:table-cell>
          <table:table-cell table:style-name="ce14" table:formula="of:=([.$G$38]-[.Z$56])/([.$G$38]-[.$F$38])*[.$F55]+([.Z$56]-[.$F$38])/([.$G$38]-[.$F$38])*[.$G55]" office:value-type="float" office:value="7.51199188995518">
            <text:p>7.51</text:p>
          </table:table-cell>
          <table:table-cell table:style-name="ce14" table:formula="of:=([.$H$38]-[.AA$56])/([.$H$38]-[.$G$38])*[.$G55]+([.AA$56]-[.$G$38])/([.$H$38]-[.$G$38])*[.$H55]" office:value-type="float" office:value="7.05725240887801">
            <text:p>7.06</text:p>
          </table:table-cell>
          <table:table-cell table:style-name="ce14" table:formula="of:=([.$J$38]-[.AB$56])/([.$J$38]-[.$I$38])*[.$I55]+([.AB$56]-[.$I$38])/([.$J$38]-[.$I$38])*[.$J55]" office:value-type="float" office:value="31.3947565650636">
            <text:p>31.39</text:p>
          </table:table-cell>
          <table:table-cell table:number-columns-repeated="996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14" table:formula="of:=COUNTIF([.$O$76:.$AB$79];&quot;&gt;&quot;&amp;[.A72])" office:value-type="float" office:value="9">
            <text:p>9</text:p>
          </table:table-cell>
          <table:table-cell table:style-name="ce14" table:formula="of:=([.B72]-[.B73])/[.$B$6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56]+([.O$56]-[.$B$38])/([.$C$38]-[.$B$38])*[.$C56]" office:value-type="float" office:value="23.8777145987015">
            <text:p>23.88</text:p>
          </table:table-cell>
          <table:table-cell table:style-name="ce14" table:formula="of:=([.$C$38]-[.P$56])/([.$C$38]-[.$B$38])*[.$B56]+([.P$56]-[.$B$38])/([.$C$38]-[.$B$38])*[.$C56]" office:value-type="float" office:value="32.9134639588956">
            <text:p>32.91</text:p>
          </table:table-cell>
          <table:table-cell table:style-name="ce14" table:formula="of:=([.$C$38]-[.Q$56])/([.$C$38]-[.$B$38])*[.$B56]+([.Q$56]-[.$B$38])/([.$C$38]-[.$B$38])*[.$C56]" office:value-type="float" office:value="41.9492133190897">
            <text:p>41.95</text:p>
          </table:table-cell>
          <table:table-cell table:style-name="ce14" table:formula="of:=([.$D$38]-[.R$56])/([.$D$38]-[.$C$38])*[.$C56]+([.R$56]-[.$C$38])/([.$D$38]-[.$C$38])*[.$D56]" office:value-type="float" office:value="43.5044279325872">
            <text:p>43.5</text:p>
          </table:table-cell>
          <table:table-cell table:style-name="ce14" table:formula="of:=([.$D$38]-[.S$56])/([.$D$38]-[.$C$38])*[.$C56]+([.S$56]-[.$C$38])/([.$D$38]-[.$C$38])*[.$D56]" office:value-type="float" office:value="37.5791077993881">
            <text:p>37.58</text:p>
          </table:table-cell>
          <table:table-cell table:style-name="ce14" table:formula="of:=([.$D$38]-[.T$56])/([.$D$38]-[.$C$38])*[.$C56]+([.T$56]-[.$C$38])/([.$D$38]-[.$C$38])*[.$D56]" office:value-type="float" office:value="31.653787666189">
            <text:p>31.65</text:p>
          </table:table-cell>
          <table:table-cell table:style-name="ce14" table:formula="of:=([.$E$38]-[.U$56])/([.$E$38]-[.$D$38])*[.$D56]+([.U$56]-[.$D$38])/([.$E$38]-[.$D$38])*[.$E56]" office:value-type="float" office:value="41.4025657765659">
            <text:p>41.4</text:p>
          </table:table-cell>
          <table:table-cell table:style-name="ce14" table:formula="of:=([.$E$38]-[.V$56])/([.$E$38]-[.$D$38])*[.$D56]+([.V$56]-[.$D$38])/([.$E$38]-[.$D$38])*[.$E56]" office:value-type="float" office:value="51.1513438869428">
            <text:p>51.15</text:p>
          </table:table-cell>
          <table:table-cell table:style-name="ce14" table:formula="of:=([.$E$38]-[.W$56])/([.$E$38]-[.$D$38])*[.$D56]+([.W$56]-[.$D$38])/([.$E$38]-[.$D$38])*[.$E56]" office:value-type="float" office:value="70.6489001076966">
            <text:p>70.65</text:p>
          </table:table-cell>
          <table:table-cell table:style-name="ce14" table:formula="of:=([.$F$38]-[.X$56])/([.$F$38]-[.$E$38])*[.$E56]+([.X$56]-[.$E$38])/([.$F$38]-[.$E$38])*[.$F56]" office:value-type="float" office:value="49.5421381712478">
            <text:p>49.54</text:p>
          </table:table-cell>
          <table:table-cell table:style-name="ce14" table:formula="of:=([.$F$38]-[.Y$56])/([.$F$38]-[.$E$38])*[.$E56]+([.Y$56]-[.$E$38])/([.$F$38]-[.$E$38])*[.$F56]" office:value-type="float" office:value="28.4353762347991">
            <text:p>28.44</text:p>
          </table:table-cell>
          <table:table-cell table:style-name="ce14" table:formula="of:=([.$G$38]-[.Z$56])/([.$G$38]-[.$F$38])*[.$F56]+([.Z$56]-[.$F$38])/([.$G$38]-[.$F$38])*[.$G56]" office:value-type="float" office:value="26.7013560885528">
            <text:p>26.7</text:p>
          </table:table-cell>
          <table:table-cell table:style-name="ce14" table:formula="of:=([.$H$38]-[.AA$56])/([.$H$38]-[.$G$38])*[.$G56]+([.AA$56]-[.$G$38])/([.$H$38]-[.$G$38])*[.$H56]" office:value-type="float" office:value="42.8348682130396">
            <text:p>42.83</text:p>
          </table:table-cell>
          <table:table-cell table:style-name="ce14" table:formula="of:=([.$J$38]-[.AB$56])/([.$J$38]-[.$I$38])*[.$I56]+([.AB$56]-[.$I$38])/([.$J$38]-[.$I$38])*[.$J56]" office:value-type="float" office:value="22.6328509327729">
            <text:p>22.63</text:p>
          </table:table-cell>
          <table:table-cell table:number-columns-repeated="996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14" table:formula="of:=COUNTIF([.$O$76:.$AB$79];&quot;&gt;&quot;&amp;[.A73])" office:value-type="float" office:value="6">
            <text:p>6</text:p>
          </table:table-cell>
          <table:table-cell table:style-name="ce14" table:formula="of:=([.B73]-[.B74])/[.$B$60]" office:value-type="float" office:value="0.0892857142857143">
            <text:p>0.09</text:p>
          </table:table-cell>
          <table:table-cell table:number-columns-repeated="1021"/>
        </table:table-row>
        <table:table-row table:style-name="ro1">
          <table:table-cell table:style-name="ce14" office:value-type="float" office:value="14">
            <text:p>14</text:p>
          </table:table-cell>
          <table:table-cell table:style-name="ce14" table:formula="of:=COUNTIF([.$O$76:.$AB$79];&quot;&gt;&quot;&amp;[.A74])" office:value-type="float" office:value="1">
            <text:p>1</text:p>
          </table:table-cell>
          <table:table-cell table:style-name="ce14" table:formula="of:=([.B74]-[.B75])/[.$B$60]" office:value-type="float" office:value="0.0178571428571429">
            <text:p>0.02</text:p>
          </table:table-cell>
          <table:table-cell table:number-columns-repeated="10"/>
          <table:table-cell table:style-name="ce38" office:value-type="string" table:number-columns-spanned="6" table:number-rows-spanned="1">
            <text:p>Progenitor depth (μm)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1005"/>
        </table:table-row>
        <table:table-row table:style-name="ro1">
          <table:table-cell table:style-name="ce14" office:value-type="float" office:value="15">
            <text:p>15</text:p>
          </table:table-cell>
          <table:table-cell table:style-name="ce14" table:formula="of:=COUNTIF([.$O$76:.$AB$79];&quot;&gt;&quot;&amp;[.A75])" office:value-type="float" office:value="0">
            <text:p>0</text:p>
          </table:table-cell>
          <table:table-cell table:style-name="ce14" table:formula="of:=([.B75]-[.B76])/[.$B$60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28" table:formula="of:=[.O56]" office:value-type="float" office:value="57.5">
            <text:p>57.5</text:p>
          </table:table-cell>
          <table:table-cell table:style-name="ce28" table:formula="of:=[.P56]" office:value-type="float" office:value="59">
            <text:p>59</text:p>
          </table:table-cell>
          <table:table-cell table:style-name="ce28" table:formula="of:=[.Q56]" office:value-type="float" office:value="60.5">
            <text:p>60.5</text:p>
          </table:table-cell>
          <table:table-cell table:style-name="ce28" table:formula="of:=[.R56]" office:value-type="float" office:value="62">
            <text:p>62</text:p>
          </table:table-cell>
          <table:table-cell table:style-name="ce28" table:formula="of:=[.S56]" office:value-type="float" office:value="63.5">
            <text:p>63.5</text:p>
          </table:table-cell>
          <table:table-cell table:style-name="ce28" table:formula="of:=[.T56]" office:value-type="float" office:value="65">
            <text:p>65</text:p>
          </table:table-cell>
          <table:table-cell table:style-name="ce28" table:formula="of:=[.U56]" office:value-type="float" office:value="66.5">
            <text:p>66.5</text:p>
          </table:table-cell>
          <table:table-cell table:style-name="ce28" table:formula="of:=[.V56]" office:value-type="float" office:value="68">
            <text:p>68</text:p>
          </table:table-cell>
          <table:table-cell table:style-name="ce28" table:formula="of:=[.W56]" office:value-type="float" office:value="71">
            <text:p>71</text:p>
          </table:table-cell>
          <table:table-cell table:style-name="ce28" table:formula="of:=[.X56]" office:value-type="float" office:value="74">
            <text:p>74</text:p>
          </table:table-cell>
          <table:table-cell table:style-name="ce28" table:formula="of:=[.Y56]" office:value-type="float" office:value="77">
            <text:p>77</text:p>
          </table:table-cell>
          <table:table-cell table:style-name="ce28" table:formula="of:=[.Z56]" office:value-type="float" office:value="80">
            <text:p>80</text:p>
          </table:table-cell>
          <table:table-cell table:style-name="ce28" table:formula="of:=[.AA56]" office:value-type="float" office:value="83">
            <text:p>83</text:p>
          </table:table-cell>
          <table:table-cell table:style-name="ce28" table:formula="of:=[.AB56]" office:value-type="float" office:value="96">
            <text:p>96</text:p>
          </table:table-cell>
          <table:table-cell table:number-columns-repeated="996"/>
        </table:table-row>
        <table:table-row table:style-name="ro1">
          <table:table-cell/>
          <table:table-cell/>
          <table:table-cell table:number-columns-repeated="11"/>
          <table:table-cell office:value-type="string">
            <text:p>Nkx2.2</text:p>
          </table:table-cell>
          <table:table-cell table:style-name="ce14" table:formula="of:=6*[.O16]*[.O6]/[.O64]/[.$G$34]" office:value-type="float" office:value="7.48532641193547">
            <text:p>7.49</text:p>
          </table:table-cell>
          <table:table-cell table:style-name="ce14" table:formula="of:=6*[.P16]*[.P6]/[.P64]/[.$G$34]" office:value-type="float" office:value="7.72279546831652">
            <text:p>7.72</text:p>
          </table:table-cell>
          <table:table-cell table:style-name="ce14" table:formula="of:=6*[.Q16]*[.Q6]/[.Q64]/[.$G$34]" office:value-type="float" office:value="7.08810249129665">
            <text:p>7.09</text:p>
          </table:table-cell>
          <table:table-cell table:style-name="ce14" table:formula="of:=6*[.R16]*[.R6]/[.R64]/[.$G$34]" office:value-type="float" office:value="5.26150297371928">
            <text:p>5.26</text:p>
          </table:table-cell>
          <table:table-cell table:style-name="ce14" table:formula="of:=6*[.S16]*[.S6]/[.S64]/[.$G$34]" office:value-type="float" office:value="8.69147016693171">
            <text:p>8.69</text:p>
          </table:table-cell>
          <table:table-cell table:style-name="ce14" table:formula="of:=6*[.T16]*[.T6]/[.T64]/[.$G$34]" office:value-type="float" office:value="13.4413176129101">
            <text:p>13.44</text:p>
          </table:table-cell>
          <table:table-cell table:style-name="ce14" table:formula="of:=6*[.U16]*[.U6]/[.U64]/[.$G$34]" office:value-type="float" office:value="13.7664515362595">
            <text:p>13.77</text:p>
          </table:table-cell>
          <table:table-cell table:style-name="ce14" table:formula="of:=6*[.V16]*[.V6]/[.V64]/[.$G$34]" office:value-type="float" office:value="10.9477029315673">
            <text:p>10.95</text:p>
          </table:table-cell>
          <table:table-cell table:style-name="ce14" table:formula="of:=6*[.W16]*[.W6]/[.W64]/[.$G$34]" office:value-type="float" office:value="9.04686519861613">
            <text:p>9.05</text:p>
          </table:table-cell>
          <table:table-cell table:style-name="ce14" table:formula="of:=6*[.X16]*[.X6]/[.X64]/[.$G$34]" office:value-type="float" office:value="9.4243820531479">
            <text:p>9.42</text:p>
          </table:table-cell>
          <table:table-cell table:style-name="ce14" table:formula="of:=6*[.Y16]*[.Y6]/[.Y64]/[.$G$34]" office:value-type="float" office:value="9.70101604329988">
            <text:p>9.7</text:p>
          </table:table-cell>
          <table:table-cell table:style-name="ce14" table:formula="of:=6*[.Z16]*[.Z6]/[.Z64]/[.$G$34]" office:value-type="float" office:value="5.73685380394182">
            <text:p>5.74</text:p>
          </table:table-cell>
          <table:table-cell table:style-name="ce14" table:formula="of:=6*[.AA16]*[.AA6]/[.AA64]/[.$G$34]" office:value-type="float" office:value="6.27669919120935">
            <text:p>6.28</text:p>
          </table:table-cell>
          <table:table-cell table:style-name="ce14" table:formula="of:=6*[.AB16]*[.AB6]/[.AB64]/[.$G$34]" office:value-type="float" office:value="5.45455729453051">
            <text:p>5.45</text:p>
          </table:table-cell>
          <table:table-cell table:number-columns-repeated="996"/>
        </table:table-row>
        <table:table-row table:style-name="ro1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14" table:formula="of:=6*[.O17]*[.O7]/[.O65]/[.$G$34]" office:value-type="float" office:value="9.64450696636815">
            <text:p>9.64</text:p>
          </table:table-cell>
          <table:table-cell table:style-name="ce14" table:formula="of:=6*[.P17]*[.P7]/[.P65]/[.$G$34]" office:value-type="float" office:value="6.54225303917751">
            <text:p>6.54</text:p>
          </table:table-cell>
          <table:table-cell table:style-name="ce14" table:formula="of:=6*[.Q17]*[.Q7]/[.Q65]/[.$G$34]" office:value-type="float" office:value="5.38076404106787">
            <text:p>5.38</text:p>
          </table:table-cell>
          <table:table-cell table:style-name="ce14" table:formula="of:=6*[.R17]*[.R7]/[.R65]/[.$G$34]" office:value-type="float" office:value="5.63538224345176">
            <text:p>5.64</text:p>
          </table:table-cell>
          <table:table-cell table:style-name="ce14" table:formula="of:=6*[.S17]*[.S7]/[.S65]/[.$G$34]" office:value-type="float" office:value="5.02034751755747">
            <text:p>5.02</text:p>
          </table:table-cell>
          <table:table-cell table:style-name="ce14" table:formula="of:=6*[.T17]*[.T7]/[.T65]/[.$G$34]" office:value-type="float" office:value="6.90335400483686">
            <text:p>6.9</text:p>
          </table:table-cell>
          <table:table-cell table:style-name="ce14" table:formula="of:=6*[.U17]*[.U7]/[.U65]/[.$G$34]" office:value-type="float" office:value="7.73600776297719">
            <text:p>7.74</text:p>
          </table:table-cell>
          <table:table-cell table:style-name="ce14" table:formula="of:=6*[.V17]*[.V7]/[.V65]/[.$G$34]" office:value-type="float" office:value="6.74412624718769">
            <text:p>6.74</text:p>
          </table:table-cell>
          <table:table-cell table:style-name="ce14" table:formula="of:=6*[.W17]*[.W7]/[.W65]/[.$G$34]" office:value-type="float" office:value="5.58413620749469">
            <text:p>5.58</text:p>
          </table:table-cell>
          <table:table-cell table:style-name="ce14" table:formula="of:=6*[.X17]*[.X7]/[.X65]/[.$G$34]" office:value-type="float" office:value="8.41760552783466">
            <text:p>8.42</text:p>
          </table:table-cell>
          <table:table-cell table:style-name="ce14" table:formula="of:=6*[.Y17]*[.Y7]/[.Y65]/[.$G$34]" office:value-type="float" office:value="8.00654891557891">
            <text:p>8.01</text:p>
          </table:table-cell>
          <table:table-cell table:style-name="ce14" table:formula="of:=6*[.Z17]*[.Z7]/[.Z65]/[.$G$34]" office:value-type="float" office:value="5.14109583504956">
            <text:p>5.14</text:p>
          </table:table-cell>
          <table:table-cell table:style-name="ce14" table:formula="of:=6*[.AA17]*[.AA7]/[.AA65]/[.$G$34]" office:value-type="float" office:value="4.21789777363184">
            <text:p>4.22</text:p>
          </table:table-cell>
          <table:table-cell table:style-name="ce14" table:formula="of:=6*[.AB17]*[.AB7]/[.AB65]/[.$G$34]" office:value-type="float" office:value="8.74113144483014">
            <text:p>8.74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Intermediate</text:p>
          </table:table-cell>
          <table:table-cell table:style-name="ce14" table:formula="of:=6*[.O18]*[.O8]/[.O66]/[.$G$34]" office:value-type="float" office:value="12.1335944480455">
            <text:p>12.13</text:p>
          </table:table-cell>
          <table:table-cell table:style-name="ce14" table:formula="of:=6*[.P18]*[.P8]/[.P66]/[.$G$34]" office:value-type="float" office:value="9.02600623277477">
            <text:p>9.03</text:p>
          </table:table-cell>
          <table:table-cell table:style-name="ce14" table:formula="of:=6*[.Q18]*[.Q8]/[.Q66]/[.$G$34]" office:value-type="float" office:value="11.0315096830474">
            <text:p>11.03</text:p>
          </table:table-cell>
          <table:table-cell table:style-name="ce14" table:formula="of:=6*[.R18]*[.R8]/[.R66]/[.$G$34]" office:value-type="float" office:value="12.2641323133861">
            <text:p>12.26</text:p>
          </table:table-cell>
          <table:table-cell table:style-name="ce14" table:formula="of:=6*[.S18]*[.S8]/[.S66]/[.$G$34]" office:value-type="float" office:value="13.2419209752752">
            <text:p>13.24</text:p>
          </table:table-cell>
          <table:table-cell table:style-name="ce14" table:formula="of:=6*[.T18]*[.T8]/[.T66]/[.$G$34]" office:value-type="float" office:value="13.4024346133314">
            <text:p>13.4</text:p>
          </table:table-cell>
          <table:table-cell table:style-name="ce14" table:formula="of:=6*[.U18]*[.U8]/[.U66]/[.$G$34]" office:value-type="float" office:value="13.7436689148877">
            <text:p>13.74</text:p>
          </table:table-cell>
          <table:table-cell table:style-name="ce14" table:formula="of:=6*[.V18]*[.V8]/[.V66]/[.$G$34]" office:value-type="float" office:value="12.8645609591846">
            <text:p>12.86</text:p>
          </table:table-cell>
          <table:table-cell table:style-name="ce14" table:formula="of:=6*[.W18]*[.W8]/[.W66]/[.$G$34]" office:value-type="float" office:value="14.3313010848092">
            <text:p>14.33</text:p>
          </table:table-cell>
          <table:table-cell table:style-name="ce14" table:formula="of:=6*[.X18]*[.X8]/[.X66]/[.$G$34]" office:value-type="float" office:value="11.4411575742271">
            <text:p>11.44</text:p>
          </table:table-cell>
          <table:table-cell table:style-name="ce14" table:formula="of:=6*[.Y18]*[.Y8]/[.Y66]/[.$G$34]" office:value-type="float" office:value="11.3654661228701">
            <text:p>11.37</text:p>
          </table:table-cell>
          <table:table-cell table:style-name="ce14" table:formula="of:=6*[.Z18]*[.Z8]/[.Z66]/[.$G$34]" office:value-type="float" office:value="9.40097375868051">
            <text:p>9.4</text:p>
          </table:table-cell>
          <table:table-cell table:style-name="ce14" table:formula="of:=6*[.AA18]*[.AA8]/[.AA66]/[.$G$34]" office:value-type="float" office:value="7.87577415225878">
            <text:p>7.88</text:p>
          </table:table-cell>
          <table:table-cell table:style-name="ce14" table:formula="of:=6*[.AB18]*[.AB8]/[.AB66]/[.$G$34]" office:value-type="float" office:value="5.28846088832195">
            <text:p>5.29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Pax7</text:p>
          </table:table-cell>
          <table:table-cell table:style-name="ce14" table:formula="of:=6*[.O19]*[.O9]/[.O67]/[.$G$34]" office:value-type="float" office:value="4.28431544888035">
            <text:p>4.28</text:p>
          </table:table-cell>
          <table:table-cell table:style-name="ce14" table:formula="of:=6*[.P19]*[.P9]/[.P67]/[.$G$34]" office:value-type="float" office:value="3.39227158037614">
            <text:p>3.39</text:p>
          </table:table-cell>
          <table:table-cell table:style-name="ce14" table:formula="of:=6*[.Q19]*[.Q9]/[.Q67]/[.$G$34]" office:value-type="float" office:value="3.26372162651489">
            <text:p>3.26</text:p>
          </table:table-cell>
          <table:table-cell table:style-name="ce14" table:formula="of:=6*[.R19]*[.R9]/[.R67]/[.$G$34]" office:value-type="float" office:value="2.95955297497065">
            <text:p>2.96</text:p>
          </table:table-cell>
          <table:table-cell table:style-name="ce14" table:formula="of:=6*[.S19]*[.S9]/[.S67]/[.$G$34]" office:value-type="float" office:value="4.20016604460933">
            <text:p>4.2</text:p>
          </table:table-cell>
          <table:table-cell table:style-name="ce14" table:formula="of:=6*[.T19]*[.T9]/[.T67]/[.$G$34]" office:value-type="float" office:value="4.1991291288944">
            <text:p>4.2</text:p>
          </table:table-cell>
          <table:table-cell table:style-name="ce14" table:formula="of:=6*[.U19]*[.U9]/[.U67]/[.$G$34]" office:value-type="float" office:value="4.94186915651956">
            <text:p>4.94</text:p>
          </table:table-cell>
          <table:table-cell table:style-name="ce14" table:formula="of:=6*[.V19]*[.V9]/[.V67]/[.$G$34]" office:value-type="float" office:value="4.66521850565573">
            <text:p>4.67</text:p>
          </table:table-cell>
          <table:table-cell table:style-name="ce14" table:formula="of:=6*[.W19]*[.W9]/[.W67]/[.$G$34]" office:value-type="float" office:value="3.7163723372488">
            <text:p>3.72</text:p>
          </table:table-cell>
          <table:table-cell table:style-name="ce14" table:formula="of:=6*[.X19]*[.X9]/[.X67]/[.$G$34]" office:value-type="float" office:value="4.47520649061015">
            <text:p>4.48</text:p>
          </table:table-cell>
          <table:table-cell table:style-name="ce14" table:formula="of:=6*[.Y19]*[.Y9]/[.Y67]/[.$G$34]" office:value-type="float" office:value="5.28783952816412">
            <text:p>5.29</text:p>
          </table:table-cell>
          <table:table-cell table:style-name="ce14" table:formula="of:=6*[.Z19]*[.Z9]/[.Z67]/[.$G$34]" office:value-type="float" office:value="5.47754635362182">
            <text:p>5.48</text:p>
          </table:table-cell>
          <table:table-cell table:style-name="ce14" table:formula="of:=6*[.AA19]*[.AA9]/[.AA67]/[.$G$34]" office:value-type="float" office:value="4.9737762962992">
            <text:p>4.97</text:p>
          </table:table-cell>
          <table:table-cell table:style-name="ce14" table:formula="of:=6*[.AB19]*[.AB9]/[.AB67]/[.$G$34]" office:value-type="float" office:value="6.22858808379344">
            <text:p>6.23</text:p>
          </table:table-cell>
          <table:table-cell table:number-columns-repeated="996"/>
        </table:table-row>
        <table:table-row table:style-name="ro1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1011"/>
        </table:table-row>
        <table:table-row table:style-name="ro1">
          <table:table-cell table:style-name="ce9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2</text:p>
          </table:table-cell>
          <table:table-cell table:style-name="ce9" office:value-type="string">
            <text:p>st24</text:p>
          </table:table-cell>
          <table:table-cell table:style-name="ce9" office:value-type="string">
            <text:p>st25</text:p>
          </table:table-cell>
          <table:table-cell table:style-name="ce9" office:value-type="string">
            <text:p>st28</text:p>
          </table:table-cell>
          <table:table-cell table:style-name="ce37"/>
          <table:table-cell table:style-name="ce39" office:value-type="string" table:number-columns-spanned="5" table:number-rows-spanned="1">
            <text:p>Interpolated mitotic index number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table:number-columns-repeated="13"/>
          <table:table-cell table:number-columns-repeated="993"/>
        </table:table-row>
        <table:table-row table:style-name="ro1">
          <table:table-cell table:style-name="ce10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08">
            <text:p>108</text:p>
          </table:table-cell>
          <table:table-cell table:style-name="ce10" office:value-type="float" office:value="132">
            <text:p>132</text:p>
          </table:table-cell>
          <table:table-cell table:style-name="ce37"/>
          <table:table-cell table:style-name="ce39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style-name="ce28" table:formula="of:=[.AC15]" office:value-type="float" office:value="120">
            <text:p>120</text:p>
          </table:table-cell>
          <table:table-cell table:style-name="ce14" table:number-columns-repeated="2"/>
          <table:table-cell table:number-columns-repeated="993"/>
        </table:table-row>
        <table:table-row table:style-name="ro1">
          <table:table-cell table:style-name="ce11" office:value-type="string">
            <text:p>Nkx2.2</text:p>
          </table:table-cell>
          <table:table-cell table:style-name="ce27" office:value-type="float" office:value="0.00176014033504797">
            <text:p>1.76E-003</text:p>
          </table:table-cell>
          <table:table-cell table:style-name="ce27" office:value-type="float" office:value="0.00214479282251226">
            <text:p>2.14E-003</text:p>
          </table:table-cell>
          <table:table-cell table:style-name="ce27" office:value-type="float" office:value="0.000910629297977301">
            <text:p>9.11E-004</text:p>
          </table:table-cell>
          <table:table-cell table:style-name="ce27" office:value-type="float" office:value="0.0025340627698152">
            <text:p>2.53E-003</text:p>
          </table:table-cell>
          <table:table-cell table:style-name="ce27" office:value-type="float" office:value="0.00125346263805156">
            <text:p>1.25E-003</text:p>
          </table:table-cell>
          <table:table-cell table:style-name="ce27" office:value-type="float" office:value="0.00071719107986145">
            <text:p>7.17E-004</text:p>
          </table:table-cell>
          <table:table-cell table:style-name="ce27" office:value-type="float" office:value="0.00122053987921058">
            <text:p>1.22E-003</text:p>
          </table:table-cell>
          <table:table-cell table:style-name="ce27" office:value-type="float" office:value="0.000693617377309892">
            <text:p>6.94E-004</text:p>
          </table:table-cell>
          <table:table-cell table:style-name="ce27" office:value-type="float" office:value="0.000782273550872593">
            <text:p>7.82E-004</text:p>
          </table:table-cell>
          <table:table-cell table:style-name="ce27" office:value-type="float" office:value="0.000578817539576159">
            <text:p>5.79E-004</text:p>
          </table:table-cell>
          <table:table-cell table:style-name="ce27" office:value-type="float" office:value="0.000449993681039698">
            <text:p>4.50E-004</text:p>
          </table:table-cell>
          <table:table-cell table:style-name="ce15"/>
          <table:table-cell office:value-type="string">
            <text:p>Nkx2.2</text:p>
          </table:table-cell>
          <table:table-cell table:style-name="ce30" table:formula="of:=([.O$82]-[.$B$82])/([.$C$82]-[.$B$82])*[.$C83]+([.$C$82]-[.O$82])/([.$C$82]-[.$B$82])*[.$B83]" office:value-type="float" office:value="0.00176014033504797">
            <text:p>1.76E-003</text:p>
          </table:table-cell>
          <table:table-cell table:style-name="ce30" table:formula="of:=([.P$82]-[.$B$82])/([.$C$82]-[.$B$82])*[.$C83]+([.$C$82]-[.P$82])/([.$C$82]-[.$B$82])*[.$B83]" office:value-type="float" office:value="0.00191400133003369">
            <text:p>1.91E-003</text:p>
          </table:table-cell>
          <table:table-cell table:style-name="ce30" table:formula="of:=([.Q$82]-[.$B$82])/([.$C$82]-[.$B$82])*[.$C83]+([.$C$82]-[.Q$82])/([.$C$82]-[.$B$82])*[.$B83]" office:value-type="float" office:value="0.0020678623250194">
            <text:p>2.07E-003</text:p>
          </table:table-cell>
          <table:table-cell table:style-name="ce30" table:formula="of:=([.R$82]-[.$C$82])/([.$D$82]-[.$C$82])*[.$D83]+([.$D$82]-[.R$82])/([.$D$82]-[.$C$82])*[.$C83]" office:value-type="float" office:value="0.00189796011760527">
            <text:p>1.90E-003</text:p>
          </table:table-cell>
          <table:table-cell table:style-name="ce30" table:formula="of:=([.S$82]-[.$C$82])/([.$D$82]-[.$C$82])*[.$D83]+([.$D$82]-[.S$82])/([.$D$82]-[.$C$82])*[.$C83]" office:value-type="float" office:value="0.00140429470779128">
            <text:p>1.40E-003</text:p>
          </table:table-cell>
          <table:table-cell table:style-name="ce30" table:formula="of:=([.T$82]-[.$C$82])/([.$D$82]-[.$C$82])*[.$D83]+([.$D$82]-[.T$82])/([.$D$82]-[.$C$82])*[.$C83]" office:value-type="float" office:value="0.000910629297977301">
            <text:p>9.11E-004</text:p>
          </table:table-cell>
          <table:table-cell table:style-name="ce30" table:formula="of:=([.U$82]-[.$D$82])/([.$E$82]-[.$D$82])*[.$E83]+([.$E$82]-[.U$82])/([.$E$82]-[.$D$82])*[.$D83]" office:value-type="float" office:value="0.00131648766593678">
            <text:p>1.32E-003</text:p>
          </table:table-cell>
          <table:table-cell table:style-name="ce30" table:formula="of:=([.V$82]-[.$D$82])/([.$E$82]-[.$D$82])*[.$E83]+([.$E$82]-[.V$82])/([.$E$82]-[.$D$82])*[.$D83]" office:value-type="float" office:value="0.00172234603389625">
            <text:p>1.72E-003</text:p>
          </table:table-cell>
          <table:table-cell table:style-name="ce30" table:formula="of:=([.W$82]-[.$D$82])/([.$E$82]-[.$D$82])*[.$E83]+([.$E$82]-[.W$82])/([.$E$82]-[.$D$82])*[.$D83]" office:value-type="float" office:value="0.0025340627698152">
            <text:p>2.53E-003</text:p>
          </table:table-cell>
          <table:table-cell table:style-name="ce30" table:formula="of:=(([.X$82]-[.$E$82])*[.$F83]+([.$F$82]-[.X$82])*[.$E83])/([.$F$82]-[.$E$82])" office:value-type="float" office:value="0.00189376270393338">
            <text:p>1.89E-003</text:p>
          </table:table-cell>
          <table:table-cell table:style-name="ce30" table:formula="of:=(([.Y$82]-[.$E$82])*[.$F83]+([.$F$82]-[.Y$82])*[.$E83])/([.$F$82]-[.$E$82])" office:value-type="float" office:value="0.00125346263805156">
            <text:p>1.25E-003</text:p>
          </table:table-cell>
          <table:table-cell table:style-name="ce30" table:formula="of:=(([.Z$82]-[.$F$82])*[.$G83]+([.$G$82]-[.Z$82])*[.$F83])/([.$G$82]-[.$F$82])" office:value-type="float" office:value="0.00089594826592482">
            <text:p>8.96E-004</text:p>
          </table:table-cell>
          <table:table-cell table:style-name="ce30" table:formula="of:=(([.AA$82]-[.$H$82])*[.$I83]+([.$I$82]-[.AA$82])*[.$H83])/([.$I$82]-[.$H$82])" office:value-type="float" office:value="0.0016516582898566">
            <text:p>1.65E-003</text:p>
          </table:table-cell>
          <table:table-cell table:style-name="ce30" table:formula="of:=[.J83]" office:value-type="float" office:value="0.000782273550872593">
            <text:p>7.82E-004</text:p>
          </table:table-cell>
          <table:table-cell table:style-name="ce30" table:formula="of:=(([.AC$82]-[.$K$82])*[.$L83]+([.$L$82]-[.AC$82])*[.$K83])/([.$L$82]-[.$K$82])" office:value-type="float" office:value="0.000514405610307929">
            <text:p>5.14E-004</text:p>
          </table:table-cell>
          <table:table-cell table:style-name="ce41" table:number-columns-repeated="2"/>
          <table:table-cell table:number-columns-repeated="993"/>
        </table:table-row>
        <table:table-row table:style-name="ro1">
          <table:table-cell table:style-name="ce11" office:value-type="string">
            <text:p>Olig2</text:p>
          </table:table-cell>
          <table:table-cell table:style-name="ce27" office:value-type="float" office:value="0.0032115875398787">
            <text:p>3.21E-003</text:p>
          </table:table-cell>
          <table:table-cell table:style-name="ce27" office:value-type="float" office:value="0.00308740373565148">
            <text:p>3.09E-003</text:p>
          </table:table-cell>
          <table:table-cell table:style-name="ce27" office:value-type="float" office:value="0.00407044331269815">
            <text:p>4.07E-003</text:p>
          </table:table-cell>
          <table:table-cell table:style-name="ce27" office:value-type="float" office:value="0.0039353313549878">
            <text:p>3.94E-003</text:p>
          </table:table-cell>
          <table:table-cell table:style-name="ce27" office:value-type="float" office:value="0.00270560426997318">
            <text:p>2.71E-003</text:p>
          </table:table-cell>
          <table:table-cell table:style-name="ce27" office:value-type="float" office:value="0.00192362459409114">
            <text:p>1.92E-003</text:p>
          </table:table-cell>
          <table:table-cell table:style-name="ce27" office:value-type="float" office:value="0.00137261656666839">
            <text:p>1.37E-003</text:p>
          </table:table-cell>
          <table:table-cell table:style-name="ce27" office:value-type="float" office:value="0.00150328577858153">
            <text:p>1.50E-003</text:p>
          </table:table-cell>
          <table:table-cell table:style-name="ce27" office:value-type="float" office:value="0.000797461109731768">
            <text:p>7.97E-004</text:p>
          </table:table-cell>
          <table:table-cell table:style-name="ce27" office:value-type="float" office:value="0.000844712924804706">
            <text:p>8.45E-004</text:p>
          </table:table-cell>
          <table:table-cell table:style-name="ce27" office:value-type="float" office:value="0.00109657417921886">
            <text:p>1.10E-003</text:p>
          </table:table-cell>
          <table:table-cell table:style-name="ce15"/>
          <table:table-cell office:value-type="string">
            <text:p>Olig2</text:p>
          </table:table-cell>
          <table:table-cell table:style-name="ce30" table:formula="of:=([.O$82]-[.$B$82])/([.$C$82]-[.$B$82])*[.$C84]+([.$C$82]-[.O$82])/([.$C$82]-[.$B$82])*[.$B84]" office:value-type="float" office:value="0.0032115875398787">
            <text:p>3.21E-003</text:p>
          </table:table-cell>
          <table:table-cell table:style-name="ce30" table:formula="of:=([.P$82]-[.$B$82])/([.$C$82]-[.$B$82])*[.$C84]+([.$C$82]-[.P$82])/([.$C$82]-[.$B$82])*[.$B84]" office:value-type="float" office:value="0.00316191401818781">
            <text:p>3.16E-003</text:p>
          </table:table-cell>
          <table:table-cell table:style-name="ce30" table:formula="of:=([.Q$82]-[.$B$82])/([.$C$82]-[.$B$82])*[.$C84]+([.$C$82]-[.Q$82])/([.$C$82]-[.$B$82])*[.$B84]" office:value-type="float" office:value="0.00311224049649692">
            <text:p>3.11E-003</text:p>
          </table:table-cell>
          <table:table-cell table:style-name="ce30" table:formula="of:=([.R$82]-[.$C$82])/([.$D$82]-[.$C$82])*[.$D84]+([.$D$82]-[.R$82])/([.$D$82]-[.$C$82])*[.$C84]" office:value-type="float" office:value="0.00328401165106081">
            <text:p>3.28E-003</text:p>
          </table:table-cell>
          <table:table-cell table:style-name="ce30" table:formula="of:=([.S$82]-[.$C$82])/([.$D$82]-[.$C$82])*[.$D84]+([.$D$82]-[.S$82])/([.$D$82]-[.$C$82])*[.$C84]" office:value-type="float" office:value="0.00367722748187948">
            <text:p>3.68E-003</text:p>
          </table:table-cell>
          <table:table-cell table:style-name="ce30" table:formula="of:=([.T$82]-[.$C$82])/([.$D$82]-[.$C$82])*[.$D84]+([.$D$82]-[.T$82])/([.$D$82]-[.$C$82])*[.$C84]" office:value-type="float" office:value="0.00407044331269815">
            <text:p>4.07E-003</text:p>
          </table:table-cell>
          <table:table-cell table:style-name="ce30" table:formula="of:=([.U$82]-[.$D$82])/([.$E$82]-[.$D$82])*[.$E84]+([.$E$82]-[.U$82])/([.$E$82]-[.$D$82])*[.$D84]" office:value-type="float" office:value="0.00403666532327056">
            <text:p>4.04E-003</text:p>
          </table:table-cell>
          <table:table-cell table:style-name="ce30" table:formula="of:=([.V$82]-[.$D$82])/([.$E$82]-[.$D$82])*[.$E84]+([.$E$82]-[.V$82])/([.$E$82]-[.$D$82])*[.$D84]" office:value-type="float" office:value="0.00400288733384298">
            <text:p>4.00E-003</text:p>
          </table:table-cell>
          <table:table-cell table:style-name="ce30" table:formula="of:=([.W$82]-[.$D$82])/([.$E$82]-[.$D$82])*[.$E84]+([.$E$82]-[.W$82])/([.$E$82]-[.$D$82])*[.$D84]" office:value-type="float" office:value="0.0039353313549878">
            <text:p>3.94E-003</text:p>
          </table:table-cell>
          <table:table-cell table:style-name="ce30" table:formula="of:=(([.X$82]-[.$E$82])*[.$F84]+([.$F$82]-[.X$82])*[.$E84])/([.$F$82]-[.$E$82])" office:value-type="float" office:value="0.00332046781248049">
            <text:p>3.32E-003</text:p>
          </table:table-cell>
          <table:table-cell table:style-name="ce30" table:formula="of:=(([.Y$82]-[.$E$82])*[.$F84]+([.$F$82]-[.Y$82])*[.$E84])/([.$F$82]-[.$E$82])" office:value-type="float" office:value="0.00270560426997318">
            <text:p>2.71E-003</text:p>
          </table:table-cell>
          <table:table-cell table:style-name="ce30" table:formula="of:=(([.Z$82]-[.$F$82])*[.$G84]+([.$G$82]-[.Z$82])*[.$F84])/([.$G$82]-[.$F$82])" office:value-type="float" office:value="0.00218428448605182">
            <text:p>2.18E-003</text:p>
          </table:table-cell>
          <table:table-cell table:style-name="ce30" table:formula="of:=(([.AA$82]-[.$H$82])*[.$I84]+([.$I$82]-[.AA$82])*[.$H84])/([.$I$82]-[.$H$82])" office:value-type="float" office:value="0.00126570539328491">
            <text:p>1.27E-003</text:p>
          </table:table-cell>
          <table:table-cell table:style-name="ce30" table:formula="of:=[.J84]" office:value-type="float" office:value="0.000797461109731768">
            <text:p>7.97E-004</text:p>
          </table:table-cell>
          <table:table-cell table:style-name="ce30" table:formula="of:=(([.AC$82]-[.$K$82])*[.$L84]+([.$L$82]-[.AC$82])*[.$K84])/([.$L$82]-[.$K$82])" office:value-type="float" office:value="0.000970643552011783">
            <text:p>9.71E-004</text:p>
          </table:table-cell>
          <table:table-cell table:style-name="ce42" table:number-columns-repeated="2"/>
          <table:table-cell table:style-name="ce15" table:number-columns-repeated="993"/>
        </table:table-row>
        <table:table-row table:style-name="ro1">
          <table:table-cell table:style-name="ce11" office:value-type="string">
            <text:p>Intermediate</text:p>
          </table:table-cell>
          <table:table-cell table:style-name="ce27" office:value-type="float" office:value="0.00385010853643586">
            <text:p>3.85E-003</text:p>
          </table:table-cell>
          <table:table-cell table:style-name="ce27" office:value-type="float" office:value="0.00379403612875811">
            <text:p>3.79E-003</text:p>
          </table:table-cell>
          <table:table-cell table:style-name="ce27" office:value-type="float" office:value="0.00382436489623158">
            <text:p>3.82E-003</text:p>
          </table:table-cell>
          <table:table-cell table:style-name="ce27" office:value-type="float" office:value="0.00356458417768644">
            <text:p>3.56E-003</text:p>
          </table:table-cell>
          <table:table-cell table:style-name="ce27" office:value-type="float" office:value="0.00194792351090404">
            <text:p>1.95E-003</text:p>
          </table:table-cell>
          <table:table-cell table:style-name="ce27" office:value-type="float" office:value="0.00308831711591418">
            <text:p>3.09E-003</text:p>
          </table:table-cell>
          <table:table-cell table:style-name="ce27" office:value-type="float" office:value="0.00192290299226081">
            <text:p>1.92E-003</text:p>
          </table:table-cell>
          <table:table-cell table:style-name="ce27" office:value-type="float" office:value="0.00167353310761998">
            <text:p>1.67E-003</text:p>
          </table:table-cell>
          <table:table-cell table:style-name="ce27" office:value-type="float" office:value="0.00136072852920789">
            <text:p>1.36E-003</text:p>
          </table:table-cell>
          <table:table-cell table:style-name="ce27" office:value-type="float" office:value="0.00116110604840459">
            <text:p>1.16E-003</text:p>
          </table:table-cell>
          <table:table-cell table:style-name="ce27" office:value-type="float" office:value="0.0010325770844577">
            <text:p>1.03E-003</text:p>
          </table:table-cell>
          <table:table-cell table:style-name="ce15"/>
          <table:table-cell office:value-type="string">
            <text:p>Intermediate</text:p>
          </table:table-cell>
          <table:table-cell table:style-name="ce30" table:formula="of:=([.O$82]-[.$B$82])/([.$C$82]-[.$B$82])*[.$C85]+([.$C$82]-[.O$82])/([.$C$82]-[.$B$82])*[.$B85]" office:value-type="float" office:value="0.00385010853643586">
            <text:p>3.85E-003</text:p>
          </table:table-cell>
          <table:table-cell table:style-name="ce30" table:formula="of:=([.P$82]-[.$B$82])/([.$C$82]-[.$B$82])*[.$C85]+([.$C$82]-[.P$82])/([.$C$82]-[.$B$82])*[.$B85]" office:value-type="float" office:value="0.00382767957336476">
            <text:p>3.83E-003</text:p>
          </table:table-cell>
          <table:table-cell table:style-name="ce30" table:formula="of:=([.Q$82]-[.$B$82])/([.$C$82]-[.$B$82])*[.$C85]+([.$C$82]-[.Q$82])/([.$C$82]-[.$B$82])*[.$B85]" office:value-type="float" office:value="0.00380525061029366">
            <text:p>3.81E-003</text:p>
          </table:table-cell>
          <table:table-cell table:style-name="ce30" table:formula="of:=([.R$82]-[.$C$82])/([.$D$82]-[.$C$82])*[.$D85]+([.$D$82]-[.R$82])/([.$D$82]-[.$C$82])*[.$C85]" office:value-type="float" office:value="0.0038001018822528">
            <text:p>3.80E-003</text:p>
          </table:table-cell>
          <table:table-cell table:style-name="ce30" table:formula="of:=([.S$82]-[.$C$82])/([.$D$82]-[.$C$82])*[.$D85]+([.$D$82]-[.S$82])/([.$D$82]-[.$C$82])*[.$C85]" office:value-type="float" office:value="0.00381223338924219">
            <text:p>3.81E-003</text:p>
          </table:table-cell>
          <table:table-cell table:style-name="ce30" table:formula="of:=([.T$82]-[.$C$82])/([.$D$82]-[.$C$82])*[.$D85]+([.$D$82]-[.T$82])/([.$D$82]-[.$C$82])*[.$C85]" office:value-type="float" office:value="0.00382436489623158">
            <text:p>3.82E-003</text:p>
          </table:table-cell>
          <table:table-cell table:style-name="ce30" table:formula="of:=([.U$82]-[.$D$82])/([.$E$82]-[.$D$82])*[.$E85]+([.$E$82]-[.U$82])/([.$E$82]-[.$D$82])*[.$D85]" office:value-type="float" office:value="0.00375941971659529">
            <text:p>3.76E-003</text:p>
          </table:table-cell>
          <table:table-cell table:style-name="ce30" table:formula="of:=([.V$82]-[.$D$82])/([.$E$82]-[.$D$82])*[.$E85]+([.$E$82]-[.V$82])/([.$E$82]-[.$D$82])*[.$D85]" office:value-type="float" office:value="0.00369447453695901">
            <text:p>3.69E-003</text:p>
          </table:table-cell>
          <table:table-cell table:style-name="ce30" table:formula="of:=([.W$82]-[.$D$82])/([.$E$82]-[.$D$82])*[.$E85]+([.$E$82]-[.W$82])/([.$E$82]-[.$D$82])*[.$D85]" office:value-type="float" office:value="0.00356458417768644">
            <text:p>3.56E-003</text:p>
          </table:table-cell>
          <table:table-cell table:style-name="ce30" table:formula="of:=(([.X$82]-[.$E$82])*[.$F85]+([.$F$82]-[.X$82])*[.$E85])/([.$F$82]-[.$E$82])" office:value-type="float" office:value="0.00275625384429524">
            <text:p>2.76E-003</text:p>
          </table:table-cell>
          <table:table-cell table:style-name="ce30" table:formula="of:=(([.Y$82]-[.$E$82])*[.$F85]+([.$F$82]-[.Y$82])*[.$E85])/([.$F$82]-[.$E$82])" office:value-type="float" office:value="0.00194792351090404">
            <text:p>1.95E-003</text:p>
          </table:table-cell>
          <table:table-cell table:style-name="ce30" table:formula="of:=(([.Z$82]-[.$F$82])*[.$G85]+([.$G$82]-[.Z$82])*[.$F85])/([.$G$82]-[.$F$82])" office:value-type="float" office:value="0.00270818591424413">
            <text:p>2.71E-003</text:p>
          </table:table-cell>
          <table:table-cell table:style-name="ce30" table:formula="of:=(([.AA$82]-[.$H$82])*[.$I85]+([.$I$82]-[.AA$82])*[.$H85])/([.$I$82]-[.$H$82])" office:value-type="float" office:value="0.00212693289787603">
            <text:p>2.13E-003</text:p>
          </table:table-cell>
          <table:table-cell table:style-name="ce30" table:formula="of:=[.J85]" office:value-type="float" office:value="0.00136072852920789">
            <text:p>1.36E-003</text:p>
          </table:table-cell>
          <table:table-cell table:style-name="ce30" table:formula="of:=(([.AC$82]-[.$K$82])*[.$L85]+([.$L$82]-[.AC$82])*[.$K85])/([.$L$82]-[.$K$82])" office:value-type="float" office:value="0.00109684156643115">
            <text:p>1.10E-003</text:p>
          </table:table-cell>
          <table:table-cell table:style-name="ce43" table:number-columns-repeated="2"/>
          <table:table-cell table:style-name="ce37" table:number-columns-repeated="993"/>
        </table:table-row>
        <table:table-row table:style-name="ro1">
          <table:table-cell table:style-name="ce11" office:value-type="string">
            <text:p>Pax7</text:p>
          </table:table-cell>
          <table:table-cell table:style-name="ce27" office:value-type="float" office:value="0.00471980071192077">
            <text:p>4.72E-003</text:p>
          </table:table-cell>
          <table:table-cell table:style-name="ce27" office:value-type="float" office:value="0.00478060557213996">
            <text:p>4.78E-003</text:p>
          </table:table-cell>
          <table:table-cell table:style-name="ce27" office:value-type="float" office:value="0.00462823442910334">
            <text:p>4.63E-003</text:p>
          </table:table-cell>
          <table:table-cell table:style-name="ce27" office:value-type="float" office:value="0.00468201159625276">
            <text:p>4.68E-003</text:p>
          </table:table-cell>
          <table:table-cell table:style-name="ce27" office:value-type="float" office:value="0.00339979110888411">
            <text:p>3.40E-003</text:p>
          </table:table-cell>
          <table:table-cell table:style-name="ce27" office:value-type="float" office:value="0.00316307686643056">
            <text:p>3.16E-003</text:p>
          </table:table-cell>
          <table:table-cell table:style-name="ce27" office:value-type="float" office:value="0.00276278068252541">
            <text:p>2.76E-003</text:p>
          </table:table-cell>
          <table:table-cell table:style-name="ce27" office:value-type="float" office:value="0.00228302283683807">
            <text:p>2.28E-003</text:p>
          </table:table-cell>
          <table:table-cell table:style-name="ce27" office:value-type="float" office:value="0.00250364445464917">
            <text:p>2.50E-003</text:p>
          </table:table-cell>
          <table:table-cell table:style-name="ce27" office:value-type="float" office:value="0.00239400760871333">
            <text:p>2.39E-003</text:p>
          </table:table-cell>
          <table:table-cell table:style-name="ce27" office:value-type="float" office:value="0.00217281068737934">
            <text:p>2.17E-003</text:p>
          </table:table-cell>
          <table:table-cell table:style-name="ce15"/>
          <table:table-cell office:value-type="string">
            <text:p>Pax7</text:p>
          </table:table-cell>
          <table:table-cell table:style-name="ce30" table:formula="of:=([.O$82]-[.$B$82])/([.$C$82]-[.$B$82])*[.$C86]+([.$C$82]-[.O$82])/([.$C$82]-[.$B$82])*[.$B86]" office:value-type="float" office:value="0.00471980071192077">
            <text:p>4.72E-003</text:p>
          </table:table-cell>
          <table:table-cell table:style-name="ce30" table:formula="of:=([.P$82]-[.$B$82])/([.$C$82]-[.$B$82])*[.$C86]+([.$C$82]-[.P$82])/([.$C$82]-[.$B$82])*[.$B86]" office:value-type="float" office:value="0.00474412265600845">
            <text:p>4.74E-003</text:p>
          </table:table-cell>
          <table:table-cell table:style-name="ce30" table:formula="of:=([.Q$82]-[.$B$82])/([.$C$82]-[.$B$82])*[.$C86]+([.$C$82]-[.Q$82])/([.$C$82]-[.$B$82])*[.$B86]" office:value-type="float" office:value="0.00476844460009612">
            <text:p>4.77E-003</text:p>
          </table:table-cell>
          <table:table-cell table:style-name="ce30" table:formula="of:=([.R$82]-[.$C$82])/([.$D$82]-[.$C$82])*[.$D86]+([.$D$82]-[.R$82])/([.$D$82]-[.$C$82])*[.$C86]" office:value-type="float" office:value="0.00475013134353264">
            <text:p>4.75E-003</text:p>
          </table:table-cell>
          <table:table-cell table:style-name="ce30" table:formula="of:=([.S$82]-[.$C$82])/([.$D$82]-[.$C$82])*[.$D86]+([.$D$82]-[.S$82])/([.$D$82]-[.$C$82])*[.$C86]" office:value-type="float" office:value="0.00468918288631799">
            <text:p>4.69E-003</text:p>
          </table:table-cell>
          <table:table-cell table:style-name="ce30" table:formula="of:=([.T$82]-[.$C$82])/([.$D$82]-[.$C$82])*[.$D86]+([.$D$82]-[.T$82])/([.$D$82]-[.$C$82])*[.$C86]" office:value-type="float" office:value="0.00462823442910334">
            <text:p>4.63E-003</text:p>
          </table:table-cell>
          <table:table-cell table:style-name="ce30" table:formula="of:=([.U$82]-[.$D$82])/([.$E$82]-[.$D$82])*[.$E86]+([.$E$82]-[.U$82])/([.$E$82]-[.$D$82])*[.$D86]" office:value-type="float" office:value="0.0046416787208907">
            <text:p>4.64E-003</text:p>
          </table:table-cell>
          <table:table-cell table:style-name="ce30" table:formula="of:=([.V$82]-[.$D$82])/([.$E$82]-[.$D$82])*[.$E86]+([.$E$82]-[.V$82])/([.$E$82]-[.$D$82])*[.$D86]" office:value-type="float" office:value="0.00465512301267805">
            <text:p>4.66E-003</text:p>
          </table:table-cell>
          <table:table-cell table:style-name="ce30" table:formula="of:=([.W$82]-[.$D$82])/([.$E$82]-[.$D$82])*[.$E86]+([.$E$82]-[.W$82])/([.$E$82]-[.$D$82])*[.$D86]" office:value-type="float" office:value="0.00468201159625276">
            <text:p>4.68E-003</text:p>
          </table:table-cell>
          <table:table-cell table:style-name="ce30" table:formula="of:=(([.X$82]-[.$E$82])*[.$F86]+([.$F$82]-[.X$82])*[.$E86])/([.$F$82]-[.$E$82])" office:value-type="float" office:value="0.00404090135256844">
            <text:p>4.04E-003</text:p>
          </table:table-cell>
          <table:table-cell table:style-name="ce30" table:formula="of:=(([.Y$82]-[.$E$82])*[.$F86]+([.$F$82]-[.Y$82])*[.$E86])/([.$F$82]-[.$E$82])" office:value-type="float" office:value="0.00339979110888411">
            <text:p>3.40E-003</text:p>
          </table:table-cell>
          <table:table-cell table:style-name="ce30" table:formula="of:=(([.Z$82]-[.$F$82])*[.$G86]+([.$G$82]-[.Z$82])*[.$F86])/([.$G$82]-[.$F$82])" office:value-type="float" office:value="0.00324198161391508">
            <text:p>3.24E-003</text:p>
          </table:table-cell>
          <table:table-cell table:style-name="ce30" table:formula="of:=(([.AA$82]-[.$H$82])*[.$I86]+([.$I$82]-[.AA$82])*[.$H86])/([.$I$82]-[.$H$82])" office:value-type="float" office:value="0.00315530982899687">
            <text:p>3.16E-003</text:p>
          </table:table-cell>
          <table:table-cell table:style-name="ce30" table:formula="of:=[.J86]" office:value-type="float" office:value="0.00250364445464917">
            <text:p>2.50E-003</text:p>
          </table:table-cell>
          <table:table-cell table:style-name="ce30" table:formula="of:=(([.AC$82]-[.$K$82])*[.$L86]+([.$L$82]-[.AC$82])*[.$K86])/([.$L$82]-[.$K$82])" office:value-type="float" office:value="0.00228340914804634">
            <text:p>2.28E-003</text:p>
          </table:table-cell>
          <table:table-cell table:style-name="ce43" table:number-columns-repeated="2"/>
          <table:table-cell table:style-name="ce37" table:number-columns-repeated="993"/>
        </table:table-row>
        <table:table-row table:style-name="ro1">
          <table:table-cell table:style-name="ce6" office:value-type="string">
            <text:p>Error</text:p>
          </table:table-cell>
          <table:table-cell table:style-name="ce15" table:number-columns-repeated="12"/>
          <table:table-cell table:style-name="ce16" office:value-type="string">
            <text:p>Error</text:p>
          </table:table-cell>
          <table:table-cell table:style-name="ce15" table:number-columns-repeated="1010"/>
        </table:table-row>
        <table:table-row table:style-name="ro1">
          <table:table-cell table:style-name="ce13" office:value-type="string">
            <text:p>Nkx2.2</text:p>
          </table:table-cell>
          <table:table-cell table:style-name="ce27" office:value-type="float" office:value="0.000489224014660401">
            <text:p>4.89E-004</text:p>
          </table:table-cell>
          <table:table-cell table:style-name="ce27" office:value-type="float" office:value="0.00105794029233749">
            <text:p>1.06E-003</text:p>
          </table:table-cell>
          <table:table-cell table:style-name="ce27" office:value-type="float" office:value="0.000414284889311963">
            <text:p>4.14E-004</text:p>
          </table:table-cell>
          <table:table-cell table:style-name="ce27" office:value-type="float" office:value="0.00160741091915325">
            <text:p>1.61E-003</text:p>
          </table:table-cell>
          <table:table-cell table:style-name="ce27" office:value-type="float" office:value="0.000285697899046214">
            <text:p>2.86E-004</text:p>
          </table:table-cell>
          <table:table-cell table:style-name="ce27" office:value-type="float" office:value="0.000542058978734254">
            <text:p>5.42E-004</text:p>
          </table:table-cell>
          <table:table-cell table:style-name="ce27" office:value-type="float" office:value="0.000756270526654119">
            <text:p>7.56E-004</text:p>
          </table:table-cell>
          <table:table-cell table:style-name="ce27" office:value-type="float" office:value="0.000510356836888941">
            <text:p>5.10E-004</text:p>
          </table:table-cell>
          <table:table-cell table:style-name="ce27" office:value-type="float" office:value="0.000250124811557973">
            <text:p>2.50E-004</text:p>
          </table:table-cell>
          <table:table-cell table:style-name="ce27" office:value-type="float" office:value="0.000349952698650236">
            <text:p>3.50E-004</text:p>
          </table:table-cell>
          <table:table-cell table:style-name="ce27" office:value-type="float" office:value="0.000420915152072128">
            <text:p>4.21E-004</text:p>
          </table:table-cell>
          <table:table-cell table:style-name="ce15"/>
          <table:table-cell office:value-type="string">
            <text:p>Nkx2.2</text:p>
          </table:table-cell>
          <table:table-cell table:style-name="ce30" table:formula="of:=([.O$82]-[.$B$82])/([.$C$82]-[.$B$82])*[.$C88]+([.$C$82]-[.O$82])/([.$C$82]-[.$B$82])*[.$B88]" office:value-type="float" office:value="0.000489224014660401">
            <text:p>4.89E-004</text:p>
          </table:table-cell>
          <table:table-cell table:style-name="ce30" table:formula="of:=([.P$82]-[.$B$82])/([.$C$82]-[.$B$82])*[.$C88]+([.$C$82]-[.P$82])/([.$C$82]-[.$B$82])*[.$B88]" office:value-type="float" office:value="0.000716710525731237">
            <text:p>7.17E-004</text:p>
          </table:table-cell>
          <table:table-cell table:style-name="ce30" table:formula="of:=([.Q$82]-[.$B$82])/([.$C$82]-[.$B$82])*[.$C88]+([.$C$82]-[.Q$82])/([.$C$82]-[.$B$82])*[.$B88]" office:value-type="float" office:value="0.000944197036802073">
            <text:p>9.44E-004</text:p>
          </table:table-cell>
          <table:table-cell table:style-name="ce30" table:formula="of:=([.R$82]-[.$C$82])/([.$D$82]-[.$C$82])*[.$D88]+([.$D$82]-[.R$82])/([.$D$82]-[.$C$82])*[.$C88]" office:value-type="float" office:value="0.000929209211732385">
            <text:p>9.29E-004</text:p>
          </table:table-cell>
          <table:table-cell table:style-name="ce30" table:formula="of:=([.S$82]-[.$C$82])/([.$D$82]-[.$C$82])*[.$D88]+([.$D$82]-[.S$82])/([.$D$82]-[.$C$82])*[.$C88]" office:value-type="float" office:value="0.000671747050522174">
            <text:p>6.72E-004</text:p>
          </table:table-cell>
          <table:table-cell table:style-name="ce30" table:formula="of:=([.T$82]-[.$C$82])/([.$D$82]-[.$C$82])*[.$D88]+([.$D$82]-[.T$82])/([.$D$82]-[.$C$82])*[.$C88]" office:value-type="float" office:value="0.000414284889311963">
            <text:p>4.14E-004</text:p>
          </table:table-cell>
          <table:table-cell table:style-name="ce30" table:formula="of:=([.U$82]-[.$D$82])/([.$E$82]-[.$D$82])*[.$E88]+([.$E$82]-[.U$82])/([.$E$82]-[.$D$82])*[.$D88]" office:value-type="float" office:value="0.000712566396772284">
            <text:p>7.13E-004</text:p>
          </table:table-cell>
          <table:table-cell table:style-name="ce30" table:formula="of:=([.V$82]-[.$D$82])/([.$E$82]-[.$D$82])*[.$E88]+([.$E$82]-[.V$82])/([.$E$82]-[.$D$82])*[.$D88]" office:value-type="float" office:value="0.0010108479042326">
            <text:p>1.01E-003</text:p>
          </table:table-cell>
          <table:table-cell table:style-name="ce30" table:formula="of:=([.W$82]-[.$D$82])/([.$E$82]-[.$D$82])*[.$E88]+([.$E$82]-[.W$82])/([.$E$82]-[.$D$82])*[.$D88]" office:value-type="float" office:value="0.00160741091915325">
            <text:p>1.61E-003</text:p>
          </table:table-cell>
          <table:table-cell table:style-name="ce30" table:formula="of:=(([.X$82]-[.$E$82])*[.$F88]+([.$F$82]-[.X$82])*[.$E88])/([.$F$82]-[.$E$82])" office:value-type="float" office:value="0.000946554409099731">
            <text:p>9.47E-004</text:p>
          </table:table-cell>
          <table:table-cell table:style-name="ce30" table:formula="of:=(([.Y$82]-[.$E$82])*[.$F88]+([.$F$82]-[.Y$82])*[.$E88])/([.$F$82]-[.$E$82])" office:value-type="float" office:value="0.000285697899046214">
            <text:p>2.86E-004</text:p>
          </table:table-cell>
          <table:table-cell table:style-name="ce30" table:formula="of:=(([.Z$82]-[.$F$82])*[.$G88]+([.$G$82]-[.Z$82])*[.$F88])/([.$G$82]-[.$F$82])" office:value-type="float" office:value="0.000456605285504907">
            <text:p>4.57E-004</text:p>
          </table:table-cell>
          <table:table-cell table:style-name="ce30" table:formula="of:=(([.AA$82]-[.$H$82])*[.$I88]+([.$I$82]-[.AA$82])*[.$H88])/([.$I$82]-[.$H$82])" office:value-type="float" office:value="0.000957472636461993">
            <text:p>9.57E-004</text:p>
          </table:table-cell>
          <table:table-cell table:style-name="ce30" table:formula="of:=[.J88]" office:value-type="float" office:value="0.000250124811557973">
            <text:p>2.50E-004</text:p>
          </table:table-cell>
          <table:table-cell table:style-name="ce30" table:formula="of:=(([.AC$82]-[.$K$82])*[.$L88]+([.$L$82]-[.AC$82])*[.$K88])/([.$L$82]-[.$K$82])" office:value-type="float" office:value="0.000385433925361182">
            <text:p>3.85E-004</text:p>
          </table:table-cell>
          <table:table-cell table:style-name="ce15" table:number-columns-repeated="995"/>
        </table:table-row>
        <table:table-row table:style-name="ro1">
          <table:table-cell table:style-name="ce13" office:value-type="string">
            <text:p>Olig2</text:p>
          </table:table-cell>
          <table:table-cell table:style-name="ce27" office:value-type="float" office:value="0.00124360260236311">
            <text:p>1.24E-003</text:p>
          </table:table-cell>
          <table:table-cell table:style-name="ce27" office:value-type="float" office:value="0.00065797872501474">
            <text:p>6.58E-004</text:p>
          </table:table-cell>
          <table:table-cell table:style-name="ce27" office:value-type="float" office:value="0.00173500691472171">
            <text:p>1.74E-003</text:p>
          </table:table-cell>
          <table:table-cell table:style-name="ce27" office:value-type="float" office:value="0.00116061882820038">
            <text:p>1.16E-003</text:p>
          </table:table-cell>
          <table:table-cell table:style-name="ce27" office:value-type="float" office:value="0.000671665097619258">
            <text:p>6.72E-004</text:p>
          </table:table-cell>
          <table:table-cell table:style-name="ce27" office:value-type="float" office:value="0.000385364219790418">
            <text:p>3.85E-004</text:p>
          </table:table-cell>
          <table:table-cell table:style-name="ce27" office:value-type="float" office:value="0.000429732082281835">
            <text:p>4.30E-004</text:p>
          </table:table-cell>
          <table:table-cell table:style-name="ce27" office:value-type="float" office:value="0.000304769940418588">
            <text:p>3.05E-004</text:p>
          </table:table-cell>
          <table:table-cell table:style-name="ce27" office:value-type="float" office:value="0.000269578868724417">
            <text:p>2.70E-004</text:p>
          </table:table-cell>
          <table:table-cell table:style-name="ce27" office:value-type="float" office:value="0.000218575507072765">
            <text:p>2.19E-004</text:p>
          </table:table-cell>
          <table:table-cell table:style-name="ce27" office:value-type="float" office:value="0.000516504543060329">
            <text:p>5.17E-004</text:p>
          </table:table-cell>
          <table:table-cell table:style-name="ce15"/>
          <table:table-cell office:value-type="string">
            <text:p>Olig2</text:p>
          </table:table-cell>
          <table:table-cell table:style-name="ce30" table:formula="of:=([.O$82]-[.$B$82])/([.$C$82]-[.$B$82])*[.$C89]+([.$C$82]-[.O$82])/([.$C$82]-[.$B$82])*[.$B89]" office:value-type="float" office:value="0.00124360260236311">
            <text:p>1.24E-003</text:p>
          </table:table-cell>
          <table:table-cell table:style-name="ce30" table:formula="of:=([.P$82]-[.$B$82])/([.$C$82]-[.$B$82])*[.$C89]+([.$C$82]-[.P$82])/([.$C$82]-[.$B$82])*[.$B89]" office:value-type="float" office:value="0.00100935305142376">
            <text:p>1.01E-003</text:p>
          </table:table-cell>
          <table:table-cell table:style-name="ce30" table:formula="of:=([.Q$82]-[.$B$82])/([.$C$82]-[.$B$82])*[.$C89]+([.$C$82]-[.Q$82])/([.$C$82]-[.$B$82])*[.$B89]" office:value-type="float" office:value="0.000775103500484414">
            <text:p>7.75E-004</text:p>
          </table:table-cell>
          <table:table-cell table:style-name="ce30" table:formula="of:=([.R$82]-[.$C$82])/([.$D$82]-[.$C$82])*[.$D89]+([.$D$82]-[.R$82])/([.$D$82]-[.$C$82])*[.$C89]" office:value-type="float" office:value="0.000873384362956135">
            <text:p>8.73E-004</text:p>
          </table:table-cell>
          <table:table-cell table:style-name="ce30" table:formula="of:=([.S$82]-[.$C$82])/([.$D$82]-[.$C$82])*[.$D89]+([.$D$82]-[.S$82])/([.$D$82]-[.$C$82])*[.$C89]" office:value-type="float" office:value="0.00130419563883892">
            <text:p>1.30E-003</text:p>
          </table:table-cell>
          <table:table-cell table:style-name="ce30" table:formula="of:=([.T$82]-[.$C$82])/([.$D$82]-[.$C$82])*[.$D89]+([.$D$82]-[.T$82])/([.$D$82]-[.$C$82])*[.$C89]" office:value-type="float" office:value="0.00173500691472171">
            <text:p>1.74E-003</text:p>
          </table:table-cell>
          <table:table-cell table:style-name="ce30" table:formula="of:=([.U$82]-[.$D$82])/([.$E$82]-[.$D$82])*[.$E89]+([.$E$82]-[.U$82])/([.$E$82]-[.$D$82])*[.$D89]" office:value-type="float" office:value="0.00159140989309138">
            <text:p>1.59E-003</text:p>
          </table:table-cell>
          <table:table-cell table:style-name="ce30" table:formula="of:=([.V$82]-[.$D$82])/([.$E$82]-[.$D$82])*[.$E89]+([.$E$82]-[.V$82])/([.$E$82]-[.$D$82])*[.$D89]" office:value-type="float" office:value="0.00144781287146105">
            <text:p>1.45E-003</text:p>
          </table:table-cell>
          <table:table-cell table:style-name="ce30" table:formula="of:=([.W$82]-[.$D$82])/([.$E$82]-[.$D$82])*[.$E89]+([.$E$82]-[.W$82])/([.$E$82]-[.$D$82])*[.$D89]" office:value-type="float" office:value="0.00116061882820038">
            <text:p>1.16E-003</text:p>
          </table:table-cell>
          <table:table-cell table:style-name="ce30" table:formula="of:=(([.X$82]-[.$E$82])*[.$F89]+([.$F$82]-[.X$82])*[.$E89])/([.$F$82]-[.$E$82])" office:value-type="float" office:value="0.000916141962909819">
            <text:p>9.16E-004</text:p>
          </table:table-cell>
          <table:table-cell table:style-name="ce30" table:formula="of:=(([.Y$82]-[.$E$82])*[.$F89]+([.$F$82]-[.Y$82])*[.$E89])/([.$F$82]-[.$E$82])" office:value-type="float" office:value="0.000671665097619258">
            <text:p>6.72E-004</text:p>
          </table:table-cell>
          <table:table-cell table:style-name="ce30" table:formula="of:=(([.Z$82]-[.$F$82])*[.$G89]+([.$G$82]-[.Z$82])*[.$F89])/([.$G$82]-[.$F$82])" office:value-type="float" office:value="0.000480797845733365">
            <text:p>4.81E-004</text:p>
          </table:table-cell>
          <table:table-cell table:style-name="ce30" table:formula="of:=(([.AA$82]-[.$H$82])*[.$I89]+([.$I$82]-[.AA$82])*[.$H89])/([.$I$82]-[.$H$82])" office:value-type="float" office:value="0.0005319738347154">
            <text:p>5.32E-004</text:p>
          </table:table-cell>
          <table:table-cell table:style-name="ce30" table:formula="of:=[.J89]" office:value-type="float" office:value="0.000269578868724417">
            <text:p>2.70E-004</text:p>
          </table:table-cell>
          <table:table-cell table:style-name="ce30" table:formula="of:=(([.AC$82]-[.$K$82])*[.$L89]+([.$L$82]-[.AC$82])*[.$K89])/([.$L$82]-[.$K$82])" office:value-type="float" office:value="0.000367540025066547">
            <text:p>3.68E-004</text:p>
          </table:table-cell>
          <table:table-cell table:style-name="ce15" table:number-columns-repeated="995"/>
        </table:table-row>
        <table:table-row table:style-name="ro1">
          <table:table-cell table:style-name="ce13" office:value-type="string">
            <text:p>Intermediate</text:p>
          </table:table-cell>
          <table:table-cell table:style-name="ce27" office:value-type="float" office:value="0.000623682671051627">
            <text:p>6.24E-004</text:p>
          </table:table-cell>
          <table:table-cell table:style-name="ce27" office:value-type="float" office:value="0.00121486997751843">
            <text:p>1.21E-003</text:p>
          </table:table-cell>
          <table:table-cell table:style-name="ce27" office:value-type="float" office:value="0.000807054873220945">
            <text:p>8.07E-004</text:p>
          </table:table-cell>
          <table:table-cell table:style-name="ce27" office:value-type="float" office:value="0.000849843509917427">
            <text:p>8.50E-004</text:p>
          </table:table-cell>
          <table:table-cell table:style-name="ce27" office:value-type="float" office:value="0.000594297051916685">
            <text:p>5.94E-004</text:p>
          </table:table-cell>
          <table:table-cell table:style-name="ce27" office:value-type="float" office:value="0.000641928829047044">
            <text:p>6.42E-004</text:p>
          </table:table-cell>
          <table:table-cell table:style-name="ce27" office:value-type="float" office:value="0.000312512914986979">
            <text:p>3.13E-004</text:p>
          </table:table-cell>
          <table:table-cell table:style-name="ce27" office:value-type="float" office:value="0.000237988141271405">
            <text:p>2.38E-004</text:p>
          </table:table-cell>
          <table:table-cell table:style-name="ce27" office:value-type="float" office:value="0.000439938548301756">
            <text:p>4.40E-004</text:p>
          </table:table-cell>
          <table:table-cell table:style-name="ce27" office:value-type="float" office:value="0.000217849673037103">
            <text:p>2.18E-004</text:p>
          </table:table-cell>
          <table:table-cell table:style-name="ce27" office:value-type="float" office:value="0.000318585766509085">
            <text:p>3.19E-004</text:p>
          </table:table-cell>
          <table:table-cell table:style-name="ce15"/>
          <table:table-cell office:value-type="string">
            <text:p>Intermediate</text:p>
          </table:table-cell>
          <table:table-cell table:style-name="ce30" table:formula="of:=([.O$82]-[.$B$82])/([.$C$82]-[.$B$82])*[.$C90]+([.$C$82]-[.O$82])/([.$C$82]-[.$B$82])*[.$B90]" office:value-type="float" office:value="0.000623682671051627">
            <text:p>6.24E-004</text:p>
          </table:table-cell>
          <table:table-cell table:style-name="ce30" table:formula="of:=([.P$82]-[.$B$82])/([.$C$82]-[.$B$82])*[.$C90]+([.$C$82]-[.P$82])/([.$C$82]-[.$B$82])*[.$B90]" office:value-type="float" office:value="0.000860157593638349">
            <text:p>8.60E-004</text:p>
          </table:table-cell>
          <table:table-cell table:style-name="ce30" table:formula="of:=([.Q$82]-[.$B$82])/([.$C$82]-[.$B$82])*[.$C90]+([.$C$82]-[.Q$82])/([.$C$82]-[.$B$82])*[.$B90]" office:value-type="float" office:value="0.00109663251622507">
            <text:p>1.10E-003</text:p>
          </table:table-cell>
          <table:table-cell table:style-name="ce30" table:formula="of:=([.R$82]-[.$C$82])/([.$D$82]-[.$C$82])*[.$D90]+([.$D$82]-[.R$82])/([.$D$82]-[.$C$82])*[.$C90]" office:value-type="float" office:value="0.00113330695665893">
            <text:p>1.13E-003</text:p>
          </table:table-cell>
          <table:table-cell table:style-name="ce30" table:formula="of:=([.S$82]-[.$C$82])/([.$D$82]-[.$C$82])*[.$D90]+([.$D$82]-[.S$82])/([.$D$82]-[.$C$82])*[.$C90]" office:value-type="float" office:value="0.000970180914939939">
            <text:p>9.70E-004</text:p>
          </table:table-cell>
          <table:table-cell table:style-name="ce30" table:formula="of:=([.T$82]-[.$C$82])/([.$D$82]-[.$C$82])*[.$D90]+([.$D$82]-[.T$82])/([.$D$82]-[.$C$82])*[.$C90]" office:value-type="float" office:value="0.000807054873220945">
            <text:p>8.07E-004</text:p>
          </table:table-cell>
          <table:table-cell table:style-name="ce30" table:formula="of:=([.U$82]-[.$D$82])/([.$E$82]-[.$D$82])*[.$E90]+([.$E$82]-[.U$82])/([.$E$82]-[.$D$82])*[.$D90]" office:value-type="float" office:value="0.000817752032395065">
            <text:p>8.18E-004</text:p>
          </table:table-cell>
          <table:table-cell table:style-name="ce30" table:formula="of:=([.V$82]-[.$D$82])/([.$E$82]-[.$D$82])*[.$E90]+([.$E$82]-[.V$82])/([.$E$82]-[.$D$82])*[.$D90]" office:value-type="float" office:value="0.000828449191569186">
            <text:p>8.28E-004</text:p>
          </table:table-cell>
          <table:table-cell table:style-name="ce30" table:formula="of:=([.W$82]-[.$D$82])/([.$E$82]-[.$D$82])*[.$E90]+([.$E$82]-[.W$82])/([.$E$82]-[.$D$82])*[.$D90]" office:value-type="float" office:value="0.000849843509917427">
            <text:p>8.50E-004</text:p>
          </table:table-cell>
          <table:table-cell table:style-name="ce30" table:formula="of:=(([.X$82]-[.$E$82])*[.$F90]+([.$F$82]-[.X$82])*[.$E90])/([.$F$82]-[.$E$82])" office:value-type="float" office:value="0.000722070280917056">
            <text:p>7.22E-004</text:p>
          </table:table-cell>
          <table:table-cell table:style-name="ce30" table:formula="of:=(([.Y$82]-[.$E$82])*[.$F90]+([.$F$82]-[.Y$82])*[.$E90])/([.$F$82]-[.$E$82])" office:value-type="float" office:value="0.000594297051916685">
            <text:p>5.94E-004</text:p>
          </table:table-cell>
          <table:table-cell table:style-name="ce30" table:formula="of:=(([.Z$82]-[.$F$82])*[.$G90]+([.$G$82]-[.Z$82])*[.$F90])/([.$G$82]-[.$F$82])" office:value-type="float" office:value="0.000626051570003591">
            <text:p>6.26E-004</text:p>
          </table:table-cell>
          <table:table-cell table:style-name="ce30" table:formula="of:=(([.AA$82]-[.$H$82])*[.$I90]+([.$I$82]-[.AA$82])*[.$H90])/([.$I$82]-[.$H$82])" office:value-type="float" office:value="0.000373487729845176">
            <text:p>3.73E-004</text:p>
          </table:table-cell>
          <table:table-cell table:style-name="ce30" table:formula="of:=[.J90]" office:value-type="float" office:value="0.000439938548301756">
            <text:p>4.40E-004</text:p>
          </table:table-cell>
          <table:table-cell table:style-name="ce30" table:formula="of:=(([.AC$82]-[.$K$82])*[.$L90]+([.$L$82]-[.AC$82])*[.$K90])/([.$L$82]-[.$K$82])" office:value-type="float" office:value="0.000268217719773094">
            <text:p>2.68E-004</text:p>
          </table:table-cell>
          <table:table-cell table:style-name="ce15" table:number-columns-repeated="995"/>
        </table:table-row>
        <table:table-row table:style-name="ro1">
          <table:table-cell table:style-name="ce13" office:value-type="string">
            <text:p>Pax7</text:p>
          </table:table-cell>
          <table:table-cell table:style-name="ce27" office:value-type="float" office:value="0.000921976974622115">
            <text:p>9.22E-004</text:p>
          </table:table-cell>
          <table:table-cell table:style-name="ce27" office:value-type="float" office:value="0.000986570598000417">
            <text:p>9.87E-004</text:p>
          </table:table-cell>
          <table:table-cell table:style-name="ce27" office:value-type="float" office:value="0.0015073522984946">
            <text:p>1.51E-003</text:p>
          </table:table-cell>
          <table:table-cell table:style-name="ce27" office:value-type="float" office:value="0.00145443709919107">
            <text:p>1.45E-003</text:p>
          </table:table-cell>
          <table:table-cell table:style-name="ce27" office:value-type="float" office:value="0.00104261401478433">
            <text:p>1.04E-003</text:p>
          </table:table-cell>
          <table:table-cell table:style-name="ce27" office:value-type="float" office:value="0.000670641162921985">
            <text:p>6.71E-004</text:p>
          </table:table-cell>
          <table:table-cell table:style-name="ce27" office:value-type="float" office:value="0.000550848843436097">
            <text:p>5.51E-004</text:p>
          </table:table-cell>
          <table:table-cell table:style-name="ce27" office:value-type="float" office:value="0.000340885513165556">
            <text:p>3.41E-004</text:p>
          </table:table-cell>
          <table:table-cell table:style-name="ce27" office:value-type="float" office:value="0.000268784309773316">
            <text:p>2.69E-004</text:p>
          </table:table-cell>
          <table:table-cell table:style-name="ce27" office:value-type="float" office:value="0.000351971337379027">
            <text:p>3.52E-004</text:p>
          </table:table-cell>
          <table:table-cell table:style-name="ce27" office:value-type="float" office:value="0.000302610818192824">
            <text:p>3.03E-004</text:p>
          </table:table-cell>
          <table:table-cell table:style-name="ce15"/>
          <table:table-cell office:value-type="string">
            <text:p>Pax7</text:p>
          </table:table-cell>
          <table:table-cell table:style-name="ce30" table:formula="of:=([.O$82]-[.$B$82])/([.$C$82]-[.$B$82])*[.$C91]+([.$C$82]-[.O$82])/([.$C$82]-[.$B$82])*[.$B91]" office:value-type="float" office:value="0.000921976974622115">
            <text:p>9.22E-004</text:p>
          </table:table-cell>
          <table:table-cell table:style-name="ce30" table:formula="of:=([.P$82]-[.$B$82])/([.$C$82]-[.$B$82])*[.$C91]+([.$C$82]-[.P$82])/([.$C$82]-[.$B$82])*[.$B91]" office:value-type="float" office:value="0.000947814423973436">
            <text:p>9.48E-004</text:p>
          </table:table-cell>
          <table:table-cell table:style-name="ce30" table:formula="of:=([.Q$82]-[.$B$82])/([.$C$82]-[.$B$82])*[.$C91]+([.$C$82]-[.Q$82])/([.$C$82]-[.$B$82])*[.$B91]" office:value-type="float" office:value="0.000973651873324756">
            <text:p>9.74E-004</text:p>
          </table:table-cell>
          <table:table-cell table:style-name="ce30" table:formula="of:=([.R$82]-[.$C$82])/([.$D$82]-[.$C$82])*[.$D91]+([.$D$82]-[.R$82])/([.$D$82]-[.$C$82])*[.$C91]" office:value-type="float" office:value="0.00109072693809925">
            <text:p>1.09E-003</text:p>
          </table:table-cell>
          <table:table-cell table:style-name="ce30" table:formula="of:=([.S$82]-[.$C$82])/([.$D$82]-[.$C$82])*[.$D91]+([.$D$82]-[.S$82])/([.$D$82]-[.$C$82])*[.$C91]" office:value-type="float" office:value="0.00129903961829692">
            <text:p>1.30E-003</text:p>
          </table:table-cell>
          <table:table-cell table:style-name="ce30" table:formula="of:=([.T$82]-[.$C$82])/([.$D$82]-[.$C$82])*[.$D91]+([.$D$82]-[.T$82])/([.$D$82]-[.$C$82])*[.$C91]" office:value-type="float" office:value="0.0015073522984946">
            <text:p>1.51E-003</text:p>
          </table:table-cell>
          <table:table-cell table:style-name="ce30" table:formula="of:=([.U$82]-[.$D$82])/([.$E$82]-[.$D$82])*[.$E91]+([.$E$82]-[.U$82])/([.$E$82]-[.$D$82])*[.$D91]" office:value-type="float" office:value="0.00149412349866872">
            <text:p>1.49E-003</text:p>
          </table:table-cell>
          <table:table-cell table:style-name="ce30" table:formula="of:=([.V$82]-[.$D$82])/([.$E$82]-[.$D$82])*[.$E91]+([.$E$82]-[.V$82])/([.$E$82]-[.$D$82])*[.$D91]" office:value-type="float" office:value="0.00148089469884284">
            <text:p>1.48E-003</text:p>
          </table:table-cell>
          <table:table-cell table:style-name="ce30" table:formula="of:=([.W$82]-[.$D$82])/([.$E$82]-[.$D$82])*[.$E91]+([.$E$82]-[.W$82])/([.$E$82]-[.$D$82])*[.$D91]" office:value-type="float" office:value="0.00145443709919107">
            <text:p>1.45E-003</text:p>
          </table:table-cell>
          <table:table-cell table:style-name="ce30" table:formula="of:=(([.X$82]-[.$E$82])*[.$F91]+([.$F$82]-[.X$82])*[.$E91])/([.$F$82]-[.$E$82])" office:value-type="float" office:value="0.0012485255569877">
            <text:p>1.25E-003</text:p>
          </table:table-cell>
          <table:table-cell table:style-name="ce30" table:formula="of:=(([.Y$82]-[.$E$82])*[.$F91]+([.$F$82]-[.Y$82])*[.$E91])/([.$F$82]-[.$E$82])" office:value-type="float" office:value="0.00104261401478433">
            <text:p>1.04E-003</text:p>
          </table:table-cell>
          <table:table-cell table:style-name="ce30" table:formula="of:=(([.Z$82]-[.$F$82])*[.$G91]+([.$G$82]-[.Z$82])*[.$F91])/([.$G$82]-[.$F$82])" office:value-type="float" office:value="0.000794632113542765">
            <text:p>7.95E-004</text:p>
          </table:table-cell>
          <table:table-cell table:style-name="ce30" table:formula="of:=(([.AA$82]-[.$H$82])*[.$I91]+([.$I$82]-[.AA$82])*[.$H91])/([.$I$82]-[.$H$82])" office:value-type="float" office:value="0.000722637022748357">
            <text:p>7.23E-004</text:p>
          </table:table-cell>
          <table:table-cell table:style-name="ce30" table:formula="of:=[.J91]" office:value-type="float" office:value="0.000268784309773316">
            <text:p>2.69E-004</text:p>
          </table:table-cell>
          <table:table-cell table:style-name="ce30" table:formula="of:=(([.AC$82]-[.$K$82])*[.$L91]+([.$L$82]-[.AC$82])*[.$K91])/([.$L$82]-[.$K$82])" office:value-type="float" office:value="0.000327291077785926">
            <text:p>3.27E-004</text:p>
          </table:table-cell>
          <table:table-cell table:style-name="ce15" table:number-columns-repeated="995"/>
        </table:table-row>
        <table:table-row table:style-name="ro1">
          <table:table-cell table:style-name="ce15" table:number-columns-repeated="1024"/>
        </table:table-row>
        <table:table-row table:style-name="ro1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5" table:number-columns-repeated="1011"/>
        </table:table-row>
        <table:table-row table:style-name="ro1">
          <table:table-cell table:style-name="ce1" office:value-type="string">
            <text:p>Time [h]</text:p>
          </table:table-cell>
          <table:table-cell table:style-name="ce28" table:formula="of:=[.O56]" office:value-type="float" office:value="57.5">
            <text:p>57.5</text:p>
          </table:table-cell>
          <table:table-cell table:style-name="ce28" table:formula="of:=[.P56]" office:value-type="float" office:value="59">
            <text:p>59</text:p>
          </table:table-cell>
          <table:table-cell table:style-name="ce28" table:formula="of:=[.Q56]" office:value-type="float" office:value="60.5">
            <text:p>60.5</text:p>
          </table:table-cell>
          <table:table-cell table:style-name="ce28" table:formula="of:=[.R56]" office:value-type="float" office:value="62">
            <text:p>62</text:p>
          </table:table-cell>
          <table:table-cell table:style-name="ce28" table:formula="of:=[.S56]" office:value-type="float" office:value="63.5">
            <text:p>63.5</text:p>
          </table:table-cell>
          <table:table-cell table:style-name="ce28" table:formula="of:=[.T56]" office:value-type="float" office:value="65">
            <text:p>65</text:p>
          </table:table-cell>
          <table:table-cell table:style-name="ce28" table:formula="of:=[.U56]" office:value-type="float" office:value="66.5">
            <text:p>66.5</text:p>
          </table:table-cell>
          <table:table-cell table:style-name="ce28" table:formula="of:=[.V56]" office:value-type="float" office:value="68">
            <text:p>68</text:p>
          </table:table-cell>
          <table:table-cell table:style-name="ce28" table:formula="of:=[.W56]" office:value-type="float" office:value="71">
            <text:p>71</text:p>
          </table:table-cell>
          <table:table-cell table:style-name="ce28" table:formula="of:=[.X56]" office:value-type="float" office:value="74">
            <text:p>74</text:p>
          </table:table-cell>
          <table:table-cell table:style-name="ce28" table:formula="of:=[.Y56]" office:value-type="float" office:value="77">
            <text:p>77</text:p>
          </table:table-cell>
          <table:table-cell table:style-name="ce28" table:formula="of:=[.Z56]" office:value-type="float" office:value="80">
            <text:p>80</text:p>
          </table:table-cell>
          <table:table-cell table:style-name="ce28" table:formula="of:=[.AA56]" office:value-type="float" office:value="83">
            <text:p>83</text:p>
          </table:table-cell>
          <table:table-cell table:style-name="ce28" table:formula="of:=[.AB56]" office:value-type="float" office:value="96">
            <text:p>96</text:p>
          </table:table-cell>
          <table:table-cell table:number-columns-repeated="4"/>
          <table:table-cell table:style-name="ce15" table:number-columns-repeated="1005"/>
        </table:table-row>
        <table:table-row table:style-name="ro1">
          <table:table-cell office:value-type="string">
            <text:p>Nkx2.2</text:p>
          </table:table-cell>
          <table:table-cell table:style-name="ce29" table:formula="of:=[.O83]/([.O64]/(6*[.O16]))" office:value-type="float" office:value="0.010678184699291">
            <text:p>0.01</text:p>
          </table:table-cell>
          <table:table-cell table:style-name="ce29" table:formula="of:=[.P83]/([.P64]/(6*[.P16]))" office:value-type="float" office:value="0.0110233790435948">
            <text:p>0.01</text:p>
          </table:table-cell>
          <table:table-cell table:style-name="ce29" table:formula="of:=[.Q83]/([.Q64]/(6*[.Q16]))" office:value-type="float" office:value="0.0104058009402519">
            <text:p>0.01</text:p>
          </table:table-cell>
          <table:table-cell table:style-name="ce29" table:formula="of:=[.R83]/([.R64]/(6*[.R16]))" office:value-type="float" office:value="0.00721834236338326">
            <text:p>0.01</text:p>
          </table:table-cell>
          <table:table-cell table:style-name="ce29" table:formula="of:=[.S83]/([.S64]/(6*[.S16]))" office:value-type="float" office:value="0.00809219818609494">
            <text:p>0.01</text:p>
          </table:table-cell>
          <table:table-cell table:style-name="ce29" table:formula="of:=[.T83]/([.T64]/(6*[.T16]))" office:value-type="float" office:value="0.00701028451562869">
            <text:p>0.01</text:p>
          </table:table-cell>
          <table:table-cell table:style-name="ce29" table:formula="of:=[.U83]/([.U64]/(6*[.U16]))" office:value-type="float" office:value="0.0110150998847845">
            <text:p>0.01</text:p>
          </table:table-cell>
          <table:table-cell table:style-name="ce29" table:formula="of:=[.V83]/([.V64]/(6*[.V16]))" office:value-type="float" office:value="0.012207316553219">
            <text:p>0.01</text:p>
          </table:table-cell>
          <table:table-cell table:style-name="ce29" table:formula="of:=[.W83]/([.W64]/(6*[.W16]))" office:value-type="float" office:value="0.0145293022970124">
            <text:p>0.01</text:p>
          </table:table-cell>
          <table:table-cell table:style-name="ce29" table:formula="of:=[.X83]/([.X64]/(6*[.X16]))" office:value-type="float" office:value="0.0115056605167864">
            <text:p>0.01</text:p>
          </table:table-cell>
          <table:table-cell table:style-name="ce29" table:formula="of:=[.Y83]/([.Y64]/(6*[.Y16]))" office:value-type="float" office:value="0.00779048640973839">
            <text:p>0.01</text:p>
          </table:table-cell>
          <table:table-cell table:style-name="ce29" table:formula="of:=[.Z83]/([.Z64]/(6*[.Z16]))" office:value-type="float" office:value="0.00348184416784995">
            <text:p>0</text:p>
          </table:table-cell>
          <table:table-cell table:style-name="ce29" table:formula="of:=[.AA83]/([.AA64]/(6*[.AA16]))" office:value-type="float" office:value="0.00708017218357025">
            <text:p>0.01</text:p>
          </table:table-cell>
          <table:table-cell table:style-name="ce29" table:formula="of:=[.AB83]/([.AB64]/(6*[.AB16]))" office:value-type="float" office:value="0.00376492614563962">
            <text:p>0</text:p>
          </table:table-cell>
          <table:table-cell table:style-name="ce15" table:number-columns-repeated="1009"/>
        </table:table-row>
        <table:table-row table:style-name="ro1">
          <table:table-cell office:value-type="string">
            <text:p>Olig2</text:p>
          </table:table-cell>
          <table:table-cell table:style-name="ce29" table:formula="of:=[.O84]/([.O65]/(6*[.O17]))" office:value-type="float" office:value="0.0205359502227811">
            <text:p>0.02</text:p>
          </table:table-cell>
          <table:table-cell table:style-name="ce29" table:formula="of:=[.P84]/([.P65]/(6*[.P17]))" office:value-type="float" office:value="0.01322023461217">
            <text:p>0.01</text:p>
          </table:table-cell>
          <table:table-cell table:style-name="ce29" table:formula="of:=[.Q84]/([.Q65]/(6*[.Q17]))" office:value-type="float" office:value="0.0097202343490124">
            <text:p>0.01</text:p>
          </table:table-cell>
          <table:table-cell table:style-name="ce29" table:formula="of:=[.R84]/([.R65]/(6*[.R17]))" office:value-type="float" office:value="0.0104103883677725">
            <text:p>0.01</text:p>
          </table:table-cell>
          <table:table-cell table:style-name="ce29" table:formula="of:=[.S84]/([.S65]/(6*[.S17]))" office:value-type="float" office:value="0.00943670140371822">
            <text:p>0.01</text:p>
          </table:table-cell>
          <table:table-cell table:style-name="ce29" table:formula="of:=[.T84]/([.T65]/(6*[.T17]))" office:value-type="float" office:value="0.014650328680245">
            <text:p>0.01</text:p>
          </table:table-cell>
          <table:table-cell table:style-name="ce29" table:formula="of:=[.U84]/([.U65]/(6*[.U17]))" office:value-type="float" office:value="0.0162288229057278">
            <text:p>0.02</text:p>
          </table:table-cell>
          <table:table-cell table:style-name="ce29" table:formula="of:=[.V84]/([.V65]/(6*[.V17]))" office:value-type="float" office:value="0.0139846883532915">
            <text:p>0.01</text:p>
          </table:table-cell>
          <table:table-cell table:style-name="ce29" table:formula="of:=[.W84]/([.W65]/(6*[.W17]))" office:value-type="float" office:value="0.0119460375807685">
            <text:p>0.01</text:p>
          </table:table-cell>
          <table:table-cell table:style-name="ce29" table:formula="of:=[.X84]/([.X65]/(6*[.X17]))" office:value-type="float" office:value="0.0146019037340853">
            <text:p>0.01</text:p>
          </table:table-cell>
          <table:table-cell table:style-name="ce29" table:formula="of:=[.Y84]/([.Y65]/(6*[.Y17]))" office:value-type="float" office:value="0.0129307287809237">
            <text:p>0.01</text:p>
          </table:table-cell>
          <table:table-cell table:style-name="ce29" table:formula="of:=[.Z84]/([.Z65]/(6*[.Z17]))" office:value-type="float" office:value="0.00675614120479722">
            <text:p>0.01</text:p>
          </table:table-cell>
          <table:table-cell table:style-name="ce29" table:formula="of:=[.AA84]/([.AA65]/(6*[.AA17]))" office:value-type="float" office:value="0.00365375273348873">
            <text:p>0</text:p>
          </table:table-cell>
          <table:table-cell table:style-name="ce29" table:formula="of:=[.AB84]/([.AB65]/(6*[.AB17]))" office:value-type="float" office:value="0.00529617491661535">
            <text:p>0.01</text:p>
          </table:table-cell>
          <table:table-cell table:style-name="ce15" table:number-columns-repeated="1009"/>
        </table:table-row>
        <table:table-row table:style-name="ro1">
          <table:table-cell office:value-type="string">
            <text:p>Intermediate</text:p>
          </table:table-cell>
          <table:table-cell table:style-name="ce29" table:formula="of:=[.O85]/([.O66]/(6*[.O18]))" office:value-type="float" office:value="0.0248724073187209">
            <text:p>0.02</text:p>
          </table:table-cell>
          <table:table-cell table:style-name="ce29" table:formula="of:=[.P85]/([.P66]/(6*[.P18]))" office:value-type="float" office:value="0.0196955895294446">
            <text:p>0.02</text:p>
          </table:table-cell>
          <table:table-cell table:style-name="ce29" table:formula="of:=[.Q85]/([.Q66]/(6*[.Q18]))" office:value-type="float" office:value="0.0220592453791327">
            <text:p>0.02</text:p>
          </table:table-cell>
          <table:table-cell table:style-name="ce29" table:formula="of:=[.R85]/([.R66]/(6*[.R18]))" office:value-type="float" office:value="0.0222328294189025">
            <text:p>0.02</text:p>
          </table:table-cell>
          <table:table-cell table:style-name="ce29" table:formula="of:=[.S85]/([.S66]/(6*[.S18]))" office:value-type="float" office:value="0.0235521844946749">
            <text:p>0.02</text:p>
          </table:table-cell>
          <table:table-cell table:style-name="ce29" table:formula="of:=[.T85]/([.T66]/(6*[.T18]))" office:value-type="float" office:value="0.0224404366319286">
            <text:p>0.02</text:p>
          </table:table-cell>
          <table:table-cell table:style-name="ce29" table:formula="of:=[.U85]/([.U66]/(6*[.U18]))" office:value-type="float" office:value="0.0235786705768607">
            <text:p>0.02</text:p>
          </table:table-cell>
          <table:table-cell table:style-name="ce29" table:formula="of:=[.V85]/([.V66]/(6*[.V18]))" office:value-type="float" office:value="0.0226480115505266">
            <text:p>0.02</text:p>
          </table:table-cell>
          <table:table-cell table:style-name="ce29" table:formula="of:=[.W85]/([.W66]/(6*[.W18]))" office:value-type="float" office:value="0.0226648957796567">
            <text:p>0.02</text:p>
          </table:table-cell>
          <table:table-cell table:style-name="ce29" table:formula="of:=[.X85]/([.X66]/(6*[.X18]))" office:value-type="float" office:value="0.0151610213773942">
            <text:p>0.02</text:p>
          </table:table-cell>
          <table:table-cell table:style-name="ce29" table:formula="of:=[.Y85]/([.Y66]/(6*[.Y18]))" office:value-type="float" office:value="0.0111407343847476">
            <text:p>0.01</text:p>
          </table:table-cell>
          <table:table-cell table:style-name="ce29" table:formula="of:=[.Z85]/([.Z66]/(6*[.Z18]))" office:value-type="float" office:value="0.0133275661532562">
            <text:p>0.01</text:p>
          </table:table-cell>
          <table:table-cell table:style-name="ce29" table:formula="of:=[.AA85]/([.AA66]/(6*[.AA18]))" office:value-type="float" office:value="0.00944757992890031">
            <text:p>0.01</text:p>
          </table:table-cell>
          <table:table-cell table:style-name="ce29" table:formula="of:=[.AB85]/([.AB66]/(6*[.AB18]))" office:value-type="float" office:value="0.00403221039803208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Pax7</text:p>
          </table:table-cell>
          <table:table-cell table:style-name="ce29" table:formula="of:=[.O86]/([.O67]/(6*[.O19]))" office:value-type="float" office:value="0.0126359248061404">
            <text:p>0.01</text:p>
          </table:table-cell>
          <table:table-cell table:style-name="ce29" table:formula="of:=[.P86]/([.P67]/(6*[.P19]))" office:value-type="float" office:value="0.0100323043471154">
            <text:p>0.01</text:p>
          </table:table-cell>
          <table:table-cell table:style-name="ce29" table:formula="of:=[.Q86]/([.Q67]/(6*[.Q19]))" office:value-type="float" office:value="0.00894505695793265">
            <text:p>0.01</text:p>
          </table:table-cell>
          <table:table-cell table:style-name="ce29" table:formula="of:=[.R86]/([.R67]/(6*[.R19]))" office:value-type="float" office:value="0.00827513580022017">
            <text:p>0.01</text:p>
          </table:table-cell>
          <table:table-cell table:style-name="ce29" table:formula="of:=[.S86]/([.S67]/(6*[.S19]))" office:value-type="float" office:value="0.0102211730436487">
            <text:p>0.01</text:p>
          </table:table-cell>
          <table:table-cell table:style-name="ce29" table:formula="of:=[.T86]/([.T67]/(6*[.T19]))" office:value-type="float" office:value="0.00866113139585812">
            <text:p>0.01</text:p>
          </table:table-cell>
          <table:table-cell table:style-name="ce29" table:formula="of:=[.U86]/([.U67]/(6*[.U19]))" office:value-type="float" office:value="0.0111076979455875">
            <text:p>0.01</text:p>
          </table:table-cell>
          <table:table-cell table:style-name="ce29" table:formula="of:=[.V86]/([.V67]/(6*[.V19]))" office:value-type="float" office:value="0.0115129230541734">
            <text:p>0.01</text:p>
          </table:table-cell>
          <table:table-cell table:style-name="ce29" table:formula="of:=[.W86]/([.W67]/(6*[.W19]))" office:value-type="float" office:value="0.00880396249222177">
            <text:p>0.01</text:p>
          </table:table-cell>
          <table:table-cell table:style-name="ce29" table:formula="of:=[.X86]/([.X67]/(6*[.X19]))" office:value-type="float" office:value="0.00889760287827366">
            <text:p>0.01</text:p>
          </table:table-cell>
          <table:table-cell table:style-name="ce29" table:formula="of:=[.Y86]/([.Y67]/(6*[.Y19]))" office:value-type="float" office:value="0.00892849821162795">
            <text:p>0.01</text:p>
          </table:table-cell>
          <table:table-cell table:style-name="ce29" table:formula="of:=[.Z86]/([.Z67]/(6*[.Z19]))" office:value-type="float" office:value="0.00818617866995449">
            <text:p>0.01</text:p>
          </table:table-cell>
          <table:table-cell table:style-name="ce29" table:formula="of:=[.AA86]/([.AA67]/(6*[.AA19]))" office:value-type="float" office:value="0.00772899685154508">
            <text:p>0.01</text:p>
          </table:table-cell>
          <table:table-cell table:style-name="ce29" table:formula="of:=[.AB86]/([.AB67]/(6*[.AB19]))" office:value-type="float" office:value="0.0070161149012313">
            <text:p>0.01</text:p>
          </table:table-cell>
          <table:table-cell table:number-columns-repeated="1009"/>
        </table:table-row>
        <table:table-row table:style-name="ro1">
          <table:table-cell table:style-name="ce16" office:value-type="string">
            <text:p>Error</text:p>
          </table:table-cell>
          <table:table-cell table:style-name="ce15" table:number-columns-repeated="15"/>
          <table:table-cell table:number-columns-repeated="1008"/>
        </table:table-row>
        <table:table-row table:style-name="ro1">
          <table:table-cell office:value-type="string">
            <text:p>Nkx2.2</text:p>
          </table:table-cell>
          <table:table-cell table:style-name="ce30" table:formula="of:=SQRT(([.O88]/[.O83])^2 + ([.O21]/[.O16])^2 + ([.O69]/[.O64])^2)*[.B95]" office:value-type="float" office:value="0.00539158555180309">
            <text:p>5.39E-003</text:p>
          </table:table-cell>
          <table:table-cell table:style-name="ce30" table:formula="of:=SQRT(([.P88]/[.P83])^2 + ([.P21]/[.P16])^2 + ([.P69]/[.P64])^2)*[.C95]" office:value-type="float" office:value="0.00521218110754068">
            <text:p>5.21E-003</text:p>
          </table:table-cell>
          <table:table-cell table:style-name="ce30" table:formula="of:=SQRT(([.Q88]/[.Q83])^2 + ([.Q21]/[.Q16])^2 + ([.Q69]/[.Q64])^2)*[.D95]" office:value-type="float" office:value="0.00616831189679092">
            <text:p>6.17E-003</text:p>
          </table:table-cell>
          <table:table-cell table:style-name="ce30" table:formula="of:=SQRT(([.R88]/[.R83])^2 + ([.R21]/[.R16])^2 + ([.R69]/[.R64])^2)*[.E95]" office:value-type="float" office:value="0.00442443648357224">
            <text:p>4.42E-003</text:p>
          </table:table-cell>
          <table:table-cell table:style-name="ce30" table:formula="of:=SQRT(([.S88]/[.S83])^2 + ([.S21]/[.S16])^2 + ([.S69]/[.S64])^2)*[.F95]" office:value-type="float" office:value="0.00469219218721346">
            <text:p>4.69E-003</text:p>
          </table:table-cell>
          <table:table-cell table:style-name="ce30" table:formula="of:=SQRT(([.T88]/[.T83])^2 + ([.T21]/[.T16])^2 + ([.T69]/[.T64])^2)*[.G95]" office:value-type="float" office:value="0.00367378136523376">
            <text:p>3.67E-003</text:p>
          </table:table-cell>
          <table:table-cell table:style-name="ce30" table:formula="of:=SQRT(([.U88]/[.U83])^2 + ([.U21]/[.U16])^2 + ([.U69]/[.U64])^2)*[.H95]" office:value-type="float" office:value="0.00693956301890513">
            <text:p>6.94E-003</text:p>
          </table:table-cell>
          <table:table-cell table:style-name="ce30" table:formula="of:=SQRT(([.V88]/[.V83])^2 + ([.V21]/[.V16])^2 + ([.V69]/[.V64])^2)*[.I95]" office:value-type="float" office:value="0.00821162653145705">
            <text:p>8.21E-003</text:p>
          </table:table-cell>
          <table:table-cell table:style-name="ce30" table:formula="of:=SQRT(([.W88]/[.W83])^2 + ([.W21]/[.W16])^2 + ([.W69]/[.W64])^2)*[.J95]" office:value-type="float" office:value="0.0101079608238174">
            <text:p>1.01E-002</text:p>
          </table:table-cell>
          <table:table-cell table:style-name="ce30" table:formula="of:=SQRT(([.X88]/[.X83])^2 + ([.X21]/[.X16])^2 + ([.X69]/[.X64])^2)*[.K95]" office:value-type="float" office:value="0.00695104955131984">
            <text:p>6.95E-003</text:p>
          </table:table-cell>
          <table:table-cell table:style-name="ce30" table:formula="of:=SQRT(([.Y88]/[.Y83])^2 + ([.Y21]/[.Y16])^2 + ([.Y69]/[.Y64])^2)*[.L95]" office:value-type="float" office:value="0.00368529489885711">
            <text:p>3.69E-003</text:p>
          </table:table-cell>
          <table:table-cell table:style-name="ce30" table:formula="of:=SQRT(([.Z88]/[.Z83])^2 + ([.Z21]/[.Z16])^2 + ([.Z69]/[.Z64])^2)*[.M95]" office:value-type="float" office:value="0.00204868964056647">
            <text:p>2.05E-003</text:p>
          </table:table-cell>
          <table:table-cell table:style-name="ce30" table:formula="of:=SQRT(([.AA88]/[.AA83])^2 + ([.AA21]/[.AA16])^2 + ([.AA69]/[.AA64])^2)*[.N95]" office:value-type="float" office:value="0.00463803900226084">
            <text:p>4.64E-003</text:p>
          </table:table-cell>
          <table:table-cell table:style-name="ce30" table:formula="of:=SQRT(([.AB88]/[.AB83])^2 + ([.AB21]/[.AB16])^2 + ([.AB69]/[.AB64])^2)*[.O95]" office:value-type="float" office:value="0.00145994310793736">
            <text:p>1.46E-003</text:p>
          </table:table-cell>
          <table:table-cell table:style-name="ce30"/>
          <table:table-cell table:number-columns-repeated="1008"/>
        </table:table-row>
        <table:table-row table:style-name="ro1">
          <table:table-cell office:value-type="string">
            <text:p>Olig2</text:p>
          </table:table-cell>
          <table:table-cell table:style-name="ce30" table:formula="of:=SQRT(([.O89]/[.O84])^2 + ([.O22]/[.O17])^2 + ([.O70]/[.O65])^2)*[.B96]" office:value-type="float" office:value="0.00890149808692103">
            <text:p>8.90E-003</text:p>
          </table:table-cell>
          <table:table-cell table:style-name="ce30" table:formula="of:=SQRT(([.P89]/[.P84])^2 + ([.P22]/[.P17])^2 + ([.P70]/[.P65])^2)*[.C96]" office:value-type="float" office:value="0.00473183870838377">
            <text:p>4.73E-003</text:p>
          </table:table-cell>
          <table:table-cell table:style-name="ce30" table:formula="of:=SQRT(([.Q89]/[.Q84])^2 + ([.Q22]/[.Q17])^2 + ([.Q70]/[.Q65])^2)*[.D96]" office:value-type="float" office:value="0.00308289161524205">
            <text:p>3.08E-003</text:p>
          </table:table-cell>
          <table:table-cell table:style-name="ce30" table:formula="of:=SQRT(([.R89]/[.R84])^2 + ([.R22]/[.R17])^2 + ([.R70]/[.R65])^2)*[.E96]" office:value-type="float" office:value="0.00313938487240092">
            <text:p>3.14E-003</text:p>
          </table:table-cell>
          <table:table-cell table:style-name="ce30" table:formula="of:=SQRT(([.S89]/[.S84])^2 + ([.S22]/[.S17])^2 + ([.S70]/[.S65])^2)*[.F96]" office:value-type="float" office:value="0.00385311030523883">
            <text:p>3.85E-003</text:p>
          </table:table-cell>
          <table:table-cell table:style-name="ce30" table:formula="of:=SQRT(([.T89]/[.T84])^2 + ([.T22]/[.T17])^2 + ([.T70]/[.T65])^2)*[.G96]" office:value-type="float" office:value="0.00663316903939817">
            <text:p>6.63E-003</text:p>
          </table:table-cell>
          <table:table-cell table:style-name="ce30" table:formula="of:=SQRT(([.U89]/[.U84])^2 + ([.U22]/[.U17])^2 + ([.U70]/[.U65])^2)*[.H96]" office:value-type="float" office:value="0.0072587919073333">
            <text:p>7.26E-003</text:p>
          </table:table-cell>
          <table:table-cell table:style-name="ce30" table:formula="of:=SQRT(([.V89]/[.V84])^2 + ([.V22]/[.V17])^2 + ([.V70]/[.V65])^2)*[.I96]" office:value-type="float" office:value="0.00617878406973173">
            <text:p>6.18E-003</text:p>
          </table:table-cell>
          <table:table-cell table:style-name="ce30" table:formula="of:=SQRT(([.W89]/[.W84])^2 + ([.W22]/[.W17])^2 + ([.W70]/[.W65])^2)*[.J96]" office:value-type="float" office:value="0.00491403582205508">
            <text:p>4.91E-003</text:p>
          </table:table-cell>
          <table:table-cell table:style-name="ce30" table:formula="of:=SQRT(([.X89]/[.X84])^2 + ([.X22]/[.X17])^2 + ([.X70]/[.X65])^2)*[.K96]" office:value-type="float" office:value="0.0061926482324148">
            <text:p>6.19E-003</text:p>
          </table:table-cell>
          <table:table-cell table:style-name="ce30" table:formula="of:=SQRT(([.Y89]/[.Y84])^2 + ([.Y22]/[.Y17])^2 + ([.Y70]/[.Y65])^2)*[.L96]" office:value-type="float" office:value="0.0054996716817994">
            <text:p>5.50E-003</text:p>
          </table:table-cell>
          <table:table-cell table:style-name="ce30" table:formula="of:=SQRT(([.Z89]/[.Z84])^2 + ([.Z22]/[.Z17])^2 + ([.Z70]/[.Z65])^2)*[.M96]" office:value-type="float" office:value="0.00189092317719692">
            <text:p>1.89E-003</text:p>
          </table:table-cell>
          <table:table-cell table:style-name="ce30" table:formula="of:=SQRT(([.AA89]/[.AA84])^2 + ([.AA22]/[.AA17])^2 + ([.AA70]/[.AA65])^2)*[.N96]" office:value-type="float" office:value="0.00171550149389267">
            <text:p>1.72E-003</text:p>
          </table:table-cell>
          <table:table-cell table:style-name="ce30" table:formula="of:=SQRT(([.AB89]/[.AB84])^2 + ([.AB22]/[.AB17])^2 + ([.AB70]/[.AB65])^2)*[.O96]" office:value-type="float" office:value="0.00212487810782188">
            <text:p>2.12E-003</text:p>
          </table:table-cell>
          <table:table-cell table:style-name="ce30"/>
          <table:table-cell table:number-columns-repeated="1008"/>
        </table:table-row>
        <table:table-row table:style-name="ro1">
          <table:table-cell office:value-type="string">
            <text:p>Intermediate</text:p>
          </table:table-cell>
          <table:table-cell table:style-name="ce30" table:formula="of:=SQRT(([.O90]/[.O85])^2 + ([.O23]/[.O18])^2 + ([.O71]/[.O66])^2)*[.B97]" office:value-type="float" office:value="0.0107108482137349">
            <text:p>1.07E-002</text:p>
          </table:table-cell>
          <table:table-cell table:style-name="ce30" table:formula="of:=SQRT(([.P90]/[.P85])^2 + ([.P23]/[.P18])^2 + ([.P71]/[.P66])^2)*[.C97]" office:value-type="float" office:value="0.00701433905738844">
            <text:p>7.01E-003</text:p>
          </table:table-cell>
          <table:table-cell table:style-name="ce30" table:formula="of:=SQRT(([.Q90]/[.Q85])^2 + ([.Q23]/[.Q18])^2 + ([.Q71]/[.Q66])^2)*[.D97]" office:value-type="float" office:value="0.00964833459925628">
            <text:p>9.65E-003</text:p>
          </table:table-cell>
          <table:table-cell table:style-name="ce30" table:formula="of:=SQRT(([.R90]/[.R85])^2 + ([.R23]/[.R18])^2 + ([.R71]/[.R66])^2)*[.E97]" office:value-type="float" office:value="0.00788279897913208">
            <text:p>7.88E-003</text:p>
          </table:table-cell>
          <table:table-cell table:style-name="ce30" table:formula="of:=SQRT(([.S90]/[.S85])^2 + ([.S23]/[.S18])^2 + ([.S71]/[.S66])^2)*[.F97]" office:value-type="float" office:value="0.0099138222714522">
            <text:p>9.91E-003</text:p>
          </table:table-cell>
          <table:table-cell table:style-name="ce30" table:formula="of:=SQRT(([.T90]/[.T85])^2 + ([.T23]/[.T18])^2 + ([.T71]/[.T66])^2)*[.G97]" office:value-type="float" office:value="0.00846035105244501">
            <text:p>8.46E-003</text:p>
          </table:table-cell>
          <table:table-cell table:style-name="ce30" table:formula="of:=SQRT(([.U90]/[.U85])^2 + ([.U23]/[.U18])^2 + ([.U71]/[.U66])^2)*[.H97]" office:value-type="float" office:value="0.00915018084862252">
            <text:p>9.15E-003</text:p>
          </table:table-cell>
          <table:table-cell table:style-name="ce30" table:formula="of:=SQRT(([.V90]/[.V85])^2 + ([.V23]/[.V18])^2 + ([.V71]/[.V66])^2)*[.I97]" office:value-type="float" office:value="0.00979985034384467">
            <text:p>9.80E-003</text:p>
          </table:table-cell>
          <table:table-cell table:style-name="ce30" table:formula="of:=SQRT(([.W90]/[.W85])^2 + ([.W23]/[.W18])^2 + ([.W71]/[.W66])^2)*[.J97]" office:value-type="float" office:value="0.0108493818216036">
            <text:p>1.08E-002</text:p>
          </table:table-cell>
          <table:table-cell table:style-name="ce30" table:formula="of:=SQRT(([.X90]/[.X85])^2 + ([.X23]/[.X18])^2 + ([.X71]/[.X66])^2)*[.K97]" office:value-type="float" office:value="0.00568749578156576">
            <text:p>5.69E-003</text:p>
          </table:table-cell>
          <table:table-cell table:style-name="ce30" table:formula="of:=SQRT(([.Y90]/[.Y85])^2 + ([.Y23]/[.Y18])^2 + ([.Y71]/[.Y66])^2)*[.L97]" office:value-type="float" office:value="0.00417014380419008">
            <text:p>4.17E-003</text:p>
          </table:table-cell>
          <table:table-cell table:style-name="ce30" table:formula="of:=SQRT(([.Z90]/[.Z85])^2 + ([.Z23]/[.Z18])^2 + ([.Z71]/[.Z66])^2)*[.M97]" office:value-type="float" office:value="0.00367906554222292">
            <text:p>3.68E-003</text:p>
          </table:table-cell>
          <table:table-cell table:style-name="ce30" table:formula="of:=SQRT(([.AA90]/[.AA85])^2 + ([.AA23]/[.AA18])^2 + ([.AA71]/[.AA66])^2)*[.N97]" office:value-type="float" office:value="0.00238078498053613">
            <text:p>2.38E-003</text:p>
          </table:table-cell>
          <table:table-cell table:style-name="ce30" table:formula="of:=SQRT(([.AB90]/[.AB85])^2 + ([.AB23]/[.AB18])^2 + ([.AB71]/[.AB66])^2)*[.O97]" office:value-type="float" office:value="0.00172283783389488">
            <text:p>1.72E-003</text:p>
          </table:table-cell>
          <table:table-cell table:style-name="ce30"/>
          <table:table-cell table:number-columns-repeated="1008"/>
        </table:table-row>
        <table:table-row table:style-name="ro1">
          <table:table-cell office:value-type="string">
            <text:p>Pax7</text:p>
          </table:table-cell>
          <table:table-cell table:style-name="ce30" table:formula="of:=SQRT(([.O91]/[.O86])^2 + ([.O24]/[.O19])^2 + ([.O72]/[.O67])^2)*[.B98]" office:value-type="float" office:value="0.00358462310095765">
            <text:p>3.58E-003</text:p>
          </table:table-cell>
          <table:table-cell table:style-name="ce30" table:formula="of:=SQRT(([.P91]/[.P86])^2 + ([.P24]/[.P19])^2 + ([.P72]/[.P67])^2)*[.C98]" office:value-type="float" office:value="0.00301772188652923">
            <text:p>3.02E-003</text:p>
          </table:table-cell>
          <table:table-cell table:style-name="ce30" table:formula="of:=SQRT(([.Q91]/[.Q86])^2 + ([.Q24]/[.Q19])^2 + ([.Q72]/[.Q67])^2)*[.D98]" office:value-type="float" office:value="0.00310236752732242">
            <text:p>3.10E-003</text:p>
          </table:table-cell>
          <table:table-cell table:style-name="ce30" table:formula="of:=SQRT(([.R91]/[.R86])^2 + ([.R24]/[.R19])^2 + ([.R72]/[.R67])^2)*[.E98]" office:value-type="float" office:value="0.00283580279530502">
            <text:p>2.84E-003</text:p>
          </table:table-cell>
          <table:table-cell table:style-name="ce30" table:formula="of:=SQRT(([.S91]/[.S86])^2 + ([.S24]/[.S19])^2 + ([.S72]/[.S67])^2)*[.F98]" office:value-type="float" office:value="0.00358251788715333">
            <text:p>3.58E-003</text:p>
          </table:table-cell>
          <table:table-cell table:style-name="ce30" table:formula="of:=SQRT(([.T91]/[.T86])^2 + ([.T24]/[.T19])^2 + ([.T72]/[.T67])^2)*[.G98]" office:value-type="float" office:value="0.00330227996837852">
            <text:p>3.30E-003</text:p>
          </table:table-cell>
          <table:table-cell table:style-name="ce30" table:formula="of:=SQRT(([.U91]/[.U86])^2 + ([.U24]/[.U19])^2 + ([.U72]/[.U67])^2)*[.H98]" office:value-type="float" office:value="0.00434574797975706">
            <text:p>4.35E-003</text:p>
          </table:table-cell>
          <table:table-cell table:style-name="ce30" table:formula="of:=SQRT(([.V91]/[.V86])^2 + ([.V24]/[.V19])^2 + ([.V72]/[.V67])^2)*[.I98]" office:value-type="float" office:value="0.00472392844471118">
            <text:p>4.72E-003</text:p>
          </table:table-cell>
          <table:table-cell table:style-name="ce30" table:formula="of:=SQRT(([.W91]/[.W86])^2 + ([.W24]/[.W19])^2 + ([.W72]/[.W67])^2)*[.J98]" office:value-type="float" office:value="0.00397826495792463">
            <text:p>3.98E-003</text:p>
          </table:table-cell>
          <table:table-cell table:style-name="ce30" table:formula="of:=SQRT(([.X91]/[.X86])^2 + ([.X24]/[.X19])^2 + ([.X72]/[.X67])^2)*[.K98]" office:value-type="float" office:value="0.00342214441939961">
            <text:p>3.42E-003</text:p>
          </table:table-cell>
          <table:table-cell table:style-name="ce30" table:formula="of:=SQRT(([.Y91]/[.Y86])^2 + ([.Y24]/[.Y19])^2 + ([.Y72]/[.Y67])^2)*[.L98]" office:value-type="float" office:value="0.00309851811520005">
            <text:p>3.10E-003</text:p>
          </table:table-cell>
          <table:table-cell table:style-name="ce30" table:formula="of:=SQRT(([.Z91]/[.Z86])^2 + ([.Z24]/[.Z19])^2 + ([.Z72]/[.Z67])^2)*[.M98]" office:value-type="float" office:value="0.00220708080306494">
            <text:p>2.21E-003</text:p>
          </table:table-cell>
          <table:table-cell table:style-name="ce30" table:formula="of:=SQRT(([.AA91]/[.AA86])^2 + ([.AA24]/[.AA19])^2 + ([.AA72]/[.AA67])^2)*[.N98]" office:value-type="float" office:value="0.00216017421969266">
            <text:p>2.16E-003</text:p>
          </table:table-cell>
          <table:table-cell table:style-name="ce30" table:formula="of:=SQRT(([.AB91]/[.AB86])^2 + ([.AB24]/[.AB19])^2 + ([.AB72]/[.AB67])^2)*[.O98]" office:value-type="float" office:value="0.00118314182915717">
            <text:p>1.18E-003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7" office:value-type="string">
            <text:p>Time [h]</text:p>
          </table:table-cell>
          <table:table-cell table:style-name="ce17" table:formula="of:=AVERAGE([.B94:.C94])" office:value-type="float" office:value="58.25">
            <text:p>58.25</text:p>
          </table:table-cell>
          <table:table-cell table:style-name="ce17" table:formula="of:=AVERAGE([.C94:.D94])" office:value-type="float" office:value="59.75">
            <text:p>59.75</text:p>
          </table:table-cell>
          <table:table-cell table:style-name="ce17" table:formula="of:=AVERAGE([.D94:.E94])" office:value-type="float" office:value="61.25">
            <text:p>61.25</text:p>
          </table:table-cell>
          <table:table-cell table:style-name="ce17" table:formula="of:=AVERAGE([.E94:.F94])" office:value-type="float" office:value="62.75">
            <text:p>62.75</text:p>
          </table:table-cell>
          <table:table-cell table:style-name="ce17" table:formula="of:=AVERAGE([.F94:.G94])" office:value-type="float" office:value="64.25">
            <text:p>64.25</text:p>
          </table:table-cell>
          <table:table-cell table:style-name="ce17" table:formula="of:=AVERAGE([.G94:.H94])" office:value-type="float" office:value="65.75">
            <text:p>65.75</text:p>
          </table:table-cell>
          <table:table-cell table:style-name="ce17" table:formula="of:=AVERAGE([.H94:.I94])" office:value-type="float" office:value="67.25">
            <text:p>67.25</text:p>
          </table:table-cell>
          <table:table-cell table:style-name="ce17" table:formula="of:=AVERAGE([.I94:.J94])" office:value-type="float" office:value="69.5">
            <text:p>69.5</text:p>
          </table:table-cell>
          <table:table-cell table:style-name="ce17" table:formula="of:=AVERAGE([.J94:.K94])" office:value-type="float" office:value="72.5">
            <text:p>72.5</text:p>
          </table:table-cell>
          <table:table-cell table:style-name="ce17" table:formula="of:=AVERAGE([.K94:.L94])" office:value-type="float" office:value="75.5">
            <text:p>75.5</text:p>
          </table:table-cell>
          <table:table-cell table:style-name="ce17" table:formula="of:=AVERAGE([.L94:.M94])" office:value-type="float" office:value="78.5">
            <text:p>78.5</text:p>
          </table:table-cell>
          <table:table-cell table:style-name="ce17" table:formula="of:=AVERAGE([.M94:.N94])" office:value-type="float" office:value="81.5">
            <text:p>81.5</text:p>
          </table:table-cell>
          <table:table-cell table:style-name="ce17" table:formula="of:=AVERAGE([.N94:.O94])" office:value-type="float" office:value="89.5">
            <text:p>89.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7" office:value-type="string">
            <text:p>Δt</text:p>
          </table:table-cell>
          <table:table-cell table:style-name="ce17" table:formula="of:=[.C94]-[.B94]" office:value-type="float" office:value="1.5">
            <text:p>1.5</text:p>
          </table:table-cell>
          <table:table-cell table:style-name="ce17" table:formula="of:=[.D94]-[.C94]" office:value-type="float" office:value="1.5">
            <text:p>1.5</text:p>
          </table:table-cell>
          <table:table-cell table:style-name="ce17" table:formula="of:=[.E94]-[.D94]" office:value-type="float" office:value="1.5">
            <text:p>1.5</text:p>
          </table:table-cell>
          <table:table-cell table:style-name="ce17" table:formula="of:=[.F94]-[.E94]" office:value-type="float" office:value="1.5">
            <text:p>1.5</text:p>
          </table:table-cell>
          <table:table-cell table:style-name="ce17" table:formula="of:=[.G94]-[.F94]" office:value-type="float" office:value="1.5">
            <text:p>1.5</text:p>
          </table:table-cell>
          <table:table-cell table:style-name="ce17" table:formula="of:=[.H94]-[.G94]" office:value-type="float" office:value="1.5">
            <text:p>1.5</text:p>
          </table:table-cell>
          <table:table-cell table:style-name="ce17" table:formula="of:=[.I94]-[.H94]" office:value-type="float" office:value="1.5">
            <text:p>1.5</text:p>
          </table:table-cell>
          <table:table-cell table:style-name="ce17" table:formula="of:=[.J94]-[.I94]" office:value-type="float" office:value="3">
            <text:p>3</text:p>
          </table:table-cell>
          <table:table-cell table:style-name="ce17" table:formula="of:=[.K94]-[.J94]" office:value-type="float" office:value="3">
            <text:p>3</text:p>
          </table:table-cell>
          <table:table-cell table:style-name="ce17" table:formula="of:=[.L94]-[.K94]" office:value-type="float" office:value="3">
            <text:p>3</text:p>
          </table:table-cell>
          <table:table-cell table:style-name="ce17" table:formula="of:=[.M94]-[.L94]" office:value-type="float" office:value="3">
            <text:p>3</text:p>
          </table:table-cell>
          <table:table-cell table:style-name="ce17" table:formula="of:=[.N94]-[.M94]" office:value-type="float" office:value="3">
            <text:p>3</text:p>
          </table:table-cell>
          <table:table-cell table:style-name="ce17" table:formula="of:=[.O94]-[.N94]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64]-[.O64]" office:value-type="float" office:value="5.54666666666668">
            <text:p>5.55</text:p>
          </table:table-cell>
          <table:table-cell table:style-name="Default" table:formula="of:=[.Q64]-[.P64]" office:value-type="float" office:value="5.54666666666668">
            <text:p>5.55</text:p>
          </table:table-cell>
          <table:table-cell table:style-name="Default" table:formula="of:=[.R64]-[.Q64]" office:value-type="float" office:value="1.29">
            <text:p>1.29</text:p>
          </table:table-cell>
          <table:table-cell table:style-name="Default" table:formula="of:=[.S64]-[.R64]" office:value-type="float" office:value="-2.96666666666668">
            <text:p>-2.97</text:p>
          </table:table-cell>
          <table:table-cell table:style-name="Default" table:formula="of:=[.T64]-[.S64]" office:value-type="float" office:value="-2.96666666666668">
            <text:p>-2.97</text:p>
          </table:table-cell>
          <table:table-cell table:style-name="Default" table:formula="of:=[.U64]-[.T64]" office:value-type="float" office:value="-0.3125">
            <text:p>-0.31</text:p>
          </table:table-cell>
          <table:table-cell table:style-name="Default" table:formula="of:=[.V64]-[.U64]" office:value-type="float" office:value="-0.3125">
            <text:p>-0.31</text:p>
          </table:table-cell>
          <table:table-cell table:style-name="Default" table:formula="of:=[.W64]-[.V64]" office:value-type="float" office:value="-0.625">
            <text:p>-0.63</text:p>
          </table:table-cell>
          <table:table-cell table:style-name="Default" table:formula="of:=[.X64]-[.W64]" office:value-type="float" office:value="2">
            <text:p>2</text:p>
          </table:table-cell>
          <table:table-cell table:style-name="Default" table:formula="of:=[.Y64]-[.X64]" office:value-type="float" office:value="2">
            <text:p>2</text:p>
          </table:table-cell>
          <table:table-cell table:style-name="Default" table:formula="of:=[.Z64]-[.Y64]" office:value-type="float" office:value="-2.16666666666667">
            <text:p>-2.17</text:p>
          </table:table-cell>
          <table:table-cell table:style-name="Default" table:formula="of:=[.AA64]-[.Z64]" office:value-type="float" office:value="-0.883333333333329">
            <text:p>-0.88</text:p>
          </table:table-cell>
          <table:table-cell table:style-name="Default" table:formula="of:=[.AB64]-[.AA64]" office:value-type="float" office:value="11.55">
            <text:p>11.5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Olig2</text:p>
          </table:table-cell>
          <table:table-cell table:style-name="Default" table:formula="of:=[.P65]-[.O65]" office:value-type="float" office:value="19.1466666666667">
            <text:p>19.15</text:p>
          </table:table-cell>
          <table:table-cell table:style-name="Default" table:formula="of:=[.Q65]-[.P65]" office:value-type="float" office:value="19.1466666666667">
            <text:p>19.15</text:p>
          </table:table-cell>
          <table:table-cell table:style-name="Default" table:formula="of:=[.R65]-[.Q65]" office:value-type="float" office:value="7.19">
            <text:p>7.19</text:p>
          </table:table-cell>
          <table:table-cell table:style-name="Default" table:formula="of:=[.S65]-[.R65]" office:value-type="float" office:value="-4.76666666666668">
            <text:p>-4.77</text:p>
          </table:table-cell>
          <table:table-cell table:style-name="Default" table:formula="of:=[.T65]-[.S65]" office:value-type="float" office:value="-4.76666666666668">
            <text:p>-4.77</text:p>
          </table:table-cell>
          <table:table-cell table:style-name="Default" table:formula="of:=[.U65]-[.T65]" office:value-type="float" office:value="-0.5625">
            <text:p>-0.56</text:p>
          </table:table-cell>
          <table:table-cell table:style-name="Default" table:formula="of:=[.V65]-[.U65]" office:value-type="float" office:value="-0.5625">
            <text:p>-0.56</text:p>
          </table:table-cell>
          <table:table-cell table:style-name="Default" table:formula="of:=[.W65]-[.V65]" office:value-type="float" office:value="-1.125">
            <text:p>-1.13</text:p>
          </table:table-cell>
          <table:table-cell table:style-name="Default" table:formula="of:=[.X65]-[.W65]" office:value-type="float" office:value="-7.34999999999999">
            <text:p>-7.35</text:p>
          </table:table-cell>
          <table:table-cell table:style-name="Default" table:formula="of:=[.Y65]-[.X65]" office:value-type="float" office:value="-7.35000000000001">
            <text:p>-7.35</text:p>
          </table:table-cell>
          <table:table-cell table:style-name="Default" table:formula="of:=[.Z65]-[.Y65]" office:value-type="float" office:value="10.9666666666667">
            <text:p>10.97</text:p>
          </table:table-cell>
          <table:table-cell table:style-name="Default" table:formula="of:=[.AA65]-[.Z65]" office:value-type="float" office:value="-2.81666666666666">
            <text:p>-2.82</text:p>
          </table:table-cell>
          <table:table-cell table:style-name="Default" table:formula="of:=[.AB65]-[.AA65]" office:value-type="float" office:value="-28.9">
            <text:p>-28.9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Intermediate</text:p>
          </table:table-cell>
          <table:table-cell table:style-name="Default" table:formula="of:=[.P66]-[.O66]" office:value-type="float" office:value="1.69492146000928">
            <text:p>1.69</text:p>
          </table:table-cell>
          <table:table-cell table:style-name="Default" table:formula="of:=[.Q66]-[.P66]" office:value-type="float" office:value="1.69492146000928">
            <text:p>1.69</text:p>
          </table:table-cell>
          <table:table-cell table:style-name="Default" table:formula="of:=[.R66]-[.Q66]" office:value-type="float" office:value="0.464127396671302">
            <text:p>0.46</text:p>
          </table:table-cell>
          <table:table-cell table:style-name="Default" table:formula="of:=[.S66]-[.R66]" office:value-type="float" office:value="-0.76666666666668">
            <text:p>-0.77</text:p>
          </table:table-cell>
          <table:table-cell table:style-name="Default" table:formula="of:=[.T66]-[.S66]" office:value-type="float" office:value="-0.76666666666668">
            <text:p>-0.77</text:p>
          </table:table-cell>
          <table:table-cell table:style-name="Default" table:formula="of:=[.U66]-[.T66]" office:value-type="float" office:value="-0.0625">
            <text:p>-0.06</text:p>
          </table:table-cell>
          <table:table-cell table:style-name="Default" table:formula="of:=[.V66]-[.U66]" office:value-type="float" office:value="-0.0625">
            <text:p>-0.06</text:p>
          </table:table-cell>
          <table:table-cell table:style-name="Default" table:formula="of:=[.W66]-[.V66]" office:value-type="float" office:value="-0.125">
            <text:p>-0.13</text:p>
          </table:table-cell>
          <table:table-cell table:style-name="Default" table:formula="of:=[.X66]-[.W66]" office:value-type="float" office:value="6.1936046511628">
            <text:p>6.19</text:p>
          </table:table-cell>
          <table:table-cell table:style-name="Default" table:formula="of:=[.Y66]-[.X66]" office:value-type="float" office:value="6.1936046511628">
            <text:p>6.19</text:p>
          </table:table-cell>
          <table:table-cell table:style-name="Default" table:formula="of:=[.Z66]-[.Y66]" office:value-type="float" office:value="4.5751937984496">
            <text:p>4.58</text:p>
          </table:table-cell>
          <table:table-cell table:style-name="Default" table:formula="of:=[.AA66]-[.Z66]" office:value-type="float" office:value="7.1875968992248">
            <text:p>7.19</text:p>
          </table:table-cell>
          <table:table-cell table:style-name="Default" table:formula="of:=[.AB66]-[.AA66]" office:value-type="float" office:value="60.938518623155">
            <text:p>60.9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Pax7</text:p>
          </table:table-cell>
          <table:table-cell table:style-name="Default" table:formula="of:=[.P67]-[.O67]" office:value-type="float" office:value="25.34913999894">
            <text:p>25.35</text:p>
          </table:table-cell>
          <table:table-cell table:style-name="Default" table:formula="of:=[.Q67]-[.P67]" office:value-type="float" office:value="25.34913999894">
            <text:p>25.35</text:p>
          </table:table-cell>
          <table:table-cell table:style-name="Default" table:formula="of:=[.R67]-[.Q67]" office:value-type="float" office:value="7.7204140268004">
            <text:p>7.72</text:p>
          </table:table-cell>
          <table:table-cell table:style-name="Default" table:formula="of:=[.S67]-[.R67]" office:value-type="float" office:value="-9.90831194533922">
            <text:p>-9.91</text:p>
          </table:table-cell>
          <table:table-cell table:style-name="Default" table:formula="of:=[.T67]-[.S67]" office:value-type="float" office:value="-9.90831194533919">
            <text:p>-9.91</text:p>
          </table:table-cell>
          <table:table-cell table:style-name="Default" table:formula="of:=[.U67]-[.T67]" office:value-type="float" office:value="13.5805476716317">
            <text:p>13.58</text:p>
          </table:table-cell>
          <table:table-cell table:style-name="Default" table:formula="of:=[.V67]-[.U67]" office:value-type="float" office:value="13.5805476716318">
            <text:p>13.58</text:p>
          </table:table-cell>
          <table:table-cell table:style-name="Default" table:formula="of:=[.W67]-[.V67]" office:value-type="float" office:value="27.1610953432635">
            <text:p>27.16</text:p>
          </table:table-cell>
          <table:table-cell table:style-name="Default" table:formula="of:=[.X67]-[.W67]" office:value-type="float" office:value="-0.880311996812509">
            <text:p>-0.88</text:p>
          </table:table-cell>
          <table:table-cell table:style-name="Default" table:formula="of:=[.Y67]-[.X67]" office:value-type="float" office:value="-0.88031199681248">
            <text:p>-0.88</text:p>
          </table:table-cell>
          <table:table-cell table:style-name="Default" table:formula="of:=[.Z67]-[.Y67]" office:value-type="float" office:value="22.9038690938246">
            <text:p>22.9</text:p>
          </table:table-cell>
          <table:table-cell table:style-name="Default" table:formula="of:=[.AA67]-[.Z67]" office:value-type="float" office:value="24.7394752625108">
            <text:p>24.74</text:p>
          </table:table-cell>
          <table:table-cell table:style-name="Default" table:formula="of:=[.AB67]-[.AA67]" office:value-type="float" office:value="23.1592577856179">
            <text:p>23.16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Δn</text:p>
          </table:table-cell>
          <table:table-cell office:value-type="string">
            <text:p>Nkx2.2</text:p>
          </table:table-cell>
          <table:table-cell table:formula="of:=[.P57]-[.O57]" office:value-type="float" office:value="-0.186666666666667">
            <text:p>-0.19</text:p>
          </table:table-cell>
          <table:table-cell table:formula="of:=[.Q57]-[.P57]" office:value-type="float" office:value="-0.186666666666667">
            <text:p>-0.19</text:p>
          </table:table-cell>
          <table:table-cell table:formula="of:=[.R57]-[.Q57]" office:value-type="float" office:value="0.19">
            <text:p>0.19</text:p>
          </table:table-cell>
          <table:table-cell table:formula="of:=[.S57]-[.R57]" office:value-type="float" office:value="0.566666666666667">
            <text:p>0.57</text:p>
          </table:table-cell>
          <table:table-cell table:formula="of:=[.T57]-[.S57]" office:value-type="float" office:value="0.566666666666667">
            <text:p>0.57</text:p>
          </table:table-cell>
          <table:table-cell table:formula="of:=[.U57]-[.T57]" office:value-type="float" office:value="0">
            <text:p>0</text:p>
          </table:table-cell>
          <table:table-cell table:formula="of:=[.V57]-[.U57]" office:value-type="float" office:value="0">
            <text:p>0</text:p>
          </table:table-cell>
          <table:table-cell table:formula="of:=[.W57]-[.V57]" office:value-type="float" office:value="0">
            <text:p>0</text:p>
          </table:table-cell>
          <table:table-cell table:formula="of:=[.X57]-[.W57]" office:value-type="float" office:value="-0.275">
            <text:p>-0.28</text:p>
          </table:table-cell>
          <table:table-cell table:formula="of:=[.Y57]-[.X57]" office:value-type="float" office:value="-0.275">
            <text:p>-0.28</text:p>
          </table:table-cell>
          <table:table-cell table:formula="of:=[.Z57]-[.Y57]" office:value-type="float" office:value="0.366666666666666">
            <text:p>0.37</text:p>
          </table:table-cell>
          <table:table-cell table:formula="of:=[.AA57]-[.Z57]" office:value-type="float" office:value="2.58333333333333">
            <text:p>2.58</text:p>
          </table:table-cell>
          <table:table-cell table:formula="of:=[.AB57]-[.AA57]" office:value-type="float" office:value="7.50000000000003">
            <text:p>7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[.P58]-[.O58]" office:value-type="float" office:value="2.98666666666668">
            <text:p>2.99</text:p>
          </table:table-cell>
          <table:table-cell table:formula="of:=[.Q58]-[.P58]" office:value-type="float" office:value="2.98666666666668">
            <text:p>2.99</text:p>
          </table:table-cell>
          <table:table-cell table:formula="of:=[.R58]-[.Q58]" office:value-type="float" office:value="4.01">
            <text:p>4.01</text:p>
          </table:table-cell>
          <table:table-cell table:formula="of:=[.S58]-[.R58]" office:value-type="float" office:value="5.03333333333332">
            <text:p>5.03</text:p>
          </table:table-cell>
          <table:table-cell table:formula="of:=[.T58]-[.S58]" office:value-type="float" office:value="5.03333333333332">
            <text:p>5.03</text:p>
          </table:table-cell>
          <table:table-cell table:formula="of:=[.U58]-[.T58]" office:value-type="float" office:value="4">
            <text:p>4</text:p>
          </table:table-cell>
          <table:table-cell table:formula="of:=[.V58]-[.U58]" office:value-type="float" office:value="4">
            <text:p>4</text:p>
          </table:table-cell>
          <table:table-cell table:formula="of:=[.W58]-[.V58]" office:value-type="float" office:value="8">
            <text:p>8</text:p>
          </table:table-cell>
          <table:table-cell table:formula="of:=[.X58]-[.W58]" office:value-type="float" office:value="7.275">
            <text:p>7.28</text:p>
          </table:table-cell>
          <table:table-cell table:formula="of:=[.Y58]-[.X58]" office:value-type="float" office:value="7.275">
            <text:p>7.28</text:p>
          </table:table-cell>
          <table:table-cell table:formula="of:=[.Z58]-[.Y58]" office:value-type="float" office:value="20.1333333333333">
            <text:p>20.13</text:p>
          </table:table-cell>
          <table:table-cell table:formula="of:=[.AA58]-[.Z58]" office:value-type="float" office:value="26.3666666666667">
            <text:p>26.37</text:p>
          </table:table-cell>
          <table:table-cell table:formula="of:=[.AB58]-[.AA58]" office:value-type="float" office:value="65.45">
            <text:p>65.4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[.P59]-[.O59]" office:value-type="float" office:value="0.4">
            <text:p>0.4</text:p>
          </table:table-cell>
          <table:table-cell table:formula="of:=[.Q59]-[.P59]" office:value-type="float" office:value="0.4">
            <text:p>0.4</text:p>
          </table:table-cell>
          <table:table-cell table:formula="of:=[.R59]-[.Q59]" office:value-type="float" office:value="0.55">
            <text:p>0.55</text:p>
          </table:table-cell>
          <table:table-cell table:formula="of:=[.S59]-[.R59]" office:value-type="float" office:value="0.7">
            <text:p>0.7</text:p>
          </table:table-cell>
          <table:table-cell table:formula="of:=[.T59]-[.S59]" office:value-type="float" office:value="0.7">
            <text:p>0.7</text:p>
          </table:table-cell>
          <table:table-cell table:formula="of:=[.U59]-[.T59]" office:value-type="float" office:value="0.375">
            <text:p>0.38</text:p>
          </table:table-cell>
          <table:table-cell table:formula="of:=[.V59]-[.U59]" office:value-type="float" office:value="0.375">
            <text:p>0.38</text:p>
          </table:table-cell>
          <table:table-cell table:formula="of:=[.W59]-[.V59]" office:value-type="float" office:value="0.75">
            <text:p>0.75</text:p>
          </table:table-cell>
          <table:table-cell table:formula="of:=[.X59]-[.W59]" office:value-type="float" office:value="0.275">
            <text:p>0.28</text:p>
          </table:table-cell>
          <table:table-cell table:formula="of:=[.Y59]-[.X59]" office:value-type="float" office:value="0.274999999999999">
            <text:p>0.28</text:p>
          </table:table-cell>
          <table:table-cell table:formula="of:=[.Z59]-[.Y59]" office:value-type="float" office:value="1.8">
            <text:p>1.8</text:p>
          </table:table-cell>
          <table:table-cell table:formula="of:=[.AA59]-[.Z59]" office:value-type="float" office:value="3.7">
            <text:p>3.7</text:p>
          </table:table-cell>
          <table:table-cell table:formula="of:=[.AB59]-[.AA59]" office:value-type="float" office:value="30.4">
            <text:p>30.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[.P60]-[.O60]" office:value-type="float" office:value="0.533333333333332">
            <text:p>0.53</text:p>
          </table:table-cell>
          <table:table-cell table:formula="of:=[.Q60]-[.P60]" office:value-type="float" office:value="0.533333333333332">
            <text:p>0.53</text:p>
          </table:table-cell>
          <table:table-cell table:formula="of:=[.R60]-[.Q60]" office:value-type="float" office:value="0.6">
            <text:p>0.6</text:p>
          </table:table-cell>
          <table:table-cell table:formula="of:=[.S60]-[.R60]" office:value-type="float" office:value="0.666666666666668">
            <text:p>0.67</text:p>
          </table:table-cell>
          <table:table-cell table:formula="of:=[.T60]-[.S60]" office:value-type="float" office:value="0.666666666666668">
            <text:p>0.67</text:p>
          </table:table-cell>
          <table:table-cell table:formula="of:=[.U60]-[.T60]" office:value-type="float" office:value="0.75">
            <text:p>0.75</text:p>
          </table:table-cell>
          <table:table-cell table:formula="of:=[.V60]-[.U60]" office:value-type="float" office:value="0.75">
            <text:p>0.75</text:p>
          </table:table-cell>
          <table:table-cell table:formula="of:=[.W60]-[.V60]" office:value-type="float" office:value="1.5">
            <text:p>1.5</text:p>
          </table:table-cell>
          <table:table-cell table:formula="of:=[.X60]-[.W60]" office:value-type="float" office:value="3.4">
            <text:p>3.4</text:p>
          </table:table-cell>
          <table:table-cell table:formula="of:=[.Y60]-[.X60]" office:value-type="float" office:value="3.4">
            <text:p>3.4</text:p>
          </table:table-cell>
          <table:table-cell table:formula="of:=[.Z60]-[.Y60]" office:value-type="float" office:value="2.3">
            <text:p>2.3</text:p>
          </table:table-cell>
          <table:table-cell table:formula="of:=[.AA60]-[.Z60]" office:value-type="float" office:value="5.75">
            <text:p>5.75</text:p>
          </table:table-cell>
          <table:table-cell table:formula="of:=[.AB60]-[.AA60]" office:value-type="float" office:value="31.95">
            <text:p>31.9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112]+[.C108])/[.C$107]/[.C120]) + ([.C120]+[.C124])/[.C120]*[.C$130]" office:value-type="float" office:value="0.1913006497342">
            <text:p>0.19</text:p>
          </table:table-cell>
          <table:table-cell table:formula="of:=(([.D112]+[.D108])/[.D$107]/[.D120]) + ([.D120]+[.D124])/[.D120]*[.D$130]" office:value-type="float" office:value="0.158173440616189">
            <text:p>0.16</text:p>
          </table:table-cell>
          <table:table-cell table:formula="of:=(([.E112]+[.E108])/[.E$107]/[.E120]) + ([.E120]+[.E124])/[.E120]*[.E$130]" office:value-type="float" office:value="0.0609647009721688">
            <text:p>0.06</text:p>
          </table:table-cell>
          <table:table-cell table:formula="of:=(([.F112]+[.F108])/[.F$107]/[.F120]) + ([.F120]+[.F124])/[.F120]*[.F$130]" office:value-type="float" office:value="-0.0233252089929617">
            <text:p>-0.02</text:p>
          </table:table-cell>
          <table:table-cell table:formula="of:=(([.G112]+[.G108])/[.G$107]/[.G120]) + ([.G120]+[.G124])/[.G120]*[.G$130]" office:value-type="float" office:value="-0.0294269488900365">
            <text:p>-0.03</text:p>
          </table:table-cell>
          <table:table-cell table:formula="of:=(([.H112]+[.H108])/[.H$107]/[.H120]) + ([.H120]+[.H124])/[.H120]*[.H$130]" office:value-type="float" office:value="0.0195531517609941">
            <text:p>0.02</text:p>
          </table:table-cell>
          <table:table-cell table:formula="of:=(([.I112]+[.I108])/[.I$107]/[.I120]) + ([.I120]+[.I124])/[.I120]*[.I$130]" office:value-type="float" office:value="0.0184503419286028">
            <text:p>0.02</text:p>
          </table:table-cell>
          <table:table-cell table:formula="of:=(([.J112]+[.J108])/[.J$107]/[.J120]) + ([.J120]+[.J124])/[.J120]*[.J$130]" office:value-type="float" office:value="0.0169256838537884">
            <text:p>0.02</text:p>
          </table:table-cell>
          <table:table-cell table:formula="of:=(([.K112]+[.K108])/[.K$107]/[.K120]) + ([.K120]+[.K124])/[.K120]*[.K$130]" office:value-type="float" office:value="0.0454564666103128">
            <text:p>0.05</text:p>
          </table:table-cell>
          <table:table-cell table:formula="of:=(([.L112]+[.L108])/[.L$107]/[.L120]) + ([.L120]+[.L124])/[.L120]*[.L$130]" office:value-type="float" office:value="0.042139175257732">
            <text:p>0.04</text:p>
          </table:table-cell>
          <table:table-cell table:formula="of:=(([.M112]+[.M108])/[.M$107]/[.M120]) + ([.M120]+[.M124])/[.M120]*[.M$130]" office:value-type="float" office:value="-0.00111288219098687">
            <text:p>0</text:p>
          </table:table-cell>
          <table:table-cell table:formula="of:=(([.N112]+[.N108])/[.N$107]/[.N120]) + ([.N120]+[.N124])/[.N120]*[.N$130]" office:value-type="float" office:value="0.0418072844094635">
            <text:p>0.04</text:p>
          </table:table-cell>
          <table:table-cell table:formula="of:=(([.O112]+[.O108])/[.O$107]/[.O120]) + ([.O120]+[.O124])/[.O120]*[.O$130]" office:value-type="float" office:value="0.0661744559616901">
            <text:p>0.0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(([.C113]+[.C109])/[.C$107]/[.C121]) + ([.C121]+[.C125])/[.C121]*[.C$130]" office:value-type="float" office:value="0.340801176038221">
            <text:p>0.34</text:p>
          </table:table-cell>
          <table:table-cell table:formula="of:=(([.D113]+[.D109])/[.D$107]/[.D121]) + ([.D121]+[.D125])/[.D121]*[.D$130]" office:value-type="float" office:value="0.25299575107831">
            <text:p>0.25</text:p>
          </table:table-cell>
          <table:table-cell table:formula="of:=(([.E113]+[.E109])/[.E$107]/[.E121]) + ([.E121]+[.E125])/[.E121]*[.E$130]" office:value-type="float" office:value="0.126140939703563">
            <text:p>0.13</text:p>
          </table:table-cell>
          <table:table-cell table:formula="of:=(([.F113]+[.F109])/[.F$107]/[.F121]) + ([.F121]+[.F125])/[.F121]*[.F$130]" office:value-type="float" office:value="0.0358463948207536">
            <text:p>0.04</text:p>
          </table:table-cell>
          <table:table-cell table:formula="of:=(([.G113]+[.G109])/[.G$107]/[.G121]) + ([.G121]+[.G125])/[.G121]*[.G$130]" office:value-type="float" office:value="0.0367145611094029">
            <text:p>0.04</text:p>
          </table:table-cell>
          <table:table-cell table:formula="of:=(([.H113]+[.H109])/[.H$107]/[.H121]) + ([.H121]+[.H125])/[.H121]*[.H$130]" office:value-type="float" office:value="0.0656766793460849">
            <text:p>0.07</text:p>
          </table:table-cell>
          <table:table-cell table:formula="of:=(([.I113]+[.I109])/[.I$107]/[.I121]) + ([.I121]+[.I125])/[.I121]*[.I$130]" office:value-type="float" office:value="0.0660214743126775">
            <text:p>0.07</text:p>
          </table:table-cell>
          <table:table-cell table:formula="of:=(([.J113]+[.J109])/[.J$107]/[.J121]) + ([.J121]+[.J125])/[.J121]*[.J$130]" office:value-type="float" office:value="0.0665693822439155">
            <text:p>0.07</text:p>
          </table:table-cell>
          <table:table-cell table:formula="of:=(([.K113]+[.K109])/[.K$107]/[.K121]) + ([.K121]+[.K125])/[.K121]*[.K$130]" office:value-type="float" office:value="0.0356294631630629">
            <text:p>0.04</text:p>
          </table:table-cell>
          <table:table-cell table:formula="of:=(([.L113]+[.L109])/[.L$107]/[.L121]) + ([.L121]+[.L125])/[.L121]*[.L$130]" office:value-type="float" office:value="0.037371658079095">
            <text:p>0.04</text:p>
          </table:table-cell>
          <table:table-cell table:formula="of:=(([.M113]+[.M109])/[.M$107]/[.M121]) + ([.M121]+[.M125])/[.M121]*[.M$130]" office:value-type="float" office:value="0.203134308894861">
            <text:p>0.2</text:p>
          </table:table-cell>
          <table:table-cell table:formula="of:=(([.N113]+[.N109])/[.N$107]/[.N121]) + ([.N121]+[.N125])/[.N121]*[.N$130]" office:value-type="float" office:value="0.158892771895257">
            <text:p>0.16</text:p>
          </table:table-cell>
          <table:table-cell table:formula="of:=(([.O113]+[.O109])/[.O$107]/[.O121]) + ([.O121]+[.O125])/[.O121]*[.O$130]" office:value-type="float" office:value="0.112231814787155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(([.C114]+[.C110])/[.C$107]/[.C122]) + ([.C122]+[.C126])/[.C122]*[.C$130]" office:value-type="float" office:value="0.0717715598419249">
            <text:p>0.07</text:p>
          </table:table-cell>
          <table:table-cell table:formula="of:=(([.D114]+[.D110])/[.D$107]/[.D122]) + ([.D122]+[.D126])/[.D122]*[.D$130]" office:value-type="float" office:value="0.0688050605597804">
            <text:p>0.07</text:p>
          </table:table-cell>
          <table:table-cell table:formula="of:=(([.E114]+[.E110])/[.E$107]/[.E122]) + ([.E122]+[.E126])/[.E122]*[.E$130]" office:value-type="float" office:value="0.0477896738956642">
            <text:p>0.05</text:p>
          </table:table-cell>
          <table:table-cell table:formula="of:=(([.F114]+[.F110])/[.F$107]/[.F122]) + ([.F122]+[.F126])/[.F122]*[.F$130]" office:value-type="float" office:value="0.0280540333310779">
            <text:p>0.03</text:p>
          </table:table-cell>
          <table:table-cell table:formula="of:=(([.G114]+[.G110])/[.G$107]/[.G122]) + ([.G122]+[.G126])/[.G122]*[.G$130]" office:value-type="float" office:value="0.027383835584527">
            <text:p>0.03</text:p>
          </table:table-cell>
          <table:table-cell table:formula="of:=(([.H114]+[.H110])/[.H$107]/[.H122]) + ([.H122]+[.H126])/[.H122]*[.H$130]" office:value-type="float" office:value="0.0335447266071837">
            <text:p>0.03</text:p>
          </table:table-cell>
          <table:table-cell table:formula="of:=(([.I114]+[.I110])/[.I$107]/[.I122]) + ([.I122]+[.I126])/[.I122]*[.I$130]" office:value-type="float" office:value="0.0327732857478215">
            <text:p>0.03</text:p>
          </table:table-cell>
          <table:table-cell table:formula="of:=(([.J114]+[.J110])/[.J$107]/[.J122]) + ([.J122]+[.J126])/[.J122]*[.J$130]" office:value-type="float" office:value="0.0317211328976035">
            <text:p>0.03</text:p>
          </table:table-cell>
          <table:table-cell table:formula="of:=(([.K114]+[.K110])/[.K$107]/[.K122]) + ([.K122]+[.K126])/[.K122]*[.K$130]" office:value-type="float" office:value="0.0788672147793525">
            <text:p>0.08</text:p>
          </table:table-cell>
          <table:table-cell table:formula="of:=(([.L114]+[.L110])/[.L$107]/[.L122]) + ([.L122]+[.L126])/[.L122]*[.L$130]" office:value-type="float" office:value="0.0698064918978083">
            <text:p>0.07</text:p>
          </table:table-cell>
          <table:table-cell table:formula="of:=(([.M114]+[.M110])/[.M$107]/[.M122]) + ([.M122]+[.M126])/[.M122]*[.M$130]" office:value-type="float" office:value="0.0631058524330572">
            <text:p>0.06</text:p>
          </table:table-cell>
          <table:table-cell table:formula="of:=(([.N114]+[.N110])/[.N$107]/[.N122]) + ([.N122]+[.N126])/[.N122]*[.N$130]" office:value-type="float" office:value="0.084673488375185">
            <text:p>0.08</text:p>
          </table:table-cell>
          <table:table-cell table:formula="of:=(([.O114]+[.O110])/[.O$107]/[.O122]) + ([.O122]+[.O126])/[.O122]*[.O$130]" office:value-type="float" office:value="0.0975858244486881">
            <text:p>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(([.C115]+[.C111])/[.C$107]/[.C123]) + ([.C123]+[.C127])/[.C123]*[.C$130]" office:value-type="float" office:value="0.141565169477041">
            <text:p>0.14</text:p>
          </table:table-cell>
          <table:table-cell table:formula="of:=(([.D115]+[.D111])/[.D$107]/[.D123]) + ([.D123]+[.D127])/[.D123]*[.D$130]" office:value-type="float" office:value="0.125002244604268">
            <text:p>0.13</text:p>
          </table:table-cell>
          <table:table-cell table:formula="of:=(([.E115]+[.E111])/[.E$107]/[.E123]) + ([.E123]+[.E127])/[.E123]*[.E$130]" office:value-type="float" office:value="0.0572086444536044">
            <text:p>0.06</text:p>
          </table:table-cell>
          <table:table-cell table:formula="of:=(([.F115]+[.F111])/[.F$107]/[.F123]) + ([.F123]+[.F127])/[.F123]*[.F$130]" office:value-type="float" office:value="-0.0028070680693113">
            <text:p>0</text:p>
          </table:table-cell>
          <table:table-cell table:formula="of:=(([.G115]+[.G111])/[.G$107]/[.G123]) + ([.G123]+[.G127])/[.G123]*[.G$130]" office:value-type="float" office:value="-0.0054687802656718">
            <text:p>-0.01</text:p>
          </table:table-cell>
          <table:table-cell table:formula="of:=(([.H115]+[.H111])/[.H$107]/[.H123]) + ([.H123]+[.H127])/[.H123]*[.H$130]" office:value-type="float" office:value="0.0764723667922293">
            <text:p>0.08</text:p>
          </table:table-cell>
          <table:table-cell table:formula="of:=(([.I115]+[.I111])/[.I$107]/[.I123]) + ([.I123]+[.I127])/[.I123]*[.I$130]" office:value-type="float" office:value="0.0722109405748342">
            <text:p>0.07</text:p>
          </table:table-cell>
          <table:table-cell table:formula="of:=(([.J115]+[.J111])/[.J$107]/[.J123]) + ([.J123]+[.J127])/[.J123]*[.J$130]" office:value-type="float" office:value="0.0666864222808557">
            <text:p>0.07</text:p>
          </table:table-cell>
          <table:table-cell table:formula="of:=(([.K115]+[.K111])/[.K$107]/[.K123]) + ([.K123]+[.K127])/[.K123]*[.K$130]" office:value-type="float" office:value="0.0262292422769958">
            <text:p>0.03</text:p>
          </table:table-cell>
          <table:table-cell table:formula="of:=(([.L115]+[.L111])/[.L$107]/[.L123]) + ([.L123]+[.L127])/[.L123]*[.L$130]" office:value-type="float" office:value="0.0251377662305665">
            <text:p>0.03</text:p>
          </table:table-cell>
          <table:table-cell table:formula="of:=(([.M115]+[.M111])/[.M$107]/[.M123]) + ([.M123]+[.M127])/[.M123]*[.M$130]" office:value-type="float" office:value="0.0544558260351656">
            <text:p>0.05</text:p>
          </table:table-cell>
          <table:table-cell table:formula="of:=(([.N115]+[.N111])/[.N$107]/[.N123]) + ([.N123]+[.N127])/[.N123]*[.N$130]" office:value-type="float" office:value="0.057021484918804">
            <text:p>0.06</text:p>
          </table:table-cell>
          <table:table-cell table:formula="of:=(([.O115]+[.O111])/[.O$107]/[.O123]) + ([.O123]+[.O127])/[.O123]*[.O$130]" office:value-type="float" office:value="0.0323520727509778">
            <text:p>0.0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64:.P64])" office:value-type="float" office:value="22.5733333333333">
            <text:p>22.57</text:p>
          </table:table-cell>
          <table:table-cell table:formula="of:=AVERAGE([.P64:.Q64])" office:value-type="float" office:value="28.12">
            <text:p>28.12</text:p>
          </table:table-cell>
          <table:table-cell table:formula="of:=AVERAGE([.Q64:.R64])" office:value-type="float" office:value="31.5383333333334">
            <text:p>31.54</text:p>
          </table:table-cell>
          <table:table-cell table:formula="of:=AVERAGE([.R64:.S64])" office:value-type="float" office:value="30.7">
            <text:p>30.7</text:p>
          </table:table-cell>
          <table:table-cell table:formula="of:=AVERAGE([.S64:.T64])" office:value-type="float" office:value="27.7333333333333">
            <text:p>27.73</text:p>
          </table:table-cell>
          <table:table-cell table:formula="of:=AVERAGE([.T64:.U64])" office:value-type="float" office:value="26.09375">
            <text:p>26.09</text:p>
          </table:table-cell>
          <table:table-cell table:formula="of:=AVERAGE([.U64:.V64])" office:value-type="float" office:value="25.78125">
            <text:p>25.78</text:p>
          </table:table-cell>
          <table:table-cell table:formula="of:=AVERAGE([.V64:.W64])" office:value-type="float" office:value="25.3125">
            <text:p>25.31</text:p>
          </table:table-cell>
          <table:table-cell table:formula="of:=AVERAGE([.W64:.X64])" office:value-type="float" office:value="26">
            <text:p>26</text:p>
          </table:table-cell>
          <table:table-cell table:formula="of:=AVERAGE([.X64:.Y64])" office:value-type="float" office:value="28">
            <text:p>28</text:p>
          </table:table-cell>
          <table:table-cell table:formula="of:=AVERAGE([.Y64:.Z64])" office:value-type="float" office:value="27.9166666666667">
            <text:p>27.92</text:p>
          </table:table-cell>
          <table:table-cell table:formula="of:=AVERAGE([.Z64:.AA64])" office:value-type="float" office:value="26.3916666666667">
            <text:p>26.39</text:p>
          </table:table-cell>
          <table:table-cell table:formula="of:=AVERAGE([.AA64:.AB64])" office:value-type="float" office:value="31.725">
            <text:p>31.7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AVERAGE([.O65:.P65])" office:value-type="float" office:value="48.3733333333333">
            <text:p>48.37</text:p>
          </table:table-cell>
          <table:table-cell table:formula="of:=AVERAGE([.P65:.Q65])" office:value-type="float" office:value="67.52">
            <text:p>67.52</text:p>
          </table:table-cell>
          <table:table-cell table:formula="of:=AVERAGE([.Q65:.R65])" office:value-type="float" office:value="80.6883333333334">
            <text:p>80.69</text:p>
          </table:table-cell>
          <table:table-cell table:formula="of:=AVERAGE([.R65:.S65])" office:value-type="float" office:value="81.9">
            <text:p>81.9</text:p>
          </table:table-cell>
          <table:table-cell table:formula="of:=AVERAGE([.S65:.T65])" office:value-type="float" office:value="77.1333333333333">
            <text:p>77.13</text:p>
          </table:table-cell>
          <table:table-cell table:formula="of:=AVERAGE([.T65:.U65])" office:value-type="float" office:value="74.46875">
            <text:p>74.47</text:p>
          </table:table-cell>
          <table:table-cell table:formula="of:=AVERAGE([.U65:.V65])" office:value-type="float" office:value="73.90625">
            <text:p>73.91</text:p>
          </table:table-cell>
          <table:table-cell table:formula="of:=AVERAGE([.V65:.W65])" office:value-type="float" office:value="73.0625">
            <text:p>73.06</text:p>
          </table:table-cell>
          <table:table-cell table:formula="of:=AVERAGE([.W65:.X65])" office:value-type="float" office:value="68.825">
            <text:p>68.83</text:p>
          </table:table-cell>
          <table:table-cell table:formula="of:=AVERAGE([.X65:.Y65])" office:value-type="float" office:value="61.475">
            <text:p>61.48</text:p>
          </table:table-cell>
          <table:table-cell table:formula="of:=AVERAGE([.Y65:.Z65])" office:value-type="float" office:value="63.2833333333333">
            <text:p>63.28</text:p>
          </table:table-cell>
          <table:table-cell table:formula="of:=AVERAGE([.Z65:.AA65])" office:value-type="float" office:value="67.3583333333333">
            <text:p>67.36</text:p>
          </table:table-cell>
          <table:table-cell table:formula="of:=AVERAGE([.AA65:.AB65])" office:value-type="float" office:value="51.5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AVERAGE([.O66:.P66])" office:value-type="float" office:value="35.2768237466481">
            <text:p>35.28</text:p>
          </table:table-cell>
          <table:table-cell table:formula="of:=AVERAGE([.P66:.Q66])" office:value-type="float" office:value="36.9717452066574">
            <text:p>36.97</text:p>
          </table:table-cell>
          <table:table-cell table:formula="of:=AVERAGE([.Q66:.R66])" office:value-type="float" office:value="38.0512696349977">
            <text:p>38.05</text:p>
          </table:table-cell>
          <table:table-cell table:formula="of:=AVERAGE([.R66:.S66])" office:value-type="float" office:value="37.9">
            <text:p>37.9</text:p>
          </table:table-cell>
          <table:table-cell table:formula="of:=AVERAGE([.S66:.T66])" office:value-type="float" office:value="37.1333333333333">
            <text:p>37.13</text:p>
          </table:table-cell>
          <table:table-cell table:formula="of:=AVERAGE([.T66:.U66])" office:value-type="float" office:value="36.71875">
            <text:p>36.72</text:p>
          </table:table-cell>
          <table:table-cell table:formula="of:=AVERAGE([.U66:.V66])" office:value-type="float" office:value="36.65625">
            <text:p>36.66</text:p>
          </table:table-cell>
          <table:table-cell table:formula="of:=AVERAGE([.V66:.W66])" office:value-type="float" office:value="36.5625">
            <text:p>36.56</text:p>
          </table:table-cell>
          <table:table-cell table:formula="of:=AVERAGE([.W66:.X66])" office:value-type="float" office:value="39.5968023255814">
            <text:p>39.6</text:p>
          </table:table-cell>
          <table:table-cell table:formula="of:=AVERAGE([.X66:.Y66])" office:value-type="float" office:value="45.7904069767442">
            <text:p>45.79</text:p>
          </table:table-cell>
          <table:table-cell table:formula="of:=AVERAGE([.Y66:.Z66])" office:value-type="float" office:value="51.1748062015504">
            <text:p>51.17</text:p>
          </table:table-cell>
          <table:table-cell table:formula="of:=AVERAGE([.Z66:.AA66])" office:value-type="float" office:value="57.0562015503876">
            <text:p>57.06</text:p>
          </table:table-cell>
          <table:table-cell table:formula="of:=AVERAGE([.AA66:.AB66])" office:value-type="float" office:value="91.1192593115775">
            <text:p>91.1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AVERAGE([.O67:.P67])" office:value-type="float" office:value="157.563901349748">
            <text:p>157.56</text:p>
          </table:table-cell>
          <table:table-cell table:formula="of:=AVERAGE([.P67:.Q67])" office:value-type="float" office:value="182.913041348688">
            <text:p>182.91</text:p>
          </table:table-cell>
          <table:table-cell table:formula="of:=AVERAGE([.Q67:.R67])" office:value-type="float" office:value="199.447818361558">
            <text:p>199.45</text:p>
          </table:table-cell>
          <table:table-cell table:formula="of:=AVERAGE([.R67:.S67])" office:value-type="float" office:value="198.353869402289">
            <text:p>198.35</text:p>
          </table:table-cell>
          <table:table-cell table:formula="of:=AVERAGE([.S67:.T67])" office:value-type="float" office:value="188.44555745695">
            <text:p>188.45</text:p>
          </table:table-cell>
          <table:table-cell table:formula="of:=AVERAGE([.T67:.U67])" office:value-type="float" office:value="190.281675320096">
            <text:p>190.28</text:p>
          </table:table-cell>
          <table:table-cell table:formula="of:=AVERAGE([.U67:.V67])" office:value-type="float" office:value="203.862222991728">
            <text:p>203.86</text:p>
          </table:table-cell>
          <table:table-cell table:formula="of:=AVERAGE([.V67:.W67])" office:value-type="float" office:value="224.233044499175">
            <text:p>224.23</text:p>
          </table:table-cell>
          <table:table-cell table:formula="of:=AVERAGE([.W67:.X67])" office:value-type="float" office:value="237.373436172401">
            <text:p>237.37</text:p>
          </table:table-cell>
          <table:table-cell table:formula="of:=AVERAGE([.X67:.Y67])" office:value-type="float" office:value="236.493124175588">
            <text:p>236.49</text:p>
          </table:table-cell>
          <table:table-cell table:formula="of:=AVERAGE([.Y67:.Z67])" office:value-type="float" office:value="247.504902724094">
            <text:p>247.5</text:p>
          </table:table-cell>
          <table:table-cell table:formula="of:=AVERAGE([.Z67:.AA67])" office:value-type="float" office:value="271.326574902262">
            <text:p>271.33</text:p>
          </table:table-cell>
          <table:table-cell table:formula="of:=AVERAGE([.AA67:.AB67])" office:value-type="float" office:value="295.275941426326">
            <text:p>295.28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7:.P57])" office:value-type="float" office:value="0.706666666666667">
            <text:p>0.71</text:p>
          </table:table-cell>
          <table:table-cell table:formula="of:=AVERAGE([.P57:.Q57])" office:value-type="float" office:value="0.52">
            <text:p>0.52</text:p>
          </table:table-cell>
          <table:table-cell table:formula="of:=AVERAGE([.Q57:.R57])" office:value-type="float" office:value="0.521666666666667">
            <text:p>0.52</text:p>
          </table:table-cell>
          <table:table-cell table:formula="of:=AVERAGE([.R57:.S57])" office:value-type="float" office:value="0.9">
            <text:p>0.9</text:p>
          </table:table-cell>
          <table:table-cell table:formula="of:=AVERAGE([.S57:.T57])" office:value-type="float" office:value="1.46666666666667">
            <text:p>1.47</text:p>
          </table:table-cell>
          <table:table-cell table:formula="of:=AVERAGE([.T57:.U57])" office:value-type="float" office:value="1.75">
            <text:p>1.75</text:p>
          </table:table-cell>
          <table:table-cell table:formula="of:=AVERAGE([.U57:.V57])" office:value-type="float" office:value="1.75">
            <text:p>1.75</text:p>
          </table:table-cell>
          <table:table-cell table:formula="of:=AVERAGE([.V57:.W57])" office:value-type="float" office:value="1.75">
            <text:p>1.75</text:p>
          </table:table-cell>
          <table:table-cell table:formula="of:=AVERAGE([.W57:.X57])" office:value-type="float" office:value="1.6125">
            <text:p>1.61</text:p>
          </table:table-cell>
          <table:table-cell table:formula="of:=AVERAGE([.X57:.Y57])" office:value-type="float" office:value="1.3375">
            <text:p>1.34</text:p>
          </table:table-cell>
          <table:table-cell table:formula="of:=AVERAGE([.Y57:.Z57])" office:value-type="float" office:value="1.38333333333333">
            <text:p>1.38</text:p>
          </table:table-cell>
          <table:table-cell table:formula="of:=AVERAGE([.Z57:.AA57])" office:value-type="float" office:value="2.85833333333333">
            <text:p>2.86</text:p>
          </table:table-cell>
          <table:table-cell table:formula="of:=AVERAGE([.AA57:.AB57])" office:value-type="float" office:value="7.90000000000001">
            <text:p>7.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AVERAGE([.O58:.P58])" office:value-type="float" office:value="5.69333333333334">
            <text:p>5.69</text:p>
          </table:table-cell>
          <table:table-cell table:formula="of:=AVERAGE([.P58:.Q58])" office:value-type="float" office:value="8.68000000000002">
            <text:p>8.68</text:p>
          </table:table-cell>
          <table:table-cell table:formula="of:=AVERAGE([.Q58:.R58])" office:value-type="float" office:value="12.1783333333334">
            <text:p>12.18</text:p>
          </table:table-cell>
          <table:table-cell table:formula="of:=AVERAGE([.R58:.S58])" office:value-type="float" office:value="16.7">
            <text:p>16.7</text:p>
          </table:table-cell>
          <table:table-cell table:formula="of:=AVERAGE([.S58:.T58])" office:value-type="float" office:value="21.7333333333333">
            <text:p>21.73</text:p>
          </table:table-cell>
          <table:table-cell table:formula="of:=AVERAGE([.T58:.U58])" office:value-type="float" office:value="26.25">
            <text:p>26.25</text:p>
          </table:table-cell>
          <table:table-cell table:formula="of:=AVERAGE([.U58:.V58])" office:value-type="float" office:value="30.25">
            <text:p>30.25</text:p>
          </table:table-cell>
          <table:table-cell table:formula="of:=AVERAGE([.V58:.W58])" office:value-type="float" office:value="36.25">
            <text:p>36.25</text:p>
          </table:table-cell>
          <table:table-cell table:formula="of:=AVERAGE([.W58:.X58])" office:value-type="float" office:value="43.8875">
            <text:p>43.89</text:p>
          </table:table-cell>
          <table:table-cell table:formula="of:=AVERAGE([.X58:.Y58])" office:value-type="float" office:value="51.1625">
            <text:p>51.16</text:p>
          </table:table-cell>
          <table:table-cell table:formula="of:=AVERAGE([.Y58:.Z58])" office:value-type="float" office:value="64.8666666666667">
            <text:p>64.87</text:p>
          </table:table-cell>
          <table:table-cell table:formula="of:=AVERAGE([.Z58:.AA58])" office:value-type="float" office:value="88.1166666666667">
            <text:p>88.12</text:p>
          </table:table-cell>
          <table:table-cell table:formula="of:=AVERAGE([.AA58:.AB58])" office:value-type="float" office:value="134.025">
            <text:p>134.0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AVERAGE([.O59:.P59])" office:value-type="float" office:value="0.2">
            <text:p>0.2</text:p>
          </table:table-cell>
          <table:table-cell table:formula="of:=AVERAGE([.P59:.Q59])" office:value-type="float" office:value="0.6">
            <text:p>0.6</text:p>
          </table:table-cell>
          <table:table-cell table:formula="of:=AVERAGE([.Q59:.R59])" office:value-type="float" office:value="1.075">
            <text:p>1.08</text:p>
          </table:table-cell>
          <table:table-cell table:formula="of:=AVERAGE([.R59:.S59])" office:value-type="float" office:value="1.7">
            <text:p>1.7</text:p>
          </table:table-cell>
          <table:table-cell table:formula="of:=AVERAGE([.S59:.T59])" office:value-type="float" office:value="2.4">
            <text:p>2.4</text:p>
          </table:table-cell>
          <table:table-cell table:formula="of:=AVERAGE([.T59:.U59])" office:value-type="float" office:value="2.9375">
            <text:p>2.94</text:p>
          </table:table-cell>
          <table:table-cell table:formula="of:=AVERAGE([.U59:.V59])" office:value-type="float" office:value="3.3125">
            <text:p>3.31</text:p>
          </table:table-cell>
          <table:table-cell table:formula="of:=AVERAGE([.V59:.W59])" office:value-type="float" office:value="3.875">
            <text:p>3.88</text:p>
          </table:table-cell>
          <table:table-cell table:formula="of:=AVERAGE([.W59:.X59])" office:value-type="float" office:value="4.3875">
            <text:p>4.39</text:p>
          </table:table-cell>
          <table:table-cell table:formula="of:=AVERAGE([.X59:.Y59])" office:value-type="float" office:value="4.6625">
            <text:p>4.66</text:p>
          </table:table-cell>
          <table:table-cell table:formula="of:=AVERAGE([.Y59:.Z59])" office:value-type="float" office:value="5.7">
            <text:p>5.7</text:p>
          </table:table-cell>
          <table:table-cell table:formula="of:=AVERAGE([.Z59:.AA59])" office:value-type="float" office:value="8.45">
            <text:p>8.45</text:p>
          </table:table-cell>
          <table:table-cell table:formula="of:=AVERAGE([.AA59:.AB59])" office:value-type="float" office:value="25.5">
            <text:p>25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AVERAGE([.O60:.P60])" office:value-type="float" office:value="0.266666666666666">
            <text:p>0.27</text:p>
          </table:table-cell>
          <table:table-cell table:formula="of:=AVERAGE([.P60:.Q60])" office:value-type="float" office:value="0.799999999999998">
            <text:p>0.8</text:p>
          </table:table-cell>
          <table:table-cell table:formula="of:=AVERAGE([.Q60:.R60])" office:value-type="float" office:value="1.36666666666666">
            <text:p>1.37</text:p>
          </table:table-cell>
          <table:table-cell table:formula="of:=AVERAGE([.R60:.S60])" office:value-type="float" office:value="2">
            <text:p>2</text:p>
          </table:table-cell>
          <table:table-cell table:formula="of:=AVERAGE([.S60:.T60])" office:value-type="float" office:value="2.66666666666667">
            <text:p>2.67</text:p>
          </table:table-cell>
          <table:table-cell table:formula="of:=AVERAGE([.T60:.U60])" office:value-type="float" office:value="3.375">
            <text:p>3.38</text:p>
          </table:table-cell>
          <table:table-cell table:formula="of:=AVERAGE([.U60:.V60])" office:value-type="float" office:value="4.125">
            <text:p>4.13</text:p>
          </table:table-cell>
          <table:table-cell table:formula="of:=AVERAGE([.V60:.W60])" office:value-type="float" office:value="5.25">
            <text:p>5.25</text:p>
          </table:table-cell>
          <table:table-cell table:formula="of:=AVERAGE([.W60:.X60])" office:value-type="float" office:value="7.7">
            <text:p>7.7</text:p>
          </table:table-cell>
          <table:table-cell table:formula="of:=AVERAGE([.X60:.Y60])" office:value-type="float" office:value="11.1">
            <text:p>11.1</text:p>
          </table:table-cell>
          <table:table-cell table:formula="of:=AVERAGE([.Y60:.Z60])" office:value-type="float" office:value="13.95">
            <text:p>13.95</text:p>
          </table:table-cell>
          <table:table-cell table:formula="of:=AVERAGE([.Z60:.AA60])" office:value-type="float" office:value="17.975">
            <text:p>17.98</text:p>
          </table:table-cell>
          <table:table-cell table:formula="of:=AVERAGE([.AA60:.AB60])" office:value-type="float" office:value="36.825">
            <text:p>36.8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(m-1)/Δt</text:p>
          </table:table-cell>
          <table:table-cell table:formula="of:=([.B128]-1)/([.$O$106]-[.$C$106])" office:value-type="float" office:value="0.032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dot/l</text:p>
          </table:table-cell>
          <table:table-cell/>
          <table:table-cell table:formula="of:=[.$B$129]/(1+[.$B$129]*([.C106]-[.$C$106]))" office:value-type="float" office:value="0.032">
            <text:p>0.03</text:p>
          </table:table-cell>
          <table:table-cell table:formula="of:=[.$B$129]/(1+[.$B$129]*([.D106]-[.$C$106]))" office:value-type="float" office:value="0.0305343511450382">
            <text:p>0.03</text:p>
          </table:table-cell>
          <table:table-cell table:formula="of:=[.$B$129]/(1+[.$B$129]*([.E106]-[.$C$106]))" office:value-type="float" office:value="0.0291970802919708">
            <text:p>0.03</text:p>
          </table:table-cell>
          <table:table-cell table:formula="of:=[.$B$129]/(1+[.$B$129]*([.F106]-[.$C$106]))" office:value-type="float" office:value="0.027972027972028">
            <text:p>0.03</text:p>
          </table:table-cell>
          <table:table-cell table:formula="of:=[.$B$129]/(1+[.$B$129]*([.G106]-[.$C$106]))" office:value-type="float" office:value="0.0268456375838926">
            <text:p>0.03</text:p>
          </table:table-cell>
          <table:table-cell table:formula="of:=[.$B$129]/(1+[.$B$129]*([.H106]-[.$C$106]))" office:value-type="float" office:value="0.0258064516129032">
            <text:p>0.03</text:p>
          </table:table-cell>
          <table:table-cell table:formula="of:=[.$B$129]/(1+[.$B$129]*([.I106]-[.$C$106]))" office:value-type="float" office:value="0.0248447204968944">
            <text:p>0.02</text:p>
          </table:table-cell>
          <table:table-cell table:formula="of:=[.$B$129]/(1+[.$B$129]*([.J106]-[.$C$106]))" office:value-type="float" office:value="0.0235294117647059">
            <text:p>0.02</text:p>
          </table:table-cell>
          <table:table-cell table:formula="of:=[.$B$129]/(1+[.$B$129]*([.K106]-[.$C$106]))" office:value-type="float" office:value="0.021978021978022">
            <text:p>0.02</text:p>
          </table:table-cell>
          <table:table-cell table:formula="of:=[.$B$129]/(1+[.$B$129]*([.L106]-[.$C$106]))" office:value-type="float" office:value="0.0206185567010309">
            <text:p>0.02</text:p>
          </table:table-cell>
          <table:table-cell table:formula="of:=[.$B$129]/(1+[.$B$129]*([.M106]-[.$C$106]))" office:value-type="float" office:value="0.0194174757281553">
            <text:p>0.02</text:p>
          </table:table-cell>
          <table:table-cell table:formula="of:=[.$B$129]/(1+[.$B$129]*([.N106]-[.$C$106]))" office:value-type="float" office:value="0.018348623853211">
            <text:p>0.02</text:p>
          </table:table-cell>
          <table:table-cell table:formula="of:=[.$B$129]/(1+[.$B$129]*([.O106]-[.$C$106]))" office:value-type="float" office:value="0.016">
            <text:p>0.02</text:p>
          </table:table-cell>
          <table:table-cell table:number-columns-repeated="1009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Hel" svg:font-family="He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£</number:text>
      <number:number number:decimal-places="2" number:min-integer-digits="1" number:grouping="true"/>
      <number:text> </number:text>
    </number:number-style>
    <number:number-style style:name="N144P1" style:volatile="true">
      <number:text>-£</number:text>
      <number:number number:decimal-places="2" number:min-integer-digits="1" number:grouping="true"/>
      <number:text> </number:text>
    </number:number-style>
    <number:number-style style:name="N144P2" style:volatile="true">
      <number:text> £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11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5T11:58:38</dc:date>
    <dc:creator>Gen Zhang</dc:creator>
    <meta:editing-duration>PT08H26M05S</meta:editing-duration>
    <meta:editing-cycles>62</meta:editing-cycles>
    <meta:generator>OpenOffice.org/3.2$Unix OpenOffice.org_project/320m12$Build-9483</meta:generator>
    <meta:document-statistic meta:table-count="3" meta:cell-count="17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8:Sheet1.J42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J39" chart:label-cell-address="Sheet1.A39:Sheet1.A39" chart:class="chart:scatter">
            <chart:domain table:cell-range-address="Sheet1.B38:Sheet1.J38"/>
            <chart:data-point chart:repeated="9"/>
          </chart:series>
          <chart:series chart:style-name="ch8" chart:values-cell-range-address="Sheet1.B40:Sheet1.J40" chart:label-cell-address="Sheet1.A40:Sheet1.A40" chart:class="chart:scatter">
            <chart:data-point chart:repeated="9"/>
          </chart:series>
          <chart:series chart:style-name="ch9" chart:values-cell-range-address="Sheet1.B41:Sheet1.J41" chart:label-cell-address="Sheet1.A41:Sheet1.A41" chart:class="chart:scatter">
            <chart:data-point chart:repeated="9"/>
          </chart:series>
          <chart:series chart:style-name="ch10" chart:values-cell-range-address="Sheet1.B42:Sheet1.J42" chart:label-cell-address="Sheet1.A42:Sheet1.A4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8</text:p>
              </table:table-cell>
              <table:table-cell office:value-type="float" office:value="57.5">
                <text:p text:id="Sheet1.B38:Sheet1.J38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9:Sheet1.A39">Nkx2.2</text:p>
              </table:table-cell>
              <table:table-cell office:value-type="float" office:value="0.8">
                <text:p text:id="Sheet1.B39:Sheet1.J39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40:Sheet1.A40">Olig2</text:p>
              </table:table-cell>
              <table:table-cell office:value-type="float" office:value="4.2">
                <text:p text:id="Sheet1.B40:Sheet1.J40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41:Sheet1.A41">Intermediate</text:p>
              </table:table-cell>
              <table:table-cell office:value-type="float" office:value="0">
                <text:p text:id="Sheet1.B41:Sheet1.J41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42:Sheet1.A42">Pax7</text:p>
              </table:table-cell>
              <table:table-cell office:value-type="float" office:value="0">
                <text:p text:id="Sheet1.B42:Sheet1.J42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6:Sheet1.J46 Sheet1.A48:Sheet1.J51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J48" chart:label-cell-address="Sheet1.A48:Sheet1.A48" chart:class="chart:scatter">
            <chart:domain table:cell-range-address="Sheet1.B46:Sheet1.J46"/>
            <chart:data-point chart:repeated="9"/>
          </chart:series>
          <chart:series chart:style-name="ch8" chart:values-cell-range-address="Sheet1.B49:Sheet1.J49" chart:label-cell-address="Sheet1.A49:Sheet1.A49" chart:class="chart:scatter">
            <chart:data-point chart:repeated="9"/>
          </chart:series>
          <chart:series chart:style-name="ch9" chart:values-cell-range-address="Sheet1.B50:Sheet1.J50" chart:label-cell-address="Sheet1.A50:Sheet1.A50" chart:class="chart:scatter">
            <chart:data-point chart:repeated="9"/>
          </chart:series>
          <chart:series chart:style-name="ch10" chart:values-cell-range-address="Sheet1.B51:Sheet1.J51" chart:label-cell-address="Sheet1.A51:Sheet1.A5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6</text:p>
              </table:table-cell>
              <table:table-cell office:value-type="float" office:value="57.5">
                <text:p text:id="Sheet1.B46:Sheet1.J46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8:Sheet1.A48">Nkx2.2</text:p>
              </table:table-cell>
              <table:table-cell office:value-type="float" office:value="19.8">
                <text:p text:id="Sheet1.B48:Sheet1.J48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9:Sheet1.A49">Olig2</text:p>
              </table:table-cell>
              <table:table-cell office:value-type="float" office:value="38.8">
                <text:p text:id="Sheet1.B49:Sheet1.J49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50:Sheet1.A50">Intermediate</text:p>
              </table:table-cell>
              <table:table-cell office:value-type="float" office:value="34.4293630166435">
                <text:p text:id="Sheet1.B50:Sheet1.J50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51:Sheet1.A51">Pax7</text:p>
              </table:table-cell>
              <table:table-cell office:value-type="float" office:value="144.889331350278">
                <text:p text:id="Sheet1.B51:Sheet1.J51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4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60:Sheet1.C75" svg:x="0.185cm" svg:y="0.156cm" svg:width="8.898cm" svg:height="7.563cm">
          <chart:axis chart:dimension="x" chart:name="primary-x" chart:style-name="ch3">
            <chart:title svg:x="2.554cm" svg:y="7.105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0:Sheet1.C7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60:Sheet1.C7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Segoe Print'" style:font-style-name="Bold" fo:font-size="8pt" fo:font-weight="bold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Segoe Print'" style:font-style-name="Bold"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B100:Sheet1.O100" chart:error-lower-range="Sheet1.B100:Sheet1.O100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error-category="cell-range"/>
      <style:graphic-properties svg:stroke-color="#579d1c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B101:Sheet1.O101" chart:error-lower-range="Sheet1.B101:Sheet1.O101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2" style:family="chart">
      <style:chart-properties chart:error-category="cell-range"/>
      <style:graphic-properties svg:stroke-color="#c5000b"/>
    </style:style>
    <style:style style:name="ch13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1.B102:Sheet1.O102" chart:error-lower-range="Sheet1.B102:Sheet1.O102"/>
      <style:graphic-properties draw:stroke="none" svg:stroke-width="0.088cm" svg:stroke-color="#666666" draw:fill-color="#666666"/>
      <style:text-properties fo:font-size="6pt" style:font-size-asian="6pt" style:font-size-complex="6pt"/>
    </style:style>
    <style:style style:name="ch14" style:family="chart">
      <style:chart-properties chart:error-category="cell-range"/>
      <style:graphic-properties svg:stroke-color="#666666"/>
    </style:style>
    <style:style style:name="ch15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1.B103:Sheet1.O103" chart:error-lower-range="Sheet1.B103:Sheet1.O103"/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6" style:family="chart">
      <style:chart-properties chart:error-category="cell-range"/>
      <style:graphic-properties svg:stroke-color="#0066c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0.983cm" svg:y="3.821cm" chart:style-name="ch2"/>
        <chart:plot-area chart:style-name="ch3" table:cell-range-address="Sheet1.A94:Sheet1.O98" chart:data-source-has-labels="column" svg:x="0.351cm" svg:y="0.199cm" svg:width="10.357cm" svg:height="9.391cm">
          <chart:axis chart:dimension="x" chart:name="primary-x" chart:style-name="ch4">
            <chart:title svg:x="4.984cm" svg:y="9.019cm" chart:style-name="ch5">
              <text:p>time (hour)</text:p>
            </chart:title>
          </chart:axis>
          <chart:axis chart:dimension="y" chart:name="primary-y" chart:style-name="ch6">
            <chart:title svg:x="0.277cm" svg:y="4.903cm" chart:style-name="ch7">
              <text:p>λτ/ρ</text:p>
            </chart:title>
            <chart:grid chart:style-name="ch8" chart:class="major"/>
          </chart:axis>
          <chart:series chart:style-name="ch9" chart:values-cell-range-address="Sheet1.B95:Sheet1.O95" chart:label-cell-address="Sheet1.A95:Sheet1.A95" chart:class="chart:scatter">
            <chart:domain table:cell-range-address="Sheet1.B94:Sheet1.O94"/>
            <chart:error-indicator chart:style-name="ch10"/>
            <chart:data-point chart:repeated="14"/>
          </chart:series>
          <chart:series chart:style-name="ch11" chart:values-cell-range-address="Sheet1.B96:Sheet1.O96" chart:label-cell-address="Sheet1.A96:Sheet1.A96" chart:class="chart:scatter">
            <chart:error-indicator chart:style-name="ch12"/>
            <chart:data-point chart:repeated="14"/>
          </chart:series>
          <chart:series chart:style-name="ch13" chart:values-cell-range-address="Sheet1.B97:Sheet1.O97" chart:label-cell-address="Sheet1.A97:Sheet1.A97" chart:class="chart:scatter">
            <chart:error-indicator chart:style-name="ch14"/>
            <chart:data-point chart:repeated="14"/>
          </chart:series>
          <chart:series chart:style-name="ch15" chart:values-cell-range-address="Sheet1.B98:Sheet1.O98" chart:label-cell-address="Sheet1.A98:Sheet1.A98" chart:class="chart:scatter">
            <chart:error-indicator chart:style-name="ch16"/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94</text:p>
              </table:table-cell>
              <table:table-cell office:value-type="float" office:value="57.5">
                <text:p text:id="Sheet1.B94:Sheet1.O94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95:Sheet1.A95">Nkx2.2</text:p>
              </table:table-cell>
              <table:table-cell office:value-type="float" office:value="0.010678184699291">
                <text:p text:id="Sheet1.B95:Sheet1.O95">0.010678184699291</text:p>
              </table:table-cell>
              <table:table-cell office:value-type="float" office:value="0.0110233790435948">
                <text:p>0.0110233790435948</text:p>
              </table:table-cell>
              <table:table-cell office:value-type="float" office:value="0.0104058009402519">
                <text:p>0.0104058009402519</text:p>
              </table:table-cell>
              <table:table-cell office:value-type="float" office:value="0.00721834236338326">
                <text:p>0.00721834236338326</text:p>
              </table:table-cell>
              <table:table-cell office:value-type="float" office:value="0.00809219818609494">
                <text:p>0.00809219818609494</text:p>
              </table:table-cell>
              <table:table-cell office:value-type="float" office:value="0.00701028451562869">
                <text:p>0.00701028451562869</text:p>
              </table:table-cell>
              <table:table-cell office:value-type="float" office:value="0.0110150998847845">
                <text:p>0.0110150998847845</text:p>
              </table:table-cell>
              <table:table-cell office:value-type="float" office:value="0.012207316553219">
                <text:p>0.012207316553219</text:p>
              </table:table-cell>
              <table:table-cell office:value-type="float" office:value="0.0145293022970124">
                <text:p>0.0145293022970124</text:p>
              </table:table-cell>
              <table:table-cell office:value-type="float" office:value="0.0115056605167864">
                <text:p>0.0115056605167864</text:p>
              </table:table-cell>
              <table:table-cell office:value-type="float" office:value="0.00779048640973839">
                <text:p>0.00779048640973839</text:p>
              </table:table-cell>
              <table:table-cell office:value-type="float" office:value="0.00348184416784995">
                <text:p>0.00348184416784995</text:p>
              </table:table-cell>
              <table:table-cell office:value-type="float" office:value="0.00708017218357025">
                <text:p>0.00708017218357025</text:p>
              </table:table-cell>
              <table:table-cell office:value-type="float" office:value="0.00376492614563962">
                <text:p>0.00376492614563962</text:p>
              </table:table-cell>
            </table:table-row>
            <table:table-row>
              <table:table-cell office:value-type="string">
                <text:p text:id="">Row 100</text:p>
              </table:table-cell>
              <table:table-cell office:value-type="float" office:value="0.00539158555180309">
                <text:p text:id="Sheet1.B100:Sheet1.O100">0.00539158555180309</text:p>
              </table:table-cell>
              <table:table-cell office:value-type="float" office:value="0.00521218110754068">
                <text:p>0.00521218110754068</text:p>
              </table:table-cell>
              <table:table-cell office:value-type="float" office:value="0.00616831189679092">
                <text:p>0.00616831189679092</text:p>
              </table:table-cell>
              <table:table-cell office:value-type="float" office:value="0.00442443648357224">
                <text:p>0.00442443648357224</text:p>
              </table:table-cell>
              <table:table-cell office:value-type="float" office:value="0.00469219218721346">
                <text:p>0.00469219218721346</text:p>
              </table:table-cell>
              <table:table-cell office:value-type="float" office:value="0.00367378136523376">
                <text:p>0.00367378136523376</text:p>
              </table:table-cell>
              <table:table-cell office:value-type="float" office:value="0.00693956301890513">
                <text:p>0.00693956301890513</text:p>
              </table:table-cell>
              <table:table-cell office:value-type="float" office:value="0.00821162653145705">
                <text:p>0.00821162653145705</text:p>
              </table:table-cell>
              <table:table-cell office:value-type="float" office:value="0.0101079608238174">
                <text:p>0.0101079608238174</text:p>
              </table:table-cell>
              <table:table-cell office:value-type="float" office:value="0.00695104955131984">
                <text:p>0.00695104955131984</text:p>
              </table:table-cell>
              <table:table-cell office:value-type="float" office:value="0.00368529489885711">
                <text:p>0.00368529489885711</text:p>
              </table:table-cell>
              <table:table-cell office:value-type="float" office:value="0.00204868964056647">
                <text:p>0.00204868964056647</text:p>
              </table:table-cell>
              <table:table-cell office:value-type="float" office:value="0.00463803900226084">
                <text:p>0.00463803900226084</text:p>
              </table:table-cell>
              <table:table-cell office:value-type="float" office:value="0.00145994310793736">
                <text:p>0.00145994310793736</text:p>
              </table:table-cell>
            </table:table-row>
            <table:table-row>
              <table:table-cell office:value-type="string">
                <text:p text:id="">Row 100</text:p>
              </table:table-cell>
              <table:table-cell office:value-type="float" office:value="0.00539158555180309">
                <text:p text:id="Sheet1.B100:Sheet1.O100">0.00539158555180309</text:p>
              </table:table-cell>
              <table:table-cell office:value-type="float" office:value="0.00521218110754068">
                <text:p>0.00521218110754068</text:p>
              </table:table-cell>
              <table:table-cell office:value-type="float" office:value="0.00616831189679092">
                <text:p>0.00616831189679092</text:p>
              </table:table-cell>
              <table:table-cell office:value-type="float" office:value="0.00442443648357224">
                <text:p>0.00442443648357224</text:p>
              </table:table-cell>
              <table:table-cell office:value-type="float" office:value="0.00469219218721346">
                <text:p>0.00469219218721346</text:p>
              </table:table-cell>
              <table:table-cell office:value-type="float" office:value="0.00367378136523376">
                <text:p>0.00367378136523376</text:p>
              </table:table-cell>
              <table:table-cell office:value-type="float" office:value="0.00693956301890513">
                <text:p>0.00693956301890513</text:p>
              </table:table-cell>
              <table:table-cell office:value-type="float" office:value="0.00821162653145705">
                <text:p>0.00821162653145705</text:p>
              </table:table-cell>
              <table:table-cell office:value-type="float" office:value="0.0101079608238174">
                <text:p>0.0101079608238174</text:p>
              </table:table-cell>
              <table:table-cell office:value-type="float" office:value="0.00695104955131984">
                <text:p>0.00695104955131984</text:p>
              </table:table-cell>
              <table:table-cell office:value-type="float" office:value="0.00368529489885711">
                <text:p>0.00368529489885711</text:p>
              </table:table-cell>
              <table:table-cell office:value-type="float" office:value="0.00204868964056647">
                <text:p>0.00204868964056647</text:p>
              </table:table-cell>
              <table:table-cell office:value-type="float" office:value="0.00463803900226084">
                <text:p>0.00463803900226084</text:p>
              </table:table-cell>
              <table:table-cell office:value-type="float" office:value="0.00145994310793736">
                <text:p>0.00145994310793736</text:p>
              </table:table-cell>
            </table:table-row>
            <table:table-row>
              <table:table-cell office:value-type="string">
                <text:p text:id="Sheet1.A96:Sheet1.A96">Olig2</text:p>
              </table:table-cell>
              <table:table-cell office:value-type="float" office:value="0.0205359502227811">
                <text:p text:id="Sheet1.B96:Sheet1.O96">0.0205359502227811</text:p>
              </table:table-cell>
              <table:table-cell office:value-type="float" office:value="0.01322023461217">
                <text:p>0.01322023461217</text:p>
              </table:table-cell>
              <table:table-cell office:value-type="float" office:value="0.0097202343490124">
                <text:p>0.0097202343490124</text:p>
              </table:table-cell>
              <table:table-cell office:value-type="float" office:value="0.0104103883677725">
                <text:p>0.0104103883677725</text:p>
              </table:table-cell>
              <table:table-cell office:value-type="float" office:value="0.00943670140371822">
                <text:p>0.00943670140371822</text:p>
              </table:table-cell>
              <table:table-cell office:value-type="float" office:value="0.014650328680245">
                <text:p>0.014650328680245</text:p>
              </table:table-cell>
              <table:table-cell office:value-type="float" office:value="0.0162288229057278">
                <text:p>0.0162288229057278</text:p>
              </table:table-cell>
              <table:table-cell office:value-type="float" office:value="0.0139846883532915">
                <text:p>0.0139846883532915</text:p>
              </table:table-cell>
              <table:table-cell office:value-type="float" office:value="0.0119460375807685">
                <text:p>0.0119460375807685</text:p>
              </table:table-cell>
              <table:table-cell office:value-type="float" office:value="0.0146019037340853">
                <text:p>0.0146019037340853</text:p>
              </table:table-cell>
              <table:table-cell office:value-type="float" office:value="0.0129307287809237">
                <text:p>0.0129307287809237</text:p>
              </table:table-cell>
              <table:table-cell office:value-type="float" office:value="0.00675614120479722">
                <text:p>0.00675614120479722</text:p>
              </table:table-cell>
              <table:table-cell office:value-type="float" office:value="0.00365375273348873">
                <text:p>0.00365375273348873</text:p>
              </table:table-cell>
              <table:table-cell office:value-type="float" office:value="0.00529617491661535">
                <text:p>0.00529617491661535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0.00890149808692103">
                <text:p text:id="Sheet1.B101:Sheet1.O101">0.00890149808692103</text:p>
              </table:table-cell>
              <table:table-cell office:value-type="float" office:value="0.00473183870838377">
                <text:p>0.00473183870838377</text:p>
              </table:table-cell>
              <table:table-cell office:value-type="float" office:value="0.00308289161524205">
                <text:p>0.00308289161524205</text:p>
              </table:table-cell>
              <table:table-cell office:value-type="float" office:value="0.00313938487240092">
                <text:p>0.00313938487240092</text:p>
              </table:table-cell>
              <table:table-cell office:value-type="float" office:value="0.00385311030523883">
                <text:p>0.00385311030523883</text:p>
              </table:table-cell>
              <table:table-cell office:value-type="float" office:value="0.00663316903939817">
                <text:p>0.00663316903939817</text:p>
              </table:table-cell>
              <table:table-cell office:value-type="float" office:value="0.0072587919073333">
                <text:p>0.0072587919073333</text:p>
              </table:table-cell>
              <table:table-cell office:value-type="float" office:value="0.00617878406973173">
                <text:p>0.00617878406973173</text:p>
              </table:table-cell>
              <table:table-cell office:value-type="float" office:value="0.00491403582205508">
                <text:p>0.00491403582205508</text:p>
              </table:table-cell>
              <table:table-cell office:value-type="float" office:value="0.0061926482324148">
                <text:p>0.0061926482324148</text:p>
              </table:table-cell>
              <table:table-cell office:value-type="float" office:value="0.0054996716817994">
                <text:p>0.0054996716817994</text:p>
              </table:table-cell>
              <table:table-cell office:value-type="float" office:value="0.00189092317719692">
                <text:p>0.00189092317719692</text:p>
              </table:table-cell>
              <table:table-cell office:value-type="float" office:value="0.00171550149389267">
                <text:p>0.00171550149389267</text:p>
              </table:table-cell>
              <table:table-cell office:value-type="float" office:value="0.00212487810782188">
                <text:p>0.00212487810782188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0.00890149808692103">
                <text:p text:id="Sheet1.B101:Sheet1.O101">0.00890149808692103</text:p>
              </table:table-cell>
              <table:table-cell office:value-type="float" office:value="0.00473183870838377">
                <text:p>0.00473183870838377</text:p>
              </table:table-cell>
              <table:table-cell office:value-type="float" office:value="0.00308289161524205">
                <text:p>0.00308289161524205</text:p>
              </table:table-cell>
              <table:table-cell office:value-type="float" office:value="0.00313938487240092">
                <text:p>0.00313938487240092</text:p>
              </table:table-cell>
              <table:table-cell office:value-type="float" office:value="0.00385311030523883">
                <text:p>0.00385311030523883</text:p>
              </table:table-cell>
              <table:table-cell office:value-type="float" office:value="0.00663316903939817">
                <text:p>0.00663316903939817</text:p>
              </table:table-cell>
              <table:table-cell office:value-type="float" office:value="0.0072587919073333">
                <text:p>0.0072587919073333</text:p>
              </table:table-cell>
              <table:table-cell office:value-type="float" office:value="0.00617878406973173">
                <text:p>0.00617878406973173</text:p>
              </table:table-cell>
              <table:table-cell office:value-type="float" office:value="0.00491403582205508">
                <text:p>0.00491403582205508</text:p>
              </table:table-cell>
              <table:table-cell office:value-type="float" office:value="0.0061926482324148">
                <text:p>0.0061926482324148</text:p>
              </table:table-cell>
              <table:table-cell office:value-type="float" office:value="0.0054996716817994">
                <text:p>0.0054996716817994</text:p>
              </table:table-cell>
              <table:table-cell office:value-type="float" office:value="0.00189092317719692">
                <text:p>0.00189092317719692</text:p>
              </table:table-cell>
              <table:table-cell office:value-type="float" office:value="0.00171550149389267">
                <text:p>0.00171550149389267</text:p>
              </table:table-cell>
              <table:table-cell office:value-type="float" office:value="0.00212487810782188">
                <text:p>0.00212487810782188</text:p>
              </table:table-cell>
            </table:table-row>
            <table:table-row>
              <table:table-cell office:value-type="string">
                <text:p text:id="Sheet1.A97:Sheet1.A97">Intermediate</text:p>
              </table:table-cell>
              <table:table-cell office:value-type="float" office:value="0.0248724073187209">
                <text:p text:id="Sheet1.B97:Sheet1.O97">0.0248724073187209</text:p>
              </table:table-cell>
              <table:table-cell office:value-type="float" office:value="0.0196955895294446">
                <text:p>0.0196955895294446</text:p>
              </table:table-cell>
              <table:table-cell office:value-type="float" office:value="0.0220592453791327">
                <text:p>0.0220592453791327</text:p>
              </table:table-cell>
              <table:table-cell office:value-type="float" office:value="0.0222328294189025">
                <text:p>0.0222328294189025</text:p>
              </table:table-cell>
              <table:table-cell office:value-type="float" office:value="0.0235521844946749">
                <text:p>0.0235521844946749</text:p>
              </table:table-cell>
              <table:table-cell office:value-type="float" office:value="0.0224404366319286">
                <text:p>0.0224404366319286</text:p>
              </table:table-cell>
              <table:table-cell office:value-type="float" office:value="0.0235786705768607">
                <text:p>0.0235786705768607</text:p>
              </table:table-cell>
              <table:table-cell office:value-type="float" office:value="0.0226480115505266">
                <text:p>0.0226480115505266</text:p>
              </table:table-cell>
              <table:table-cell office:value-type="float" office:value="0.0226648957796567">
                <text:p>0.0226648957796567</text:p>
              </table:table-cell>
              <table:table-cell office:value-type="float" office:value="0.0151610213773942">
                <text:p>0.0151610213773942</text:p>
              </table:table-cell>
              <table:table-cell office:value-type="float" office:value="0.0111407343847476">
                <text:p>0.0111407343847476</text:p>
              </table:table-cell>
              <table:table-cell office:value-type="float" office:value="0.0133275661532562">
                <text:p>0.0133275661532562</text:p>
              </table:table-cell>
              <table:table-cell office:value-type="float" office:value="0.00944757992890031">
                <text:p>0.00944757992890031</text:p>
              </table:table-cell>
              <table:table-cell office:value-type="float" office:value="0.00403221039803208">
                <text:p>0.00403221039803208</text:p>
              </table:table-cell>
            </table:table-row>
            <table:table-row>
              <table:table-cell office:value-type="string">
                <text:p text:id="">Row 102</text:p>
              </table:table-cell>
              <table:table-cell office:value-type="float" office:value="0.0107108482137349">
                <text:p text:id="Sheet1.B102:Sheet1.O102">0.0107108482137349</text:p>
              </table:table-cell>
              <table:table-cell office:value-type="float" office:value="0.00701433905738844">
                <text:p>0.00701433905738844</text:p>
              </table:table-cell>
              <table:table-cell office:value-type="float" office:value="0.00964833459925628">
                <text:p>0.00964833459925628</text:p>
              </table:table-cell>
              <table:table-cell office:value-type="float" office:value="0.00788279897913208">
                <text:p>0.00788279897913208</text:p>
              </table:table-cell>
              <table:table-cell office:value-type="float" office:value="0.0099138222714522">
                <text:p>0.0099138222714522</text:p>
              </table:table-cell>
              <table:table-cell office:value-type="float" office:value="0.00846035105244501">
                <text:p>0.00846035105244501</text:p>
              </table:table-cell>
              <table:table-cell office:value-type="float" office:value="0.00915018084862252">
                <text:p>0.00915018084862252</text:p>
              </table:table-cell>
              <table:table-cell office:value-type="float" office:value="0.00979985034384467">
                <text:p>0.00979985034384467</text:p>
              </table:table-cell>
              <table:table-cell office:value-type="float" office:value="0.0108493818216036">
                <text:p>0.0108493818216036</text:p>
              </table:table-cell>
              <table:table-cell office:value-type="float" office:value="0.00568749578156576">
                <text:p>0.00568749578156576</text:p>
              </table:table-cell>
              <table:table-cell office:value-type="float" office:value="0.00417014380419008">
                <text:p>0.00417014380419008</text:p>
              </table:table-cell>
              <table:table-cell office:value-type="float" office:value="0.00367906554222292">
                <text:p>0.00367906554222292</text:p>
              </table:table-cell>
              <table:table-cell office:value-type="float" office:value="0.00238078498053613">
                <text:p>0.00238078498053613</text:p>
              </table:table-cell>
              <table:table-cell office:value-type="float" office:value="0.00172283783389488">
                <text:p>0.00172283783389488</text:p>
              </table:table-cell>
            </table:table-row>
            <table:table-row>
              <table:table-cell office:value-type="string">
                <text:p text:id="">Row 102</text:p>
              </table:table-cell>
              <table:table-cell office:value-type="float" office:value="0.0107108482137349">
                <text:p text:id="Sheet1.B102:Sheet1.O102">0.0107108482137349</text:p>
              </table:table-cell>
              <table:table-cell office:value-type="float" office:value="0.00701433905738844">
                <text:p>0.00701433905738844</text:p>
              </table:table-cell>
              <table:table-cell office:value-type="float" office:value="0.00964833459925628">
                <text:p>0.00964833459925628</text:p>
              </table:table-cell>
              <table:table-cell office:value-type="float" office:value="0.00788279897913208">
                <text:p>0.00788279897913208</text:p>
              </table:table-cell>
              <table:table-cell office:value-type="float" office:value="0.0099138222714522">
                <text:p>0.0099138222714522</text:p>
              </table:table-cell>
              <table:table-cell office:value-type="float" office:value="0.00846035105244501">
                <text:p>0.00846035105244501</text:p>
              </table:table-cell>
              <table:table-cell office:value-type="float" office:value="0.00915018084862252">
                <text:p>0.00915018084862252</text:p>
              </table:table-cell>
              <table:table-cell office:value-type="float" office:value="0.00979985034384467">
                <text:p>0.00979985034384467</text:p>
              </table:table-cell>
              <table:table-cell office:value-type="float" office:value="0.0108493818216036">
                <text:p>0.0108493818216036</text:p>
              </table:table-cell>
              <table:table-cell office:value-type="float" office:value="0.00568749578156576">
                <text:p>0.00568749578156576</text:p>
              </table:table-cell>
              <table:table-cell office:value-type="float" office:value="0.00417014380419008">
                <text:p>0.00417014380419008</text:p>
              </table:table-cell>
              <table:table-cell office:value-type="float" office:value="0.00367906554222292">
                <text:p>0.00367906554222292</text:p>
              </table:table-cell>
              <table:table-cell office:value-type="float" office:value="0.00238078498053613">
                <text:p>0.00238078498053613</text:p>
              </table:table-cell>
              <table:table-cell office:value-type="float" office:value="0.00172283783389488">
                <text:p>0.00172283783389488</text:p>
              </table:table-cell>
            </table:table-row>
            <table:table-row>
              <table:table-cell office:value-type="string">
                <text:p text:id="Sheet1.A98:Sheet1.A98">Pax7</text:p>
              </table:table-cell>
              <table:table-cell office:value-type="float" office:value="0.0126359248061404">
                <text:p text:id="Sheet1.B98:Sheet1.O98">0.0126359248061404</text:p>
              </table:table-cell>
              <table:table-cell office:value-type="float" office:value="0.0100323043471154">
                <text:p>0.0100323043471154</text:p>
              </table:table-cell>
              <table:table-cell office:value-type="float" office:value="0.00894505695793265">
                <text:p>0.00894505695793265</text:p>
              </table:table-cell>
              <table:table-cell office:value-type="float" office:value="0.00827513580022017">
                <text:p>0.00827513580022017</text:p>
              </table:table-cell>
              <table:table-cell office:value-type="float" office:value="0.0102211730436487">
                <text:p>0.0102211730436487</text:p>
              </table:table-cell>
              <table:table-cell office:value-type="float" office:value="0.00866113139585812">
                <text:p>0.00866113139585812</text:p>
              </table:table-cell>
              <table:table-cell office:value-type="float" office:value="0.0111076979455875">
                <text:p>0.0111076979455875</text:p>
              </table:table-cell>
              <table:table-cell office:value-type="float" office:value="0.0115129230541734">
                <text:p>0.0115129230541734</text:p>
              </table:table-cell>
              <table:table-cell office:value-type="float" office:value="0.00880396249222177">
                <text:p>0.00880396249222177</text:p>
              </table:table-cell>
              <table:table-cell office:value-type="float" office:value="0.00889760287827366">
                <text:p>0.00889760287827366</text:p>
              </table:table-cell>
              <table:table-cell office:value-type="float" office:value="0.00892849821162795">
                <text:p>0.00892849821162795</text:p>
              </table:table-cell>
              <table:table-cell office:value-type="float" office:value="0.00818617866995449">
                <text:p>0.00818617866995449</text:p>
              </table:table-cell>
              <table:table-cell office:value-type="float" office:value="0.00772899685154508">
                <text:p>0.00772899685154508</text:p>
              </table:table-cell>
              <table:table-cell office:value-type="float" office:value="0.0070161149012313">
                <text:p>0.0070161149012313</text:p>
              </table:table-cell>
            </table:table-row>
            <table:table-row>
              <table:table-cell office:value-type="string">
                <text:p text:id="">Row 103</text:p>
              </table:table-cell>
              <table:table-cell office:value-type="float" office:value="0.00358462310095765">
                <text:p text:id="Sheet1.B103:Sheet1.O103">0.00358462310095765</text:p>
              </table:table-cell>
              <table:table-cell office:value-type="float" office:value="0.00301772188652923">
                <text:p>0.00301772188652923</text:p>
              </table:table-cell>
              <table:table-cell office:value-type="float" office:value="0.00310236752732242">
                <text:p>0.00310236752732242</text:p>
              </table:table-cell>
              <table:table-cell office:value-type="float" office:value="0.00283580279530502">
                <text:p>0.00283580279530502</text:p>
              </table:table-cell>
              <table:table-cell office:value-type="float" office:value="0.00358251788715333">
                <text:p>0.00358251788715333</text:p>
              </table:table-cell>
              <table:table-cell office:value-type="float" office:value="0.00330227996837852">
                <text:p>0.00330227996837852</text:p>
              </table:table-cell>
              <table:table-cell office:value-type="float" office:value="0.00434574797975706">
                <text:p>0.00434574797975706</text:p>
              </table:table-cell>
              <table:table-cell office:value-type="float" office:value="0.00472392844471118">
                <text:p>0.00472392844471118</text:p>
              </table:table-cell>
              <table:table-cell office:value-type="float" office:value="0.00397826495792463">
                <text:p>0.00397826495792463</text:p>
              </table:table-cell>
              <table:table-cell office:value-type="float" office:value="0.00342214441939961">
                <text:p>0.00342214441939961</text:p>
              </table:table-cell>
              <table:table-cell office:value-type="float" office:value="0.00309851811520005">
                <text:p>0.00309851811520005</text:p>
              </table:table-cell>
              <table:table-cell office:value-type="float" office:value="0.00220708080306494">
                <text:p>0.00220708080306494</text:p>
              </table:table-cell>
              <table:table-cell office:value-type="float" office:value="0.00216017421969266">
                <text:p>0.00216017421969266</text:p>
              </table:table-cell>
              <table:table-cell office:value-type="float" office:value="0.00118314182915717">
                <text:p>0.00118314182915717</text:p>
              </table:table-cell>
            </table:table-row>
            <table:table-row>
              <table:table-cell office:value-type="string">
                <text:p text:id="">Row 103</text:p>
              </table:table-cell>
              <table:table-cell office:value-type="float" office:value="0.00358462310095765">
                <text:p text:id="Sheet1.B103:Sheet1.O103">0.00358462310095765</text:p>
              </table:table-cell>
              <table:table-cell office:value-type="float" office:value="0.00301772188652923">
                <text:p>0.00301772188652923</text:p>
              </table:table-cell>
              <table:table-cell office:value-type="float" office:value="0.00310236752732242">
                <text:p>0.00310236752732242</text:p>
              </table:table-cell>
              <table:table-cell office:value-type="float" office:value="0.00283580279530502">
                <text:p>0.00283580279530502</text:p>
              </table:table-cell>
              <table:table-cell office:value-type="float" office:value="0.00358251788715333">
                <text:p>0.00358251788715333</text:p>
              </table:table-cell>
              <table:table-cell office:value-type="float" office:value="0.00330227996837852">
                <text:p>0.00330227996837852</text:p>
              </table:table-cell>
              <table:table-cell office:value-type="float" office:value="0.00434574797975706">
                <text:p>0.00434574797975706</text:p>
              </table:table-cell>
              <table:table-cell office:value-type="float" office:value="0.00472392844471118">
                <text:p>0.00472392844471118</text:p>
              </table:table-cell>
              <table:table-cell office:value-type="float" office:value="0.00397826495792463">
                <text:p>0.00397826495792463</text:p>
              </table:table-cell>
              <table:table-cell office:value-type="float" office:value="0.00342214441939961">
                <text:p>0.00342214441939961</text:p>
              </table:table-cell>
              <table:table-cell office:value-type="float" office:value="0.00309851811520005">
                <text:p>0.00309851811520005</text:p>
              </table:table-cell>
              <table:table-cell office:value-type="float" office:value="0.00220708080306494">
                <text:p>0.00220708080306494</text:p>
              </table:table-cell>
              <table:table-cell office:value-type="float" office:value="0.00216017421969266">
                <text:p>0.00216017421969266</text:p>
              </table:table-cell>
              <table:table-cell office:value-type="float" office:value="0.00118314182915717">
                <text:p>0.00118314182915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442cm" svg:y="4.265cm" chart:style-name="ch2"/>
        <chart:plot-area chart:style-name="ch3" table:cell-range-address="Sheet1.C106:Sheet1.O106 Sheet1.B116:Sheet1.O11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6:Sheet1.O116" chart:label-cell-address="Sheet1.B116:Sheet1.B116" chart:class="chart:scatter">
            <chart:domain table:cell-range-address="Sheet1.C106:Sheet1.O106"/>
            <chart:data-point chart:repeated="13"/>
          </chart:series>
          <chart:series chart:style-name="ch7" chart:values-cell-range-address="Sheet1.C117:Sheet1.O117" chart:label-cell-address="Sheet1.B117:Sheet1.B117" chart:class="chart:scatter">
            <chart:data-point chart:repeated="13"/>
          </chart:series>
          <chart:series chart:style-name="ch8" chart:values-cell-range-address="Sheet1.C118:Sheet1.O118" chart:label-cell-address="Sheet1.B118:Sheet1.B118" chart:class="chart:scatter">
            <chart:data-point chart:repeated="13"/>
          </chart:series>
          <chart:series chart:style-name="ch9" chart:values-cell-range-address="Sheet1.C119:Sheet1.O119" chart:label-cell-address="Sheet1.B119:Sheet1.B11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106</text:p>
              </table:table-cell>
              <table:table-cell office:value-type="float" office:value="58.25">
                <text:p text:id="Sheet1.C106:Sheet1.O10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116:Sheet1.B116">Nkx2.2</text:p>
              </table:table-cell>
              <table:table-cell office:value-type="float" office:value="0.1913006497342">
                <text:p text:id="Sheet1.C116:Sheet1.O116">0.1913006497342</text:p>
              </table:table-cell>
              <table:table-cell office:value-type="float" office:value="0.158173440616189">
                <text:p>0.158173440616189</text:p>
              </table:table-cell>
              <table:table-cell office:value-type="float" office:value="0.0609647009721688">
                <text:p>0.0609647009721688</text:p>
              </table:table-cell>
              <table:table-cell office:value-type="float" office:value="-0.0233252089929617">
                <text:p>-0.0233252089929617</text:p>
              </table:table-cell>
              <table:table-cell office:value-type="float" office:value="-0.0294269488900365">
                <text:p>-0.0294269488900365</text:p>
              </table:table-cell>
              <table:table-cell office:value-type="float" office:value="0.0195531517609941">
                <text:p>0.0195531517609941</text:p>
              </table:table-cell>
              <table:table-cell office:value-type="float" office:value="0.0184503419286028">
                <text:p>0.0184503419286028</text:p>
              </table:table-cell>
              <table:table-cell office:value-type="float" office:value="0.0169256838537884">
                <text:p>0.0169256838537884</text:p>
              </table:table-cell>
              <table:table-cell office:value-type="float" office:value="0.0454564666103128">
                <text:p>0.0454564666103128</text:p>
              </table:table-cell>
              <table:table-cell office:value-type="float" office:value="0.042139175257732">
                <text:p>0.042139175257732</text:p>
              </table:table-cell>
              <table:table-cell office:value-type="float" office:value="-0.00111288219098687">
                <text:p>-0.00111288219098687</text:p>
              </table:table-cell>
              <table:table-cell office:value-type="float" office:value="0.0418072844094635">
                <text:p>0.0418072844094635</text:p>
              </table:table-cell>
              <table:table-cell office:value-type="float" office:value="0.0661744559616901">
                <text:p>0.0661744559616901</text:p>
              </table:table-cell>
            </table:table-row>
            <table:table-row>
              <table:table-cell office:value-type="string">
                <text:p text:id="Sheet1.B117:Sheet1.B117">Olig2</text:p>
              </table:table-cell>
              <table:table-cell office:value-type="float" office:value="0.340801176038221">
                <text:p text:id="Sheet1.C117:Sheet1.O117">0.340801176038221</text:p>
              </table:table-cell>
              <table:table-cell office:value-type="float" office:value="0.25299575107831">
                <text:p>0.25299575107831</text:p>
              </table:table-cell>
              <table:table-cell office:value-type="float" office:value="0.126140939703563">
                <text:p>0.126140939703563</text:p>
              </table:table-cell>
              <table:table-cell office:value-type="float" office:value="0.0358463948207536">
                <text:p>0.0358463948207536</text:p>
              </table:table-cell>
              <table:table-cell office:value-type="float" office:value="0.0367145611094029">
                <text:p>0.0367145611094029</text:p>
              </table:table-cell>
              <table:table-cell office:value-type="float" office:value="0.0656766793460849">
                <text:p>0.0656766793460849</text:p>
              </table:table-cell>
              <table:table-cell office:value-type="float" office:value="0.0660214743126775">
                <text:p>0.0660214743126775</text:p>
              </table:table-cell>
              <table:table-cell office:value-type="float" office:value="0.0665693822439155">
                <text:p>0.0665693822439155</text:p>
              </table:table-cell>
              <table:table-cell office:value-type="float" office:value="0.0356294631630629">
                <text:p>0.0356294631630629</text:p>
              </table:table-cell>
              <table:table-cell office:value-type="float" office:value="0.037371658079095">
                <text:p>0.037371658079095</text:p>
              </table:table-cell>
              <table:table-cell office:value-type="float" office:value="0.203134308894861">
                <text:p>0.203134308894861</text:p>
              </table:table-cell>
              <table:table-cell office:value-type="float" office:value="0.158892771895257">
                <text:p>0.158892771895257</text:p>
              </table:table-cell>
              <table:table-cell office:value-type="float" office:value="0.112231814787155">
                <text:p>0.112231814787155</text:p>
              </table:table-cell>
            </table:table-row>
            <table:table-row>
              <table:table-cell office:value-type="string">
                <text:p text:id="Sheet1.B118:Sheet1.B118">Intermediate</text:p>
              </table:table-cell>
              <table:table-cell office:value-type="float" office:value="0.0717715598419249">
                <text:p text:id="Sheet1.C118:Sheet1.O118">0.0717715598419249</text:p>
              </table:table-cell>
              <table:table-cell office:value-type="float" office:value="0.0688050605597804">
                <text:p>0.0688050605597804</text:p>
              </table:table-cell>
              <table:table-cell office:value-type="float" office:value="0.0477896738956642">
                <text:p>0.0477896738956642</text:p>
              </table:table-cell>
              <table:table-cell office:value-type="float" office:value="0.0280540333310779">
                <text:p>0.0280540333310779</text:p>
              </table:table-cell>
              <table:table-cell office:value-type="float" office:value="0.027383835584527">
                <text:p>0.027383835584527</text:p>
              </table:table-cell>
              <table:table-cell office:value-type="float" office:value="0.0335447266071837">
                <text:p>0.0335447266071837</text:p>
              </table:table-cell>
              <table:table-cell office:value-type="float" office:value="0.0327732857478215">
                <text:p>0.0327732857478215</text:p>
              </table:table-cell>
              <table:table-cell office:value-type="float" office:value="0.0317211328976035">
                <text:p>0.0317211328976035</text:p>
              </table:table-cell>
              <table:table-cell office:value-type="float" office:value="0.0788672147793525">
                <text:p>0.0788672147793525</text:p>
              </table:table-cell>
              <table:table-cell office:value-type="float" office:value="0.0698064918978083">
                <text:p>0.0698064918978083</text:p>
              </table:table-cell>
              <table:table-cell office:value-type="float" office:value="0.0631058524330572">
                <text:p>0.0631058524330572</text:p>
              </table:table-cell>
              <table:table-cell office:value-type="float" office:value="0.084673488375185">
                <text:p>0.084673488375185</text:p>
              </table:table-cell>
              <table:table-cell office:value-type="float" office:value="0.0975858244486881">
                <text:p>0.0975858244486881</text:p>
              </table:table-cell>
            </table:table-row>
            <table:table-row>
              <table:table-cell office:value-type="string">
                <text:p text:id="Sheet1.B119:Sheet1.B119">Pax7</text:p>
              </table:table-cell>
              <table:table-cell office:value-type="float" office:value="0.141565169477041">
                <text:p text:id="Sheet1.C119:Sheet1.O119">0.141565169477041</text:p>
              </table:table-cell>
              <table:table-cell office:value-type="float" office:value="0.125002244604268">
                <text:p>0.125002244604268</text:p>
              </table:table-cell>
              <table:table-cell office:value-type="float" office:value="0.0572086444536044">
                <text:p>0.0572086444536044</text:p>
              </table:table-cell>
              <table:table-cell office:value-type="float" office:value="-0.0028070680693113">
                <text:p>-0.0028070680693113</text:p>
              </table:table-cell>
              <table:table-cell office:value-type="float" office:value="-0.0054687802656718">
                <text:p>-0.0054687802656718</text:p>
              </table:table-cell>
              <table:table-cell office:value-type="float" office:value="0.0764723667922293">
                <text:p>0.0764723667922293</text:p>
              </table:table-cell>
              <table:table-cell office:value-type="float" office:value="0.0722109405748342">
                <text:p>0.0722109405748342</text:p>
              </table:table-cell>
              <table:table-cell office:value-type="float" office:value="0.0666864222808557">
                <text:p>0.0666864222808557</text:p>
              </table:table-cell>
              <table:table-cell office:value-type="float" office:value="0.0262292422769958">
                <text:p>0.0262292422769958</text:p>
              </table:table-cell>
              <table:table-cell office:value-type="float" office:value="0.0251377662305665">
                <text:p>0.0251377662305665</text:p>
              </table:table-cell>
              <table:table-cell office:value-type="float" office:value="0.0544558260351656">
                <text:p>0.0544558260351656</text:p>
              </table:table-cell>
              <table:table-cell office:value-type="float" office:value="0.057021484918804">
                <text:p>0.057021484918804</text:p>
              </table:table-cell>
              <table:table-cell office:value-type="float" office:value="0.0323520727509778">
                <text:p>0.0323520727509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